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8" table:style-name="ta1">
        <table:shapes>
          <draw:frame draw:z-index="0" draw:style-name="gr1" draw:text-style-name="P1" svg:width="159.99mm" svg:height="89.99mm" svg:x="123.01mm" svg:y="91.32mm">
            <loext:p draw:notify-on-update-of-ranges="test268.F1:test268.F1 test268.F2:test268.F10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02.86mm" svg:y="0.01mm">
            <loext:p draw:notify-on-update-of-ranges="test268.C1:test268.C1 test268.C2:test268.C102 test268.D1:test268.D1 test268.D2:test268.D10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02.86mm" svg:y="94.84mm">
            <loext:p draw:notify-on-update-of-ranges="test268.G1:test268.G1 test268.G2:test268.G10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122.58mm" svg:y="0.01mm">
            <loext:p draw:notify-on-update-of-ranges="test268.G1:test268.G1 test268.G2:test268.G102 test268.C1:test268.C1 test268.C2:test268.C102 test268.G1:test268.G1 test268.G2:test268.G102 test268.D1:test268.D1 test268.D2:test268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6</text:p>
          </table:table-cell>
          <table:table-cell office:value-type="float" office:value="0.035735" calcext:value-type="float">
            <text:p>0.03573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7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8</text:p>
          </table:table-cell>
          <table:table-cell office:value-type="float" office:value="0.009779" calcext:value-type="float">
            <text:p>0.00977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78" calcext:value-type="float">
            <text:p>287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9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0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1</text:p>
          </table:table-cell>
          <table:table-cell office:value-type="float" office:value="0.017622" calcext:value-type="float">
            <text:p>0.01762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2</text:p>
          </table:table-cell>
          <table:table-cell office:value-type="float" office:value="0.019785" calcext:value-type="float">
            <text:p>0.01978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3</text:p>
          </table:table-cell>
          <table:table-cell office:value-type="float" office:value="0.035882" calcext:value-type="float">
            <text:p>0.03588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316" calcext:value-type="float">
            <text:p>331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4</text:p>
          </table:table-cell>
          <table:table-cell office:value-type="float" office:value="0.011053" calcext:value-type="float">
            <text:p>0.01105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5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6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58" calcext:value-type="float">
            <text:p>305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7</text:p>
          </table:table-cell>
          <table:table-cell office:value-type="float" office:value="0.014403" calcext:value-type="float">
            <text:p>0.01440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8</text:p>
          </table:table-cell>
          <table:table-cell office:value-type="float" office:value="0.019036" calcext:value-type="float">
            <text:p>0.01903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9</text:p>
          </table:table-cell>
          <table:table-cell office:value-type="float" office:value="0.011769" calcext:value-type="float">
            <text:p>0.01176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0</text:p>
          </table:table-cell>
          <table:table-cell office:value-type="float" office:value="0.017012" calcext:value-type="float">
            <text:p>0.01701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1</text:p>
          </table:table-cell>
          <table:table-cell office:value-type="float" office:value="0.012497" calcext:value-type="float">
            <text:p>0.01249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2</text:p>
          </table:table-cell>
          <table:table-cell office:value-type="float" office:value="0.010289" calcext:value-type="float">
            <text:p>0.01028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3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4</text:p>
          </table:table-cell>
          <table:table-cell office:value-type="float" office:value="0.013989" calcext:value-type="float">
            <text:p>0.01398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5</text:p>
          </table:table-cell>
          <table:table-cell office:value-type="float" office:value="0.012316" calcext:value-type="float">
            <text:p>0.01231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6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7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8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9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0</text:p>
          </table:table-cell>
          <table:table-cell office:value-type="float" office:value="0.017984" calcext:value-type="float">
            <text:p>0.01798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1</text:p>
          </table:table-cell>
          <table:table-cell office:value-type="float" office:value="0.036592" calcext:value-type="float">
            <text:p>0.03659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2</text:p>
          </table:table-cell>
          <table:table-cell office:value-type="float" office:value="0.059436" calcext:value-type="float">
            <text:p>0.05943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3</text:p>
          </table:table-cell>
          <table:table-cell office:value-type="float" office:value="0.039031" calcext:value-type="float">
            <text:p>0.03903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4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5</text:p>
          </table:table-cell>
          <table:table-cell office:value-type="float" office:value="0.017921" calcext:value-type="float">
            <text:p>0.01792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6</text:p>
          </table:table-cell>
          <table:table-cell office:value-type="float" office:value="0.023202" calcext:value-type="float">
            <text:p>0.02320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7</text:p>
          </table:table-cell>
          <table:table-cell office:value-type="float" office:value="0.011712" calcext:value-type="float">
            <text:p>0.01171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8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647" calcext:value-type="float">
            <text:p>364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9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0</text:p>
          </table:table-cell>
          <table:table-cell office:value-type="float" office:value="0.025151" calcext:value-type="float">
            <text:p>0.02515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1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2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54" calcext:value-type="float">
            <text:p>325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3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4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5</text:p>
          </table:table-cell>
          <table:table-cell office:value-type="float" office:value="0.074634" calcext:value-type="float">
            <text:p>0.07463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6</text:p>
          </table:table-cell>
          <table:table-cell office:value-type="float" office:value="0.015329" calcext:value-type="float">
            <text:p>0.01532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7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8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053" calcext:value-type="float">
            <text:p>305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9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0</text:p>
          </table:table-cell>
          <table:table-cell office:value-type="float" office:value="0.015506" calcext:value-type="float">
            <text:p>0.01550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1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2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3</text:p>
          </table:table-cell>
          <table:table-cell office:value-type="float" office:value="0.016996" calcext:value-type="float">
            <text:p>0.01699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4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5</text:p>
          </table:table-cell>
          <table:table-cell office:value-type="float" office:value="0.010063" calcext:value-type="float">
            <text:p>0.01006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6</text:p>
          </table:table-cell>
          <table:table-cell office:value-type="float" office:value="0.017083" calcext:value-type="float">
            <text:p>0.01708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7</text:p>
          </table:table-cell>
          <table:table-cell office:value-type="float" office:value="0.010096" calcext:value-type="float">
            <text:p>0.01009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8</text:p>
          </table:table-cell>
          <table:table-cell office:value-type="float" office:value="0.011869" calcext:value-type="float">
            <text:p>0.01186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9</text:p>
          </table:table-cell>
          <table:table-cell office:value-type="float" office:value="0.024586" calcext:value-type="float">
            <text:p>0.02458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0</text:p>
          </table:table-cell>
          <table:table-cell office:value-type="float" office:value="0.027454" calcext:value-type="float">
            <text:p>0.02745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1</text:p>
          </table:table-cell>
          <table:table-cell office:value-type="float" office:value="0.023145" calcext:value-type="float">
            <text:p>0.02314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2</text:p>
          </table:table-cell>
          <table:table-cell office:value-type="float" office:value="0.012197" calcext:value-type="float">
            <text:p>0.01219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3</text:p>
          </table:table-cell>
          <table:table-cell office:value-type="float" office:value="0.012148" calcext:value-type="float">
            <text:p>0.01214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4</text:p>
          </table:table-cell>
          <table:table-cell office:value-type="float" office:value="0.020407" calcext:value-type="float">
            <text:p>0.0204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5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6</text:p>
          </table:table-cell>
          <table:table-cell office:value-type="float" office:value="0.012827" calcext:value-type="float">
            <text:p>0.01282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7</text:p>
          </table:table-cell>
          <table:table-cell office:value-type="float" office:value="0.012452" calcext:value-type="float">
            <text:p>0.01245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8</text:p>
          </table:table-cell>
          <table:table-cell office:value-type="float" office:value="0.027971" calcext:value-type="float">
            <text:p>0.02797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9</text:p>
          </table:table-cell>
          <table:table-cell office:value-type="float" office:value="0.011806" calcext:value-type="float">
            <text:p>0.01180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0</text:p>
          </table:table-cell>
          <table:table-cell office:value-type="float" office:value="0.014305" calcext:value-type="float">
            <text:p>0.0143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2</text:p>
          </table:table-cell>
          <table:table-cell office:value-type="float" office:value="0.020894" calcext:value-type="float">
            <text:p>0.02089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54" calcext:value-type="float">
            <text:p>2954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3</text:p>
          </table:table-cell>
          <table:table-cell office:value-type="float" office:value="0.019573" calcext:value-type="float">
            <text:p>0.01957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4</text:p>
          </table:table-cell>
          <table:table-cell office:value-type="float" office:value="0.051706" calcext:value-type="float">
            <text:p>0.05170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5</text:p>
          </table:table-cell>
          <table:table-cell office:value-type="float" office:value="0.045705" calcext:value-type="float">
            <text:p>0.0457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169" calcext:value-type="float">
            <text:p>3169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6</text:p>
          </table:table-cell>
          <table:table-cell office:value-type="float" office:value="0.025298" calcext:value-type="float">
            <text:p>0.02529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7</text:p>
          </table:table-cell>
          <table:table-cell office:value-type="float" office:value="0.011925" calcext:value-type="float">
            <text:p>0.01192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8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9</text:p>
          </table:table-cell>
          <table:table-cell office:value-type="float" office:value="0.010091" calcext:value-type="float">
            <text:p>0.01009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0</text:p>
          </table:table-cell>
          <table:table-cell office:value-type="float" office:value="0.017879" calcext:value-type="float">
            <text:p>0.01787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1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2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3</text:p>
          </table:table-cell>
          <table:table-cell office:value-type="float" office:value="0.010435" calcext:value-type="float">
            <text:p>0.01043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4</text:p>
          </table:table-cell>
          <table:table-cell office:value-type="float" office:value="0.014283" calcext:value-type="float">
            <text:p>0.01428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5</text:p>
          </table:table-cell>
          <table:table-cell office:value-type="float" office:value="0.016972" calcext:value-type="float">
            <text:p>0.01697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6</text:p>
          </table:table-cell>
          <table:table-cell office:value-type="float" office:value="0.013938" calcext:value-type="float">
            <text:p>0.01393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7</text:p>
          </table:table-cell>
          <table:table-cell office:value-type="float" office:value="0.017893" calcext:value-type="float">
            <text:p>0.01789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8</text:p>
          </table:table-cell>
          <table:table-cell office:value-type="float" office:value="0.017598" calcext:value-type="float">
            <text:p>0.01759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9</text:p>
          </table:table-cell>
          <table:table-cell office:value-type="float" office:value="0.011604" calcext:value-type="float">
            <text:p>0.01160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0</text:p>
          </table:table-cell>
          <table:table-cell office:value-type="float" office:value="0.016472" calcext:value-type="float">
            <text:p>0.01647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1</text:p>
          </table:table-cell>
          <table:table-cell office:value-type="float" office:value="0.047229" calcext:value-type="float">
            <text:p>0.04722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2</text:p>
          </table:table-cell>
          <table:table-cell office:value-type="float" office:value="0.009942" calcext:value-type="float">
            <text:p>0.00994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4</text:p>
          </table:table-cell>
          <table:table-cell office:value-type="float" office:value="0.025643" calcext:value-type="float">
            <text:p>0.02564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5</text:p>
          </table:table-cell>
          <table:table-cell office:value-type="float" office:value="0.024298" calcext:value-type="float">
            <text:p>0.02429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6</text:p>
          </table:table-cell>
          <table:table-cell office:value-type="float" office:value="0.026069" calcext:value-type="float">
            <text:p>0.02606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7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8</text:p>
          </table:table-cell>
          <table:table-cell office:value-type="float" office:value="0.043916" calcext:value-type="float">
            <text:p>0.04391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9</text:p>
          </table:table-cell>
          <table:table-cell office:value-type="float" office:value="0.018891" calcext:value-type="float">
            <text:p>0.01889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0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417" calcext:value-type="float">
            <text:p>341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1</text:p>
          </table:table-cell>
          <table:table-cell office:value-type="float" office:value="0.027489" calcext:value-type="float">
            <text:p>0.02748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2</text:p>
          </table:table-cell>
          <table:table-cell office:value-type="float" office:value="0.013075" calcext:value-type="float">
            <text:p>0.01307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46" calcext:value-type="float">
            <text:p>3246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3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4</text:p>
          </table:table-cell>
          <table:table-cell office:value-type="float" office:value="0.021929" calcext:value-type="float">
            <text:p>0.02192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5</text:p>
          </table:table-cell>
          <table:table-cell office:value-type="float" office:value="0.014005" calcext:value-type="float">
            <text:p>0.0140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</table:table>
      <table:table table:name="test275" table:style-name="ta1">
        <table:shapes>
          <draw:frame draw:z-index="0" draw:style-name="gr1" draw:text-style-name="P1" svg:width="159.99mm" svg:height="89.99mm" svg:x="123.01mm" svg:y="1mm">
            <loext:p draw:notify-on-update-of-ranges="test275.G2:test275.G160 test275.C1:test275.C1 test275.C2:test275.C160 test275.G2:test275.G160 test275.D1:test275.D1 test275.D2:test275.D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22.58mm" svg:y="99.35mm">
            <loext:p draw:notify-on-update-of-ranges="test275.F1:test275.F1 test275.F2:test275.F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2.86mm" svg:y="99.35mm">
            <loext:p draw:notify-on-update-of-ranges="test275.G1:test275.G1 test275.G2:test275.G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302.86mm" svg:y="0.01mm">
            <loext:p draw:notify-on-update-of-ranges="test275.C1:test275.C1 test275.C2:test275.C160 test275.D1:test275.D1 test275.D2:test275.D1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27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28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29</text:p>
          </table:table-cell>
          <table:table-cell office:value-type="float" office:value="0.021289" calcext:value-type="float">
            <text:p>0.02128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0</text:p>
          </table:table-cell>
          <table:table-cell office:value-type="float" office:value="0.035086" calcext:value-type="float">
            <text:p>0.03508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91" calcext:value-type="float">
            <text:p>329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1</text:p>
          </table:table-cell>
          <table:table-cell office:value-type="float" office:value="0.032246" calcext:value-type="float">
            <text:p>0.03224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2</text:p>
          </table:table-cell>
          <table:table-cell office:value-type="float" office:value="0.010184" calcext:value-type="float">
            <text:p>0.01018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3</text:p>
          </table:table-cell>
          <table:table-cell office:value-type="float" office:value="0.020784" calcext:value-type="float">
            <text:p>0.02078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4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5</text:p>
          </table:table-cell>
          <table:table-cell office:value-type="float" office:value="0.012099" calcext:value-type="float">
            <text:p>0.01209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6</text:p>
          </table:table-cell>
          <table:table-cell office:value-type="float" office:value="0.032089" calcext:value-type="float">
            <text:p>0.032089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7</text:p>
          </table:table-cell>
          <table:table-cell office:value-type="float" office:value="0.013586" calcext:value-type="float">
            <text:p>0.01358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8</text:p>
          </table:table-cell>
          <table:table-cell office:value-type="float" office:value="0.019706" calcext:value-type="float">
            <text:p>0.01970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9</text:p>
          </table:table-cell>
          <table:table-cell office:value-type="float" office:value="0.021257" calcext:value-type="float">
            <text:p>0.02125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0</text:p>
          </table:table-cell>
          <table:table-cell office:value-type="float" office:value="0.020547" calcext:value-type="float">
            <text:p>0.02054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1</text:p>
          </table:table-cell>
          <table:table-cell office:value-type="float" office:value="0.017535" calcext:value-type="float">
            <text:p>0.01753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2</text:p>
          </table:table-cell>
          <table:table-cell office:value-type="float" office:value="0.030321" calcext:value-type="float">
            <text:p>0.03032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3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4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5</text:p>
          </table:table-cell>
          <table:table-cell office:value-type="float" office:value="0.021912" calcext:value-type="float">
            <text:p>0.02191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6</text:p>
          </table:table-cell>
          <table:table-cell office:value-type="float" office:value="0.030894" calcext:value-type="float">
            <text:p>0.03089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7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8</text:p>
          </table:table-cell>
          <table:table-cell office:value-type="float" office:value="0.043277" calcext:value-type="float">
            <text:p>0.04327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9</text:p>
          </table:table-cell>
          <table:table-cell office:value-type="float" office:value="0.022592" calcext:value-type="float">
            <text:p>0.02259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0</text:p>
          </table:table-cell>
          <table:table-cell office:value-type="float" office:value="0.04958" calcext:value-type="float">
            <text:p>0.0495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1</text:p>
          </table:table-cell>
          <table:table-cell office:value-type="float" office:value="0.033415" calcext:value-type="float">
            <text:p>0.03341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2</text:p>
          </table:table-cell>
          <table:table-cell office:value-type="float" office:value="0.030265" calcext:value-type="float">
            <text:p>0.03026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3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4</text:p>
          </table:table-cell>
          <table:table-cell office:value-type="float" office:value="0.072862" calcext:value-type="float">
            <text:p>0.07286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5</text:p>
          </table:table-cell>
          <table:table-cell office:value-type="float" office:value="0.039168" calcext:value-type="float">
            <text:p>0.0391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6</text:p>
          </table:table-cell>
          <table:table-cell office:value-type="float" office:value="0.074577" calcext:value-type="float">
            <text:p>0.07457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7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8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9</text:p>
          </table:table-cell>
          <table:table-cell office:value-type="float" office:value="0.035571" calcext:value-type="float">
            <text:p>0.03557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0</text:p>
          </table:table-cell>
          <table:table-cell office:value-type="float" office:value="0.027191" calcext:value-type="float">
            <text:p>0.02719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548" calcext:value-type="float">
            <text:p>35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1</text:p>
          </table:table-cell>
          <table:table-cell office:value-type="float" office:value="0.026127" calcext:value-type="float">
            <text:p>0.02612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2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3</text:p>
          </table:table-cell>
          <table:table-cell office:value-type="float" office:value="0.010833" calcext:value-type="float">
            <text:p>0.01083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302" calcext:value-type="float">
            <text:p>33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4</text:p>
          </table:table-cell>
          <table:table-cell office:value-type="float" office:value="0.024407" calcext:value-type="float">
            <text:p>0.02440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5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6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7</text:p>
          </table:table-cell>
          <table:table-cell office:value-type="float" office:value="0.012662" calcext:value-type="float">
            <text:p>0.01266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8</text:p>
          </table:table-cell>
          <table:table-cell office:value-type="float" office:value="0.014664" calcext:value-type="float">
            <text:p>0.01466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9</text:p>
          </table:table-cell>
          <table:table-cell office:value-type="float" office:value="0.040736" calcext:value-type="float">
            <text:p>0.04073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0</text:p>
          </table:table-cell>
          <table:table-cell office:value-type="float" office:value="0.016718" calcext:value-type="float">
            <text:p>0.01671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1</text:p>
          </table:table-cell>
          <table:table-cell office:value-type="float" office:value="0.015352" calcext:value-type="float">
            <text:p>0.01535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2</text:p>
          </table:table-cell>
          <table:table-cell office:value-type="float" office:value="0.045228" calcext:value-type="float">
            <text:p>0.04522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3</text:p>
          </table:table-cell>
          <table:table-cell office:value-type="float" office:value="0.084033" calcext:value-type="float">
            <text:p>0.08403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4</text:p>
          </table:table-cell>
          <table:table-cell office:value-type="float" office:value="0.051959" calcext:value-type="float">
            <text:p>0.05195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5</text:p>
          </table:table-cell>
          <table:table-cell office:value-type="float" office:value="0.033253" calcext:value-type="float">
            <text:p>0.03325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6</text:p>
          </table:table-cell>
          <table:table-cell office:value-type="float" office:value="0.013649" calcext:value-type="float">
            <text:p>0.0136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7</text:p>
          </table:table-cell>
          <table:table-cell office:value-type="float" office:value="0.021195" calcext:value-type="float">
            <text:p>0.02119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8</text:p>
          </table:table-cell>
          <table:table-cell office:value-type="float" office:value="0.033053" calcext:value-type="float">
            <text:p>0.03305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9</text:p>
          </table:table-cell>
          <table:table-cell office:value-type="float" office:value="0.032873" calcext:value-type="float">
            <text:p>0.03287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0</text:p>
          </table:table-cell>
          <table:table-cell office:value-type="float" office:value="0.019102" calcext:value-type="float">
            <text:p>0.01910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1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2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3</text:p>
          </table:table-cell>
          <table:table-cell office:value-type="float" office:value="0.014405" calcext:value-type="float">
            <text:p>0.0144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4</text:p>
          </table:table-cell>
          <table:table-cell office:value-type="float" office:value="0.017009" calcext:value-type="float">
            <text:p>0.01700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5</text:p>
          </table:table-cell>
          <table:table-cell office:value-type="float" office:value="0.012401" calcext:value-type="float">
            <text:p>0.0124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6</text:p>
          </table:table-cell>
          <table:table-cell office:value-type="float" office:value="0.023816" calcext:value-type="float">
            <text:p>0.02381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7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8</text:p>
          </table:table-cell>
          <table:table-cell office:value-type="float" office:value="0.020246" calcext:value-type="float">
            <text:p>0.02024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9</text:p>
          </table:table-cell>
          <table:table-cell office:value-type="float" office:value="0.027518" calcext:value-type="float">
            <text:p>0.02751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0</text:p>
          </table:table-cell>
          <table:table-cell office:value-type="float" office:value="0.020112" calcext:value-type="float">
            <text:p>0.02011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357" calcext:value-type="float">
            <text:p>33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1</text:p>
          </table:table-cell>
          <table:table-cell office:value-type="float" office:value="0.045687" calcext:value-type="float">
            <text:p>0.04568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46" calcext:value-type="float">
            <text:p>32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2</text:p>
          </table:table-cell>
          <table:table-cell office:value-type="float" office:value="0.032474" calcext:value-type="float">
            <text:p>0.03247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3</text:p>
          </table:table-cell>
          <table:table-cell office:value-type="float" office:value="0.05061" calcext:value-type="float">
            <text:p>0.0506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4</text:p>
          </table:table-cell>
          <table:table-cell office:value-type="float" office:value="0.021092" calcext:value-type="float">
            <text:p>0.02109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977" calcext:value-type="float">
            <text:p>29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5</text:p>
          </table:table-cell>
          <table:table-cell office:value-type="float" office:value="0.014465" calcext:value-type="float">
            <text:p>0.01446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6</text:p>
          </table:table-cell>
          <table:table-cell office:value-type="float" office:value="0.011801" calcext:value-type="float">
            <text:p>0.0118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7</text:p>
          </table:table-cell>
          <table:table-cell office:value-type="float" office:value="0.016735" calcext:value-type="float">
            <text:p>0.01673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8</text:p>
          </table:table-cell>
          <table:table-cell office:value-type="float" office:value="0.030808" calcext:value-type="float">
            <text:p>0.03080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9</text:p>
          </table:table-cell>
          <table:table-cell office:value-type="float" office:value="0.018746" calcext:value-type="float">
            <text:p>0.01874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0</text:p>
          </table:table-cell>
          <table:table-cell office:value-type="float" office:value="0.028271" calcext:value-type="float">
            <text:p>0.02827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1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2</text:p>
          </table:table-cell>
          <table:table-cell office:value-type="float" office:value="0.017104" calcext:value-type="float">
            <text:p>0.017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3</text:p>
          </table:table-cell>
          <table:table-cell office:value-type="float" office:value="0.020356" calcext:value-type="float">
            <text:p>0.02035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4</text:p>
          </table:table-cell>
          <table:table-cell office:value-type="float" office:value="0.013564" calcext:value-type="float">
            <text:p>0.01356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001" calcext:value-type="float">
            <text:p>30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5</text:p>
          </table:table-cell>
          <table:table-cell office:value-type="float" office:value="0.026443" calcext:value-type="float">
            <text:p>0.02644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6</text:p>
          </table:table-cell>
          <table:table-cell office:value-type="float" office:value="0.011462" calcext:value-type="float">
            <text:p>0.0114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7</text:p>
          </table:table-cell>
          <table:table-cell office:value-type="float" office:value="0.032328" calcext:value-type="float">
            <text:p>0.03232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8</text:p>
          </table:table-cell>
          <table:table-cell office:value-type="float" office:value="0.021492" calcext:value-type="float">
            <text:p>0.0214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3125" calcext:value-type="float">
            <text:p>312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9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0</text:p>
          </table:table-cell>
          <table:table-cell office:value-type="float" office:value="0.050939" calcext:value-type="float">
            <text:p>0.05093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1</text:p>
          </table:table-cell>
          <table:table-cell office:value-type="float" office:value="0.039239" calcext:value-type="float">
            <text:p>0.03923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2</text:p>
          </table:table-cell>
          <table:table-cell office:value-type="float" office:value="0.043174" calcext:value-type="float">
            <text:p>0.04317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3</text:p>
          </table:table-cell>
          <table:table-cell office:value-type="float" office:value="0.021541" calcext:value-type="float">
            <text:p>0.02154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4</text:p>
          </table:table-cell>
          <table:table-cell office:value-type="float" office:value="0.018231" calcext:value-type="float">
            <text:p>0.01823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5</text:p>
          </table:table-cell>
          <table:table-cell office:value-type="float" office:value="0.022575" calcext:value-type="float">
            <text:p>0.02257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6</text:p>
          </table:table-cell>
          <table:table-cell office:value-type="float" office:value="0.018161" calcext:value-type="float">
            <text:p>0.01816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7</text:p>
          </table:table-cell>
          <table:table-cell office:value-type="float" office:value="0.035043" calcext:value-type="float">
            <text:p>0.03504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8</text:p>
          </table:table-cell>
          <table:table-cell office:value-type="float" office:value="0.03118" calcext:value-type="float">
            <text:p>0.0311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9</text:p>
          </table:table-cell>
          <table:table-cell office:value-type="float" office:value="0.029349" calcext:value-type="float">
            <text:p>0.02934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0</text:p>
          </table:table-cell>
          <table:table-cell office:value-type="float" office:value="0.014115" calcext:value-type="float">
            <text:p>0.01411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1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2</text:p>
          </table:table-cell>
          <table:table-cell office:value-type="float" office:value="0.042573" calcext:value-type="float">
            <text:p>0.04257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3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4</text:p>
          </table:table-cell>
          <table:table-cell office:value-type="float" office:value="0.015867" calcext:value-type="float">
            <text:p>0.0158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2753" calcext:value-type="float">
            <text:p>27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6</text:p>
          </table:table-cell>
          <table:table-cell office:value-type="float" office:value="0.021511" calcext:value-type="float">
            <text:p>0.02151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7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8</text:p>
          </table:table-cell>
          <table:table-cell office:value-type="float" office:value="0.050623" calcext:value-type="float">
            <text:p>0.05062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9</text:p>
          </table:table-cell>
          <table:table-cell office:value-type="float" office:value="0.024138" calcext:value-type="float">
            <text:p>0.02413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0</text:p>
          </table:table-cell>
          <table:table-cell office:value-type="float" office:value="0.043757" calcext:value-type="float">
            <text:p>0.04375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1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2</text:p>
          </table:table-cell>
          <table:table-cell office:value-type="float" office:value="0.021693" calcext:value-type="float">
            <text:p>0.02169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3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4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5</text:p>
          </table:table-cell>
          <table:table-cell office:value-type="float" office:value="0.026463" calcext:value-type="float">
            <text:p>0.02646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6</text:p>
          </table:table-cell>
          <table:table-cell office:value-type="float" office:value="0.027659" calcext:value-type="float">
            <text:p>0.02765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7</text:p>
          </table:table-cell>
          <table:table-cell office:value-type="float" office:value="0.018877" calcext:value-type="float">
            <text:p>0.01887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8</text:p>
          </table:table-cell>
          <table:table-cell office:value-type="float" office:value="0.034916" calcext:value-type="float">
            <text:p>0.03491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893" calcext:value-type="float">
            <text:p>28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9</text:p>
          </table:table-cell>
          <table:table-cell office:value-type="float" office:value="0.013791" calcext:value-type="float">
            <text:p>0.01379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0</text:p>
          </table:table-cell>
          <table:table-cell office:value-type="float" office:value="0.03503" calcext:value-type="float">
            <text:p>0.0350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1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2</text:p>
          </table:table-cell>
          <table:table-cell office:value-type="float" office:value="0.018603" calcext:value-type="float">
            <text:p>0.01860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3</text:p>
          </table:table-cell>
          <table:table-cell office:value-type="float" office:value="0.023776" calcext:value-type="float">
            <text:p>0.02377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4</text:p>
          </table:table-cell>
          <table:table-cell office:value-type="float" office:value="0.021429" calcext:value-type="float">
            <text:p>0.02142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5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6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7</text:p>
          </table:table-cell>
          <table:table-cell office:value-type="float" office:value="0.053093" calcext:value-type="float">
            <text:p>0.05309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8</text:p>
          </table:table-cell>
          <table:table-cell office:value-type="float" office:value="0.017059" calcext:value-type="float">
            <text:p>0.01705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9</text:p>
          </table:table-cell>
          <table:table-cell office:value-type="float" office:value="0.011981" calcext:value-type="float">
            <text:p>0.01198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0</text:p>
          </table:table-cell>
          <table:table-cell office:value-type="float" office:value="0.030725" calcext:value-type="float">
            <text:p>0.03072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1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2</text:p>
          </table:table-cell>
          <table:table-cell office:value-type="float" office:value="0.018434" calcext:value-type="float">
            <text:p>0.01843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3</text:p>
          </table:table-cell>
          <table:table-cell office:value-type="float" office:value="0.017427" calcext:value-type="float">
            <text:p>0.01742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4</text:p>
          </table:table-cell>
          <table:table-cell office:value-type="float" office:value="0.038265" calcext:value-type="float">
            <text:p>0.03826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2844" calcext:value-type="float">
            <text:p>28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5</text:p>
          </table:table-cell>
          <table:table-cell office:value-type="float" office:value="0.058206" calcext:value-type="float">
            <text:p>0.0582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6</text:p>
          </table:table-cell>
          <table:table-cell office:value-type="float" office:value="0.057049" calcext:value-type="float">
            <text:p>0.05704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7</text:p>
          </table:table-cell>
          <table:table-cell office:value-type="float" office:value="0.036627" calcext:value-type="float">
            <text:p>0.03662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8</text:p>
          </table:table-cell>
          <table:table-cell office:value-type="float" office:value="0.018858" calcext:value-type="float">
            <text:p>0.01885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9</text:p>
          </table:table-cell>
          <table:table-cell office:value-type="float" office:value="0.016252" calcext:value-type="float">
            <text:p>0.01625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0</text:p>
          </table:table-cell>
          <table:table-cell office:value-type="float" office:value="0.034253" calcext:value-type="float">
            <text:p>0.03425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1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2</text:p>
          </table:table-cell>
          <table:table-cell office:value-type="float" office:value="0.021892" calcext:value-type="float">
            <text:p>0.02189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3</text:p>
          </table:table-cell>
          <table:table-cell office:value-type="float" office:value="0.026301" calcext:value-type="float">
            <text:p>0.0263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4</text:p>
          </table:table-cell>
          <table:table-cell office:value-type="float" office:value="0.025319" calcext:value-type="float">
            <text:p>0.02531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5</text:p>
          </table:table-cell>
          <table:table-cell office:value-type="float" office:value="0.011329" calcext:value-type="float">
            <text:p>0.01132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6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49" calcext:value-type="float">
            <text:p>28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7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8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9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0</text:p>
          </table:table-cell>
          <table:table-cell office:value-type="float" office:value="0.037056" calcext:value-type="float">
            <text:p>0.03705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1</text:p>
          </table:table-cell>
          <table:table-cell office:value-type="float" office:value="0.023395" calcext:value-type="float">
            <text:p>0.02339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2</text:p>
          </table:table-cell>
          <table:table-cell office:value-type="float" office:value="0.034021" calcext:value-type="float">
            <text:p>0.03402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3</text:p>
          </table:table-cell>
          <table:table-cell office:value-type="float" office:value="0.018308" calcext:value-type="float">
            <text:p>0.01830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4</text:p>
          </table:table-cell>
          <table:table-cell office:value-type="float" office:value="0.016041" calcext:value-type="float">
            <text:p>0.01604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92" calcext:value-type="float">
            <text:p>31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5</text:p>
          </table:table-cell>
          <table:table-cell office:value-type="float" office:value="0.043923" calcext:value-type="float">
            <text:p>0.04392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6</text:p>
          </table:table-cell>
          <table:table-cell office:value-type="float" office:value="0.058418" calcext:value-type="float">
            <text:p>0.05841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7</text:p>
          </table:table-cell>
          <table:table-cell office:value-type="float" office:value="0.079812" calcext:value-type="float">
            <text:p>0.07981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8</text:p>
          </table:table-cell>
          <table:table-cell office:value-type="float" office:value="0.041738" calcext:value-type="float">
            <text:p>0.04173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9</text:p>
          </table:table-cell>
          <table:table-cell office:value-type="float" office:value="0.040781" calcext:value-type="float">
            <text:p>0.04078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0</text:p>
          </table:table-cell>
          <table:table-cell office:value-type="float" office:value="0.044668" calcext:value-type="float">
            <text:p>0.04466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1</text:p>
          </table:table-cell>
          <table:table-cell office:value-type="float" office:value="0.031613" calcext:value-type="float">
            <text:p>0.03161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29" calcext:value-type="float">
            <text:p>33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2</text:p>
          </table:table-cell>
          <table:table-cell office:value-type="float" office:value="0.024991" calcext:value-type="float">
            <text:p>0.02499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3</text:p>
          </table:table-cell>
          <table:table-cell office:value-type="float" office:value="0.03717" calcext:value-type="float">
            <text:p>0.0371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4</text:p>
          </table:table-cell>
          <table:table-cell office:value-type="float" office:value="0.029205" calcext:value-type="float">
            <text:p>0.0292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comparison" table:style-name="ta1">
        <office:forms form:automatic-focus="false" form:apply-design-mode="false"/>
        <table:shapes>
          <draw:frame draw:z-index="0" draw:style-name="gr1" draw:text-style-name="P1" svg:width="159.99mm" svg:height="89.99mm" svg:x="113.89mm" svg:y="0mm">
            <loext:p draw:notify-on-update-of-ranges="comparison.C1:comparison.C2 comparison.C3:comparison.C261 comparison.A1:comparison.A2 comparison.A3:comparison.A261 comparison.C1:comparison.C2 comparison.C3:comparison.C261 comparison.B1:comparison.B2 comparison.B3:comparison.B261 comparison.C1:comparison.C2 comparison.C3:comparison.C261 comparison.D1:comparison.D2 comparison.D3:comparison.D261 comparison.C1:comparison.C2 comparison.C3:comparison.C261 comparison.E1:comparison.E2 comparison.E3:comparison.E26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12.9mm" svg:y="94.84mm">
            <loext:p draw:notify-on-update-of-ranges="comparison.A1:comparison.A2 comparison.A3:comparison.A261 comparison.B1:comparison.B2 comparison.B3:comparison.B261 comparison.D1:comparison.D2 comparison.D3:comparison.D261 comparison.E1:comparison.E2 comparison.E3:comparison.E26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293.52mm" svg:y="9.04mm">
            <loext:p draw:notify-on-update-of-ranges="comparison.C3:comparison.C261 comparison.A1:comparison.A2 comparison.A3:comparison.A261 comparison.C3:comparison.C261 comparison.B1:comparison.B2 comparison.B3:comparison.B261 comparison.C3:comparison.C261 comparison.D1:comparison.D2 comparison.D3:comparison.D261 comparison.C3:comparison.C261 comparison.E1:comparison.E2 comparison.E3:comparison.E26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9.99mm" svg:height="89.99mm" svg:x="293.52mm" svg:y="99.35mm">
            <loext:p draw:notify-on-update-of-ranges="comparison.C3:comparison.C261 comparison.A1:comparison.A2 comparison.A3:comparison.A261 comparison.C3:comparison.C261 comparison.B1:comparison.B2 comparison.B3:comparison.B261 comparison.C3:comparison.C261 comparison.D1:comparison.D2 comparison.D3:comparison.D261 comparison.C3:comparison.C261 comparison.E1:comparison.E2 comparison.E3:comparison.E26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without cache</text:p>
          </table:table-cell>
          <table:table-cell table:number-columns-repeated="2"/>
          <table:table-cell office:value-type="string" calcext:value-type="string">
            <text:p>with cache</text:p>
          </table:table-cell>
          <table:table-cell/>
        </table:table-row>
        <table:table-row table:style-name="ro1">
          <table:table-cell table:formula="of:=[$test268.C1]" office:value-type="string" office:string-value="latency" calcext:value-type="string">
            <text:p>latency</text:p>
          </table:table-cell>
          <table:table-cell table:formula="of:=[$test268.D1]" office:value-type="string" office:string-value="xfertime" calcext:value-type="string">
            <text:p>xfertime</text:p>
          </table:table-cell>
          <table:table-cell table:formula="of:=[$test268.G1]" office:value-type="string" office:string-value="transactions" calcext:value-type="string">
            <text:p>transactions</text:p>
          </table:table-cell>
          <table:table-cell table:formula="of:=[$test275.C1]" office:value-type="string" office:string-value="latency" calcext:value-type="string">
            <text:p>latency</text:p>
          </table:table-cell>
          <table:table-cell table:formula="of:=[$test275.D1]" office:value-type="string" office:string-value="xfertime" calcext:value-type="string">
            <text:p>xfertime</text:p>
          </table:table-cell>
        </table:table-row>
        <table:table-row table:style-name="ro1">
          <table:table-cell table:formula="of:=[$test268.C2]" office:value-type="float" office:value="0.035735" calcext:value-type="float">
            <text:p>0.035735</text:p>
          </table:table-cell>
          <table:table-cell table:formula="of:=[$test268.D2]" office:value-type="float" office:value="0.000145" calcext:value-type="float">
            <text:p>0.000145</text:p>
          </table:table-cell>
          <table:table-cell table:formula="of:=[$test268.G2]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table:formula="of:=[$test268.C3]" office:value-type="float" office:value="0.00965" calcext:value-type="float">
            <text:p>0.00965</text:p>
          </table:table-cell>
          <table:table-cell table:formula="of:=[$test268.D3]" office:value-type="float" office:value="0.000133" calcext:value-type="float">
            <text:p>0.000133</text:p>
          </table:table-cell>
          <table:table-cell table:formula="of:=[$test268.G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]" office:value-type="float" office:value="0.009779" calcext:value-type="float">
            <text:p>0.009779</text:p>
          </table:table-cell>
          <table:table-cell table:formula="of:=[$test268.D4]" office:value-type="float" office:value="0.000119" calcext:value-type="float">
            <text:p>0.000119</text:p>
          </table:table-cell>
          <table:table-cell table:formula="of:=[$test268.G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]" office:value-type="float" office:value="0.012705" calcext:value-type="float">
            <text:p>0.012705</text:p>
          </table:table-cell>
          <table:table-cell table:formula="of:=[$test268.D5]" office:value-type="float" office:value="0.000123" calcext:value-type="float">
            <text:p>0.000123</text:p>
          </table:table-cell>
          <table:table-cell table:formula="of:=[$test268.G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6]" office:value-type="float" office:value="0.026935" calcext:value-type="float">
            <text:p>0.026935</text:p>
          </table:table-cell>
          <table:table-cell table:formula="of:=[$test268.D6]" office:value-type="float" office:value="0.000129" calcext:value-type="float">
            <text:p>0.000129</text:p>
          </table:table-cell>
          <table:table-cell table:formula="of:=[$test268.G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]" office:value-type="float" office:value="0.017622" calcext:value-type="float">
            <text:p>0.017622</text:p>
          </table:table-cell>
          <table:table-cell table:formula="of:=[$test268.D7]" office:value-type="float" office:value="0.00016" calcext:value-type="float">
            <text:p>0.00016</text:p>
          </table:table-cell>
          <table:table-cell table:formula="of:=[$test268.G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]" office:value-type="float" office:value="0.019785" calcext:value-type="float">
            <text:p>0.019785</text:p>
          </table:table-cell>
          <table:table-cell table:formula="of:=[$test268.D8]" office:value-type="float" office:value="0.000137" calcext:value-type="float">
            <text:p>0.000137</text:p>
          </table:table-cell>
          <table:table-cell table:formula="of:=[$test268.G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]" office:value-type="float" office:value="0.035882" calcext:value-type="float">
            <text:p>0.035882</text:p>
          </table:table-cell>
          <table:table-cell table:formula="of:=[$test268.D9]" office:value-type="float" office:value="0.00014" calcext:value-type="float">
            <text:p>0.00014</text:p>
          </table:table-cell>
          <table:table-cell table:formula="of:=[$test268.G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0]" office:value-type="float" office:value="0.011053" calcext:value-type="float">
            <text:p>0.011053</text:p>
          </table:table-cell>
          <table:table-cell table:formula="of:=[$test268.D10]" office:value-type="float" office:value="0.000138" calcext:value-type="float">
            <text:p>0.000138</text:p>
          </table:table-cell>
          <table:table-cell table:formula="of:=[$test268.G1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1]" office:value-type="float" office:value="0.011184" calcext:value-type="float">
            <text:p>0.011184</text:p>
          </table:table-cell>
          <table:table-cell table:formula="of:=[$test268.D11]" office:value-type="float" office:value="0.000126" calcext:value-type="float">
            <text:p>0.000126</text:p>
          </table:table-cell>
          <table:table-cell table:formula="of:=[$test268.G1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2]" office:value-type="float" office:value="0.010118" calcext:value-type="float">
            <text:p>0.010118</text:p>
          </table:table-cell>
          <table:table-cell table:formula="of:=[$test268.D12]" office:value-type="float" office:value="0.000143" calcext:value-type="float">
            <text:p>0.000143</text:p>
          </table:table-cell>
          <table:table-cell table:formula="of:=[$test268.G1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3]" office:value-type="float" office:value="0.014403" calcext:value-type="float">
            <text:p>0.014403</text:p>
          </table:table-cell>
          <table:table-cell table:formula="of:=[$test268.D13]" office:value-type="float" office:value="0.000134" calcext:value-type="float">
            <text:p>0.000134</text:p>
          </table:table-cell>
          <table:table-cell table:formula="of:=[$test268.G1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4]" office:value-type="float" office:value="0.019036" calcext:value-type="float">
            <text:p>0.019036</text:p>
          </table:table-cell>
          <table:table-cell table:formula="of:=[$test268.D14]" office:value-type="float" office:value="0.000145" calcext:value-type="float">
            <text:p>0.000145</text:p>
          </table:table-cell>
          <table:table-cell table:formula="of:=[$test268.G1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5]" office:value-type="float" office:value="0.011769" calcext:value-type="float">
            <text:p>0.011769</text:p>
          </table:table-cell>
          <table:table-cell table:formula="of:=[$test268.D15]" office:value-type="float" office:value="0.000153" calcext:value-type="float">
            <text:p>0.000153</text:p>
          </table:table-cell>
          <table:table-cell table:formula="of:=[$test268.G1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6]" office:value-type="float" office:value="0.017012" calcext:value-type="float">
            <text:p>0.017012</text:p>
          </table:table-cell>
          <table:table-cell table:formula="of:=[$test268.D16]" office:value-type="float" office:value="0.000143" calcext:value-type="float">
            <text:p>0.000143</text:p>
          </table:table-cell>
          <table:table-cell table:formula="of:=[$test268.G1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7]" office:value-type="float" office:value="0.012497" calcext:value-type="float">
            <text:p>0.012497</text:p>
          </table:table-cell>
          <table:table-cell table:formula="of:=[$test268.D17]" office:value-type="float" office:value="0.000147" calcext:value-type="float">
            <text:p>0.000147</text:p>
          </table:table-cell>
          <table:table-cell table:formula="of:=[$test268.G1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8]" office:value-type="float" office:value="0.010289" calcext:value-type="float">
            <text:p>0.010289</text:p>
          </table:table-cell>
          <table:table-cell table:formula="of:=[$test268.D18]" office:value-type="float" office:value="0.000128" calcext:value-type="float">
            <text:p>0.000128</text:p>
          </table:table-cell>
          <table:table-cell table:formula="of:=[$test268.G1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9]" office:value-type="float" office:value="0.012309" calcext:value-type="float">
            <text:p>0.012309</text:p>
          </table:table-cell>
          <table:table-cell table:formula="of:=[$test268.D19]" office:value-type="float" office:value="0.000137" calcext:value-type="float">
            <text:p>0.000137</text:p>
          </table:table-cell>
          <table:table-cell table:formula="of:=[$test268.G1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0]" office:value-type="float" office:value="0.013989" calcext:value-type="float">
            <text:p>0.013989</text:p>
          </table:table-cell>
          <table:table-cell table:formula="of:=[$test268.D20]" office:value-type="float" office:value="0.000139" calcext:value-type="float">
            <text:p>0.000139</text:p>
          </table:table-cell>
          <table:table-cell table:formula="of:=[$test268.G2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1]" office:value-type="float" office:value="0.012316" calcext:value-type="float">
            <text:p>0.012316</text:p>
          </table:table-cell>
          <table:table-cell table:formula="of:=[$test268.D21]" office:value-type="float" office:value="0.000138" calcext:value-type="float">
            <text:p>0.000138</text:p>
          </table:table-cell>
          <table:table-cell table:formula="of:=[$test268.G2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2]" office:value-type="float" office:value="0.012414" calcext:value-type="float">
            <text:p>0.012414</text:p>
          </table:table-cell>
          <table:table-cell table:formula="of:=[$test268.D22]" office:value-type="float" office:value="0.000146" calcext:value-type="float">
            <text:p>0.000146</text:p>
          </table:table-cell>
          <table:table-cell table:formula="of:=[$test268.G2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3]" office:value-type="float" office:value="0.011237" calcext:value-type="float">
            <text:p>0.011237</text:p>
          </table:table-cell>
          <table:table-cell table:formula="of:=[$test268.D23]" office:value-type="float" office:value="0.000123" calcext:value-type="float">
            <text:p>0.000123</text:p>
          </table:table-cell>
          <table:table-cell table:formula="of:=[$test268.G2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4]" office:value-type="float" office:value="0.01239" calcext:value-type="float">
            <text:p>0.01239</text:p>
          </table:table-cell>
          <table:table-cell table:formula="of:=[$test268.D24]" office:value-type="float" office:value="0.000157" calcext:value-type="float">
            <text:p>0.000157</text:p>
          </table:table-cell>
          <table:table-cell table:formula="of:=[$test268.G2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5]" office:value-type="float" office:value="0.014112" calcext:value-type="float">
            <text:p>0.014112</text:p>
          </table:table-cell>
          <table:table-cell table:formula="of:=[$test268.D25]" office:value-type="float" office:value="0.000117" calcext:value-type="float">
            <text:p>0.000117</text:p>
          </table:table-cell>
          <table:table-cell table:formula="of:=[$test268.G2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6]" office:value-type="float" office:value="0.017984" calcext:value-type="float">
            <text:p>0.017984</text:p>
          </table:table-cell>
          <table:table-cell table:formula="of:=[$test268.D26]" office:value-type="float" office:value="0.000139" calcext:value-type="float">
            <text:p>0.000139</text:p>
          </table:table-cell>
          <table:table-cell table:formula="of:=[$test268.G2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7]" office:value-type="float" office:value="0.036592" calcext:value-type="float">
            <text:p>0.036592</text:p>
          </table:table-cell>
          <table:table-cell table:formula="of:=[$test268.D27]" office:value-type="float" office:value="0.000113" calcext:value-type="float">
            <text:p>0.000113</text:p>
          </table:table-cell>
          <table:table-cell table:formula="of:=[$test268.G2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8]" office:value-type="float" office:value="0.059436" calcext:value-type="float">
            <text:p>0.059436</text:p>
          </table:table-cell>
          <table:table-cell table:formula="of:=[$test268.D28]" office:value-type="float" office:value="0.000136" calcext:value-type="float">
            <text:p>0.000136</text:p>
          </table:table-cell>
          <table:table-cell table:formula="of:=[$test268.G2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29]" office:value-type="float" office:value="0.039031" calcext:value-type="float">
            <text:p>0.039031</text:p>
          </table:table-cell>
          <table:table-cell table:formula="of:=[$test268.D29]" office:value-type="float" office:value="0.000133" calcext:value-type="float">
            <text:p>0.000133</text:p>
          </table:table-cell>
          <table:table-cell table:formula="of:=[$test268.G29]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table:formula="of:=[$test268.C30]" office:value-type="float" office:value="0.02641" calcext:value-type="float">
            <text:p>0.02641</text:p>
          </table:table-cell>
          <table:table-cell table:formula="of:=[$test268.D30]" office:value-type="float" office:value="0.000126" calcext:value-type="float">
            <text:p>0.000126</text:p>
          </table:table-cell>
          <table:table-cell table:formula="of:=[$test268.G3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31]" office:value-type="float" office:value="0.017921" calcext:value-type="float">
            <text:p>0.017921</text:p>
          </table:table-cell>
          <table:table-cell table:formula="of:=[$test268.D31]" office:value-type="float" office:value="0.00017" calcext:value-type="float">
            <text:p>0.00017</text:p>
          </table:table-cell>
          <table:table-cell table:formula="of:=[$test268.G31]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formula="of:=[$test268.C32]" office:value-type="float" office:value="0.023202" calcext:value-type="float">
            <text:p>0.023202</text:p>
          </table:table-cell>
          <table:table-cell table:formula="of:=[$test268.D32]" office:value-type="float" office:value="0.000111" calcext:value-type="float">
            <text:p>0.000111</text:p>
          </table:table-cell>
          <table:table-cell table:formula="of:=[$test268.G3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33]" office:value-type="float" office:value="0.011712" calcext:value-type="float">
            <text:p>0.011712</text:p>
          </table:table-cell>
          <table:table-cell table:formula="of:=[$test268.D33]" office:value-type="float" office:value="0.000157" calcext:value-type="float">
            <text:p>0.000157</text:p>
          </table:table-cell>
          <table:table-cell table:formula="of:=[$test268.G3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34]" office:value-type="float" office:value="0.009874" calcext:value-type="float">
            <text:p>0.009874</text:p>
          </table:table-cell>
          <table:table-cell table:formula="of:=[$test268.D34]" office:value-type="float" office:value="0.000149" calcext:value-type="float">
            <text:p>0.000149</text:p>
          </table:table-cell>
          <table:table-cell table:formula="of:=[$test268.G3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35]" office:value-type="float" office:value="0.014754" calcext:value-type="float">
            <text:p>0.014754</text:p>
          </table:table-cell>
          <table:table-cell table:formula="of:=[$test268.D35]" office:value-type="float" office:value="0.000133" calcext:value-type="float">
            <text:p>0.000133</text:p>
          </table:table-cell>
          <table:table-cell table:formula="of:=[$test268.G3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36]" office:value-type="float" office:value="0.025151" calcext:value-type="float">
            <text:p>0.025151</text:p>
          </table:table-cell>
          <table:table-cell table:formula="of:=[$test268.D36]" office:value-type="float" office:value="0.000138" calcext:value-type="float">
            <text:p>0.000138</text:p>
          </table:table-cell>
          <table:table-cell table:formula="of:=[$test268.G3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37]" office:value-type="float" office:value="0.018015" calcext:value-type="float">
            <text:p>0.018015</text:p>
          </table:table-cell>
          <table:table-cell table:formula="of:=[$test268.D37]" office:value-type="float" office:value="0.000119" calcext:value-type="float">
            <text:p>0.000119</text:p>
          </table:table-cell>
          <table:table-cell table:formula="of:=[$test268.G37]"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$test268.C38]" office:value-type="float" office:value="0.010695" calcext:value-type="float">
            <text:p>0.010695</text:p>
          </table:table-cell>
          <table:table-cell table:formula="of:=[$test268.D38]" office:value-type="float" office:value="0.000121" calcext:value-type="float">
            <text:p>0.000121</text:p>
          </table:table-cell>
          <table:table-cell table:formula="of:=[$test268.G3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39]" office:value-type="float" office:value="0.020626" calcext:value-type="float">
            <text:p>0.020626</text:p>
          </table:table-cell>
          <table:table-cell table:formula="of:=[$test268.D39]" office:value-type="float" office:value="0.000129" calcext:value-type="float">
            <text:p>0.000129</text:p>
          </table:table-cell>
          <table:table-cell table:formula="of:=[$test268.G3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0]" office:value-type="float" office:value="0.01135" calcext:value-type="float">
            <text:p>0.01135</text:p>
          </table:table-cell>
          <table:table-cell table:formula="of:=[$test268.D40]" office:value-type="float" office:value="0.000118" calcext:value-type="float">
            <text:p>0.000118</text:p>
          </table:table-cell>
          <table:table-cell table:formula="of:=[$test268.G4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1]" office:value-type="float" office:value="0.074634" calcext:value-type="float">
            <text:p>0.074634</text:p>
          </table:table-cell>
          <table:table-cell table:formula="of:=[$test268.D41]" office:value-type="float" office:value="0.000107" calcext:value-type="float">
            <text:p>0.000107</text:p>
          </table:table-cell>
          <table:table-cell table:formula="of:=[$test268.G4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2]" office:value-type="float" office:value="0.015329" calcext:value-type="float">
            <text:p>0.015329</text:p>
          </table:table-cell>
          <table:table-cell table:formula="of:=[$test268.D42]" office:value-type="float" office:value="0.000113" calcext:value-type="float">
            <text:p>0.000113</text:p>
          </table:table-cell>
          <table:table-cell table:formula="of:=[$test268.G4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3]" office:value-type="float" office:value="0.01544" calcext:value-type="float">
            <text:p>0.01544</text:p>
          </table:table-cell>
          <table:table-cell table:formula="of:=[$test268.D43]" office:value-type="float" office:value="0.000115" calcext:value-type="float">
            <text:p>0.000115</text:p>
          </table:table-cell>
          <table:table-cell table:formula="of:=[$test268.G4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4]" office:value-type="float" office:value="0.014715" calcext:value-type="float">
            <text:p>0.014715</text:p>
          </table:table-cell>
          <table:table-cell table:formula="of:=[$test268.D44]" office:value-type="float" office:value="0.000159" calcext:value-type="float">
            <text:p>0.000159</text:p>
          </table:table-cell>
          <table:table-cell table:formula="of:=[$test268.G4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5]" office:value-type="float" office:value="0.011168" calcext:value-type="float">
            <text:p>0.011168</text:p>
          </table:table-cell>
          <table:table-cell table:formula="of:=[$test268.D45]" office:value-type="float" office:value="0.000131" calcext:value-type="float">
            <text:p>0.000131</text:p>
          </table:table-cell>
          <table:table-cell table:formula="of:=[$test268.G4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6]" office:value-type="float" office:value="0.015506" calcext:value-type="float">
            <text:p>0.015506</text:p>
          </table:table-cell>
          <table:table-cell table:formula="of:=[$test268.D46]" office:value-type="float" office:value="0.000132" calcext:value-type="float">
            <text:p>0.000132</text:p>
          </table:table-cell>
          <table:table-cell table:formula="of:=[$test268.G4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7]" office:value-type="float" office:value="0.015078" calcext:value-type="float">
            <text:p>0.015078</text:p>
          </table:table-cell>
          <table:table-cell table:formula="of:=[$test268.D47]" office:value-type="float" office:value="0.00012" calcext:value-type="float">
            <text:p>0.00012</text:p>
          </table:table-cell>
          <table:table-cell table:formula="of:=[$test268.G4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8]" office:value-type="float" office:value="0.009933" calcext:value-type="float">
            <text:p>0.009933</text:p>
          </table:table-cell>
          <table:table-cell table:formula="of:=[$test268.D48]" office:value-type="float" office:value="0.000121" calcext:value-type="float">
            <text:p>0.000121</text:p>
          </table:table-cell>
          <table:table-cell table:formula="of:=[$test268.G4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49]" office:value-type="float" office:value="0.016996" calcext:value-type="float">
            <text:p>0.016996</text:p>
          </table:table-cell>
          <table:table-cell table:formula="of:=[$test268.D49]" office:value-type="float" office:value="0.000124" calcext:value-type="float">
            <text:p>0.000124</text:p>
          </table:table-cell>
          <table:table-cell table:formula="of:=[$test268.G4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0]" office:value-type="float" office:value="0.02364" calcext:value-type="float">
            <text:p>0.02364</text:p>
          </table:table-cell>
          <table:table-cell table:formula="of:=[$test268.D50]" office:value-type="float" office:value="0.000127" calcext:value-type="float">
            <text:p>0.000127</text:p>
          </table:table-cell>
          <table:table-cell table:formula="of:=[$test268.G5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1]" office:value-type="float" office:value="0.010063" calcext:value-type="float">
            <text:p>0.010063</text:p>
          </table:table-cell>
          <table:table-cell table:formula="of:=[$test268.D51]" office:value-type="float" office:value="0.000116" calcext:value-type="float">
            <text:p>0.000116</text:p>
          </table:table-cell>
          <table:table-cell table:formula="of:=[$test268.G5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2]" office:value-type="float" office:value="0.017083" calcext:value-type="float">
            <text:p>0.017083</text:p>
          </table:table-cell>
          <table:table-cell table:formula="of:=[$test268.D52]" office:value-type="float" office:value="0.000131" calcext:value-type="float">
            <text:p>0.000131</text:p>
          </table:table-cell>
          <table:table-cell table:formula="of:=[$test268.G5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3]" office:value-type="float" office:value="0.010096" calcext:value-type="float">
            <text:p>0.010096</text:p>
          </table:table-cell>
          <table:table-cell table:formula="of:=[$test268.D53]" office:value-type="float" office:value="0.000119" calcext:value-type="float">
            <text:p>0.000119</text:p>
          </table:table-cell>
          <table:table-cell table:formula="of:=[$test268.G5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4]" office:value-type="float" office:value="0.011869" calcext:value-type="float">
            <text:p>0.011869</text:p>
          </table:table-cell>
          <table:table-cell table:formula="of:=[$test268.D54]" office:value-type="float" office:value="0.000113" calcext:value-type="float">
            <text:p>0.000113</text:p>
          </table:table-cell>
          <table:table-cell table:formula="of:=[$test268.G5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5]" office:value-type="float" office:value="0.024586" calcext:value-type="float">
            <text:p>0.024586</text:p>
          </table:table-cell>
          <table:table-cell table:formula="of:=[$test268.D55]" office:value-type="float" office:value="0.000135" calcext:value-type="float">
            <text:p>0.000135</text:p>
          </table:table-cell>
          <table:table-cell table:formula="of:=[$test268.G5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6]" office:value-type="float" office:value="0.027454" calcext:value-type="float">
            <text:p>0.027454</text:p>
          </table:table-cell>
          <table:table-cell table:formula="of:=[$test268.D56]" office:value-type="float" office:value="0.000126" calcext:value-type="float">
            <text:p>0.000126</text:p>
          </table:table-cell>
          <table:table-cell table:formula="of:=[$test268.G5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7]" office:value-type="float" office:value="0.023145" calcext:value-type="float">
            <text:p>0.023145</text:p>
          </table:table-cell>
          <table:table-cell table:formula="of:=[$test268.D57]" office:value-type="float" office:value="0.000109" calcext:value-type="float">
            <text:p>0.000109</text:p>
          </table:table-cell>
          <table:table-cell table:formula="of:=[$test268.G5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8]" office:value-type="float" office:value="0.012197" calcext:value-type="float">
            <text:p>0.012197</text:p>
          </table:table-cell>
          <table:table-cell table:formula="of:=[$test268.D58]" office:value-type="float" office:value="0.000132" calcext:value-type="float">
            <text:p>0.000132</text:p>
          </table:table-cell>
          <table:table-cell table:formula="of:=[$test268.G5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59]" office:value-type="float" office:value="0.012148" calcext:value-type="float">
            <text:p>0.012148</text:p>
          </table:table-cell>
          <table:table-cell table:formula="of:=[$test268.D59]" office:value-type="float" office:value="0.000142" calcext:value-type="float">
            <text:p>0.000142</text:p>
          </table:table-cell>
          <table:table-cell table:formula="of:=[$test268.G5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60]" office:value-type="float" office:value="0.020407" calcext:value-type="float">
            <text:p>0.020407</text:p>
          </table:table-cell>
          <table:table-cell table:formula="of:=[$test268.D60]" office:value-type="float" office:value="0.000123" calcext:value-type="float">
            <text:p>0.000123</text:p>
          </table:table-cell>
          <table:table-cell table:formula="of:=[$test268.G6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61]" office:value-type="float" office:value="0.015153" calcext:value-type="float">
            <text:p>0.015153</text:p>
          </table:table-cell>
          <table:table-cell table:formula="of:=[$test268.D61]" office:value-type="float" office:value="0.000144" calcext:value-type="float">
            <text:p>0.000144</text:p>
          </table:table-cell>
          <table:table-cell table:formula="of:=[$test268.G6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62]" office:value-type="float" office:value="0.012827" calcext:value-type="float">
            <text:p>0.012827</text:p>
          </table:table-cell>
          <table:table-cell table:formula="of:=[$test268.D62]" office:value-type="float" office:value="0.000128" calcext:value-type="float">
            <text:p>0.000128</text:p>
          </table:table-cell>
          <table:table-cell table:formula="of:=[$test268.G6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63]" office:value-type="float" office:value="0.012452" calcext:value-type="float">
            <text:p>0.012452</text:p>
          </table:table-cell>
          <table:table-cell table:formula="of:=[$test268.D63]" office:value-type="float" office:value="0.000111" calcext:value-type="float">
            <text:p>0.000111</text:p>
          </table:table-cell>
          <table:table-cell table:formula="of:=[$test268.G6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64]" office:value-type="float" office:value="0.027971" calcext:value-type="float">
            <text:p>0.027971</text:p>
          </table:table-cell>
          <table:table-cell table:formula="of:=[$test268.D64]" office:value-type="float" office:value="0.000122" calcext:value-type="float">
            <text:p>0.000122</text:p>
          </table:table-cell>
          <table:table-cell table:formula="of:=[$test268.G6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65]" office:value-type="float" office:value="0.011806" calcext:value-type="float">
            <text:p>0.011806</text:p>
          </table:table-cell>
          <table:table-cell table:formula="of:=[$test268.D65]" office:value-type="float" office:value="0.000144" calcext:value-type="float">
            <text:p>0.000144</text:p>
          </table:table-cell>
          <table:table-cell table:formula="of:=[$test268.G65]"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$test268.C66]" office:value-type="float" office:value="0.014305" calcext:value-type="float">
            <text:p>0.014305</text:p>
          </table:table-cell>
          <table:table-cell table:formula="of:=[$test268.D66]" office:value-type="float" office:value="0.000127" calcext:value-type="float">
            <text:p>0.000127</text:p>
          </table:table-cell>
          <table:table-cell table:formula="of:=[$test268.G66]"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$test268.C67]" office:value-type="float" office:value="0.01365" calcext:value-type="float">
            <text:p>0.01365</text:p>
          </table:table-cell>
          <table:table-cell table:formula="of:=[$test268.D67]" office:value-type="float" office:value="0.000139" calcext:value-type="float">
            <text:p>0.000139</text:p>
          </table:table-cell>
          <table:table-cell table:formula="of:=[$test268.G67]"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$test268.C68]" office:value-type="float" office:value="0.020894" calcext:value-type="float">
            <text:p>0.020894</text:p>
          </table:table-cell>
          <table:table-cell table:formula="of:=[$test268.D68]" office:value-type="float" office:value="0.000132" calcext:value-type="float">
            <text:p>0.000132</text:p>
          </table:table-cell>
          <table:table-cell table:formula="of:=[$test268.G68]"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$test268.C69]" office:value-type="float" office:value="0.019573" calcext:value-type="float">
            <text:p>0.019573</text:p>
          </table:table-cell>
          <table:table-cell table:formula="of:=[$test268.D69]" office:value-type="float" office:value="0.000134" calcext:value-type="float">
            <text:p>0.000134</text:p>
          </table:table-cell>
          <table:table-cell table:formula="of:=[$test268.G6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0]" office:value-type="float" office:value="0.051706" calcext:value-type="float">
            <text:p>0.051706</text:p>
          </table:table-cell>
          <table:table-cell table:formula="of:=[$test268.D70]" office:value-type="float" office:value="0.000125" calcext:value-type="float">
            <text:p>0.000125</text:p>
          </table:table-cell>
          <table:table-cell table:formula="of:=[$test268.G7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1]" office:value-type="float" office:value="0.045705" calcext:value-type="float">
            <text:p>0.045705</text:p>
          </table:table-cell>
          <table:table-cell table:formula="of:=[$test268.D71]" office:value-type="float" office:value="0.00015" calcext:value-type="float">
            <text:p>0.00015</text:p>
          </table:table-cell>
          <table:table-cell table:formula="of:=[$test268.G71]"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$test268.C72]" office:value-type="float" office:value="0.025298" calcext:value-type="float">
            <text:p>0.025298</text:p>
          </table:table-cell>
          <table:table-cell table:formula="of:=[$test268.D72]" office:value-type="float" office:value="0.000141" calcext:value-type="float">
            <text:p>0.000141</text:p>
          </table:table-cell>
          <table:table-cell table:formula="of:=[$test268.G72]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formula="of:=[$test268.C73]" office:value-type="float" office:value="0.011925" calcext:value-type="float">
            <text:p>0.011925</text:p>
          </table:table-cell>
          <table:table-cell table:formula="of:=[$test268.D73]" office:value-type="float" office:value="0.000153" calcext:value-type="float">
            <text:p>0.000153</text:p>
          </table:table-cell>
          <table:table-cell table:formula="of:=[$test268.G7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4]" office:value-type="float" office:value="0.020586" calcext:value-type="float">
            <text:p>0.020586</text:p>
          </table:table-cell>
          <table:table-cell table:formula="of:=[$test268.D74]" office:value-type="float" office:value="0.000138" calcext:value-type="float">
            <text:p>0.000138</text:p>
          </table:table-cell>
          <table:table-cell table:formula="of:=[$test268.G7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5]" office:value-type="float" office:value="0.010091" calcext:value-type="float">
            <text:p>0.010091</text:p>
          </table:table-cell>
          <table:table-cell table:formula="of:=[$test268.D75]" office:value-type="float" office:value="0.00013" calcext:value-type="float">
            <text:p>0.00013</text:p>
          </table:table-cell>
          <table:table-cell table:formula="of:=[$test268.G7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6]" office:value-type="float" office:value="0.017879" calcext:value-type="float">
            <text:p>0.017879</text:p>
          </table:table-cell>
          <table:table-cell table:formula="of:=[$test268.D76]" office:value-type="float" office:value="0.000129" calcext:value-type="float">
            <text:p>0.000129</text:p>
          </table:table-cell>
          <table:table-cell table:formula="of:=[$test268.G7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7]" office:value-type="float" office:value="0.010272" calcext:value-type="float">
            <text:p>0.010272</text:p>
          </table:table-cell>
          <table:table-cell table:formula="of:=[$test268.D77]" office:value-type="float" office:value="0.000199" calcext:value-type="float">
            <text:p>0.000199</text:p>
          </table:table-cell>
          <table:table-cell table:formula="of:=[$test268.G7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8]" office:value-type="float" office:value="0.011137" calcext:value-type="float">
            <text:p>0.011137</text:p>
          </table:table-cell>
          <table:table-cell table:formula="of:=[$test268.D78]" office:value-type="float" office:value="0.00013" calcext:value-type="float">
            <text:p>0.00013</text:p>
          </table:table-cell>
          <table:table-cell table:formula="of:=[$test268.G7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79]" office:value-type="float" office:value="0.010435" calcext:value-type="float">
            <text:p>0.010435</text:p>
          </table:table-cell>
          <table:table-cell table:formula="of:=[$test268.D79]" office:value-type="float" office:value="0.000151" calcext:value-type="float">
            <text:p>0.000151</text:p>
          </table:table-cell>
          <table:table-cell table:formula="of:=[$test268.G7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0]" office:value-type="float" office:value="0.014283" calcext:value-type="float">
            <text:p>0.014283</text:p>
          </table:table-cell>
          <table:table-cell table:formula="of:=[$test268.D80]" office:value-type="float" office:value="0.000125" calcext:value-type="float">
            <text:p>0.000125</text:p>
          </table:table-cell>
          <table:table-cell table:formula="of:=[$test268.G8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1]" office:value-type="float" office:value="0.016972" calcext:value-type="float">
            <text:p>0.016972</text:p>
          </table:table-cell>
          <table:table-cell table:formula="of:=[$test268.D81]" office:value-type="float" office:value="0.000146" calcext:value-type="float">
            <text:p>0.000146</text:p>
          </table:table-cell>
          <table:table-cell table:formula="of:=[$test268.G8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2]" office:value-type="float" office:value="0.013938" calcext:value-type="float">
            <text:p>0.013938</text:p>
          </table:table-cell>
          <table:table-cell table:formula="of:=[$test268.D82]" office:value-type="float" office:value="0.000132" calcext:value-type="float">
            <text:p>0.000132</text:p>
          </table:table-cell>
          <table:table-cell table:formula="of:=[$test268.G8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3]" office:value-type="float" office:value="0.017893" calcext:value-type="float">
            <text:p>0.017893</text:p>
          </table:table-cell>
          <table:table-cell table:formula="of:=[$test268.D83]" office:value-type="float" office:value="0.000143" calcext:value-type="float">
            <text:p>0.000143</text:p>
          </table:table-cell>
          <table:table-cell table:formula="of:=[$test268.G8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4]" office:value-type="float" office:value="0.017598" calcext:value-type="float">
            <text:p>0.017598</text:p>
          </table:table-cell>
          <table:table-cell table:formula="of:=[$test268.D84]" office:value-type="float" office:value="0.000129" calcext:value-type="float">
            <text:p>0.000129</text:p>
          </table:table-cell>
          <table:table-cell table:formula="of:=[$test268.G8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5]" office:value-type="float" office:value="0.011604" calcext:value-type="float">
            <text:p>0.011604</text:p>
          </table:table-cell>
          <table:table-cell table:formula="of:=[$test268.D85]" office:value-type="float" office:value="0.00011" calcext:value-type="float">
            <text:p>0.00011</text:p>
          </table:table-cell>
          <table:table-cell table:formula="of:=[$test268.G8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6]" office:value-type="float" office:value="0.016472" calcext:value-type="float">
            <text:p>0.016472</text:p>
          </table:table-cell>
          <table:table-cell table:formula="of:=[$test268.D86]" office:value-type="float" office:value="0.00012" calcext:value-type="float">
            <text:p>0.00012</text:p>
          </table:table-cell>
          <table:table-cell table:formula="of:=[$test268.G8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7]" office:value-type="float" office:value="0.047229" calcext:value-type="float">
            <text:p>0.047229</text:p>
          </table:table-cell>
          <table:table-cell table:formula="of:=[$test268.D87]" office:value-type="float" office:value="0.000128" calcext:value-type="float">
            <text:p>0.000128</text:p>
          </table:table-cell>
          <table:table-cell table:formula="of:=[$test268.G8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8]" office:value-type="float" office:value="0.009942" calcext:value-type="float">
            <text:p>0.009942</text:p>
          </table:table-cell>
          <table:table-cell table:formula="of:=[$test268.D88]" office:value-type="float" office:value="0.000124" calcext:value-type="float">
            <text:p>0.000124</text:p>
          </table:table-cell>
          <table:table-cell table:formula="of:=[$test268.G8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89]" office:value-type="float" office:value="0.01082" calcext:value-type="float">
            <text:p>0.01082</text:p>
          </table:table-cell>
          <table:table-cell table:formula="of:=[$test268.D89]" office:value-type="float" office:value="0.000135" calcext:value-type="float">
            <text:p>0.000135</text:p>
          </table:table-cell>
          <table:table-cell table:formula="of:=[$test268.G8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0]" office:value-type="float" office:value="0.025643" calcext:value-type="float">
            <text:p>0.025643</text:p>
          </table:table-cell>
          <table:table-cell table:formula="of:=[$test268.D90]" office:value-type="float" office:value="0.000137" calcext:value-type="float">
            <text:p>0.000137</text:p>
          </table:table-cell>
          <table:table-cell table:formula="of:=[$test268.G9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1]" office:value-type="float" office:value="0.024298" calcext:value-type="float">
            <text:p>0.024298</text:p>
          </table:table-cell>
          <table:table-cell table:formula="of:=[$test268.D91]" office:value-type="float" office:value="0.000106" calcext:value-type="float">
            <text:p>0.000106</text:p>
          </table:table-cell>
          <table:table-cell table:formula="of:=[$test268.G9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2]" office:value-type="float" office:value="0.026069" calcext:value-type="float">
            <text:p>0.026069</text:p>
          </table:table-cell>
          <table:table-cell table:formula="of:=[$test268.D92]" office:value-type="float" office:value="0.000112" calcext:value-type="float">
            <text:p>0.000112</text:p>
          </table:table-cell>
          <table:table-cell table:formula="of:=[$test268.G92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3]" office:value-type="float" office:value="0.013098" calcext:value-type="float">
            <text:p>0.013098</text:p>
          </table:table-cell>
          <table:table-cell table:formula="of:=[$test268.D93]" office:value-type="float" office:value="0.000124" calcext:value-type="float">
            <text:p>0.000124</text:p>
          </table:table-cell>
          <table:table-cell table:formula="of:=[$test268.G9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4]" office:value-type="float" office:value="0.043916" calcext:value-type="float">
            <text:p>0.043916</text:p>
          </table:table-cell>
          <table:table-cell table:formula="of:=[$test268.D94]" office:value-type="float" office:value="0.000132" calcext:value-type="float">
            <text:p>0.000132</text:p>
          </table:table-cell>
          <table:table-cell table:formula="of:=[$test268.G94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5]" office:value-type="float" office:value="0.018891" calcext:value-type="float">
            <text:p>0.018891</text:p>
          </table:table-cell>
          <table:table-cell table:formula="of:=[$test268.D95]" office:value-type="float" office:value="0.000133" calcext:value-type="float">
            <text:p>0.000133</text:p>
          </table:table-cell>
          <table:table-cell table:formula="of:=[$test268.G95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6]" office:value-type="float" office:value="0.02927" calcext:value-type="float">
            <text:p>0.02927</text:p>
          </table:table-cell>
          <table:table-cell table:formula="of:=[$test268.D96]" office:value-type="float" office:value="0.000122" calcext:value-type="float">
            <text:p>0.000122</text:p>
          </table:table-cell>
          <table:table-cell table:formula="of:=[$test268.G96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7]" office:value-type="float" office:value="0.027489" calcext:value-type="float">
            <text:p>0.027489</text:p>
          </table:table-cell>
          <table:table-cell table:formula="of:=[$test268.D97]" office:value-type="float" office:value="0.000136" calcext:value-type="float">
            <text:p>0.000136</text:p>
          </table:table-cell>
          <table:table-cell table:formula="of:=[$test268.G97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8]" office:value-type="float" office:value="0.013075" calcext:value-type="float">
            <text:p>0.013075</text:p>
          </table:table-cell>
          <table:table-cell table:formula="of:=[$test268.D98]" office:value-type="float" office:value="0.000146" calcext:value-type="float">
            <text:p>0.000146</text:p>
          </table:table-cell>
          <table:table-cell table:formula="of:=[$test268.G98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99]" office:value-type="float" office:value="0.019312" calcext:value-type="float">
            <text:p>0.019312</text:p>
          </table:table-cell>
          <table:table-cell table:formula="of:=[$test268.D99]" office:value-type="float" office:value="0.000116" calcext:value-type="float">
            <text:p>0.000116</text:p>
          </table:table-cell>
          <table:table-cell table:formula="of:=[$test268.G99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00]" office:value-type="float" office:value="0.021929" calcext:value-type="float">
            <text:p>0.021929</text:p>
          </table:table-cell>
          <table:table-cell table:formula="of:=[$test268.D100]" office:value-type="float" office:value="0.000111" calcext:value-type="float">
            <text:p>0.000111</text:p>
          </table:table-cell>
          <table:table-cell table:formula="of:=[$test268.G100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test268.C101]" office:value-type="float" office:value="0.014005" calcext:value-type="float">
            <text:p>0.014005</text:p>
          </table:table-cell>
          <table:table-cell table:formula="of:=[$test268.D101]" office:value-type="float" office:value="0.000112" calcext:value-type="float">
            <text:p>0.000112</text:p>
          </table:table-cell>
          <table:table-cell table:formula="of:=[$test268.G101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test275.G1]" office:value-type="string" office:string-value="transactions" calcext:value-type="string">
            <text:p>transactions</text:p>
          </table:table-cell>
          <table:table-cell table:formula="of:=[$test275.C1]" office:value-type="string" office:string-value="latency" calcext:value-type="string">
            <text:p>latency</text:p>
          </table:table-cell>
          <table:table-cell table:formula="of:=[$test275.D1]" office:value-type="string" office:string-value="xfertime" calcext:value-type="string">
            <text:p>xfertime</text:p>
          </table:table-cell>
        </table:table-row>
        <table:table-row table:style-name="ro1">
          <table:table-cell table:number-columns-repeated="2"/>
          <table:table-cell table:formula="of:=[$test275.G2]" office:value-type="float" office:value="243" calcext:value-type="float">
            <text:p>243</text:p>
          </table:table-cell>
          <table:table-cell table:formula="of:=[$test275.C2]" office:value-type="float" office:value="0.015945" calcext:value-type="float">
            <text:p>0.015945</text:p>
          </table:table-cell>
          <table:table-cell table:formula="of:=[$test275.D2]" office:value-type="float" office:value="0.00013" calcext:value-type="float">
            <text:p>0.00013</text:p>
          </table:table-cell>
        </table:table-row>
        <table:table-row table:style-name="ro1">
          <table:table-cell table:number-columns-repeated="2"/>
          <table:table-cell table:formula="of:=[$test275.G3]" office:value-type="float" office:value="399" calcext:value-type="float">
            <text:p>399</text:p>
          </table:table-cell>
          <table:table-cell table:formula="of:=[$test275.C3]" office:value-type="float" office:value="0.02093" calcext:value-type="float">
            <text:p>0.02093</text:p>
          </table:table-cell>
          <table:table-cell table:formula="of:=[$test275.D3]" office:value-type="float" office:value="0.000126" calcext:value-type="float">
            <text:p>0.000126</text:p>
          </table:table-cell>
        </table:table-row>
        <table:table-row table:style-name="ro1">
          <table:table-cell table:number-columns-repeated="2"/>
          <table:table-cell table:formula="of:=[$test275.G4]" office:value-type="float" office:value="399" calcext:value-type="float">
            <text:p>399</text:p>
          </table:table-cell>
          <table:table-cell table:formula="of:=[$test275.C4]" office:value-type="float" office:value="0.021289" calcext:value-type="float">
            <text:p>0.021289</text:p>
          </table:table-cell>
          <table:table-cell table:formula="of:=[$test275.D4]" office:value-type="float" office:value="0.000119" calcext:value-type="float">
            <text:p>0.000119</text:p>
          </table:table-cell>
        </table:table-row>
        <table:table-row table:style-name="ro1">
          <table:table-cell table:number-columns-repeated="2"/>
          <table:table-cell table:formula="of:=[$test275.G5]" office:value-type="float" office:value="398" calcext:value-type="float">
            <text:p>398</text:p>
          </table:table-cell>
          <table:table-cell table:formula="of:=[$test275.C5]" office:value-type="float" office:value="0.035086" calcext:value-type="float">
            <text:p>0.035086</text:p>
          </table:table-cell>
          <table:table-cell table:formula="of:=[$test275.D5]" office:value-type="float" office:value="0.000125" calcext:value-type="float">
            <text:p>0.000125</text:p>
          </table:table-cell>
        </table:table-row>
        <table:table-row table:style-name="ro1">
          <table:table-cell table:number-columns-repeated="2"/>
          <table:table-cell table:formula="of:=[$test275.G6]" office:value-type="float" office:value="400" calcext:value-type="float">
            <text:p>400</text:p>
          </table:table-cell>
          <table:table-cell table:formula="of:=[$test275.C6]" office:value-type="float" office:value="0.032246" calcext:value-type="float">
            <text:p>0.032246</text:p>
          </table:table-cell>
          <table:table-cell table:formula="of:=[$test275.D6]" office:value-type="float" office:value="0.000116" calcext:value-type="float">
            <text:p>0.000116</text:p>
          </table:table-cell>
        </table:table-row>
        <table:table-row table:style-name="ro1">
          <table:table-cell table:number-columns-repeated="2"/>
          <table:table-cell table:formula="of:=[$test275.G7]" office:value-type="float" office:value="399" calcext:value-type="float">
            <text:p>399</text:p>
          </table:table-cell>
          <table:table-cell table:formula="of:=[$test275.C7]" office:value-type="float" office:value="0.010184" calcext:value-type="float">
            <text:p>0.010184</text:p>
          </table:table-cell>
          <table:table-cell table:formula="of:=[$test275.D7]" office:value-type="float" office:value="0.000138" calcext:value-type="float">
            <text:p>0.000138</text:p>
          </table:table-cell>
        </table:table-row>
        <table:table-row table:style-name="ro1">
          <table:table-cell table:number-columns-repeated="2"/>
          <table:table-cell table:formula="of:=[$test275.G8]" office:value-type="float" office:value="399" calcext:value-type="float">
            <text:p>399</text:p>
          </table:table-cell>
          <table:table-cell table:formula="of:=[$test275.C8]" office:value-type="float" office:value="0.020784" calcext:value-type="float">
            <text:p>0.020784</text:p>
          </table:table-cell>
          <table:table-cell table:formula="of:=[$test275.D8]" office:value-type="float" office:value="0.00013" calcext:value-type="float">
            <text:p>0.00013</text:p>
          </table:table-cell>
        </table:table-row>
        <table:table-row table:style-name="ro1">
          <table:table-cell table:number-columns-repeated="2"/>
          <table:table-cell table:formula="of:=[$test275.G9]" office:value-type="float" office:value="399" calcext:value-type="float">
            <text:p>399</text:p>
          </table:table-cell>
          <table:table-cell table:formula="of:=[$test275.C9]" office:value-type="float" office:value="0.011096" calcext:value-type="float">
            <text:p>0.011096</text:p>
          </table:table-cell>
          <table:table-cell table:formula="of:=[$test275.D9]" office:value-type="float" office:value="0.000115" calcext:value-type="float">
            <text:p>0.000115</text:p>
          </table:table-cell>
        </table:table-row>
        <table:table-row table:style-name="ro1">
          <table:table-cell table:number-columns-repeated="2"/>
          <table:table-cell table:formula="of:=[$test275.G10]" office:value-type="float" office:value="399" calcext:value-type="float">
            <text:p>399</text:p>
          </table:table-cell>
          <table:table-cell table:formula="of:=[$test275.C10]" office:value-type="float" office:value="0.012099" calcext:value-type="float">
            <text:p>0.012099</text:p>
          </table:table-cell>
          <table:table-cell table:formula="of:=[$test275.D10]" office:value-type="float" office:value="0.000122" calcext:value-type="float">
            <text:p>0.000122</text:p>
          </table:table-cell>
        </table:table-row>
        <table:table-row table:style-name="ro1">
          <table:table-cell table:number-columns-repeated="2"/>
          <table:table-cell table:formula="of:=[$test275.G11]" office:value-type="float" office:value="399" calcext:value-type="float">
            <text:p>399</text:p>
          </table:table-cell>
          <table:table-cell table:formula="of:=[$test275.C11]" office:value-type="float" office:value="0.032089" calcext:value-type="float">
            <text:p>0.032089</text:p>
          </table:table-cell>
          <table:table-cell table:formula="of:=[$test275.D11]" office:value-type="float" office:value="0.000211" calcext:value-type="float">
            <text:p>0.000211</text:p>
          </table:table-cell>
        </table:table-row>
        <table:table-row table:style-name="ro1">
          <table:table-cell table:number-columns-repeated="2"/>
          <table:table-cell table:formula="of:=[$test275.G12]" office:value-type="float" office:value="399" calcext:value-type="float">
            <text:p>399</text:p>
          </table:table-cell>
          <table:table-cell table:formula="of:=[$test275.C12]" office:value-type="float" office:value="0.013586" calcext:value-type="float">
            <text:p>0.013586</text:p>
          </table:table-cell>
          <table:table-cell table:formula="of:=[$test275.D12]" office:value-type="float" office:value="0.00013" calcext:value-type="float">
            <text:p>0.00013</text:p>
          </table:table-cell>
        </table:table-row>
        <table:table-row table:style-name="ro1">
          <table:table-cell table:number-columns-repeated="2"/>
          <table:table-cell table:formula="of:=[$test275.G13]" office:value-type="float" office:value="399" calcext:value-type="float">
            <text:p>399</text:p>
          </table:table-cell>
          <table:table-cell table:formula="of:=[$test275.C13]" office:value-type="float" office:value="0.019706" calcext:value-type="float">
            <text:p>0.019706</text:p>
          </table:table-cell>
          <table:table-cell table:formula="of:=[$test275.D13]" office:value-type="float" office:value="0.000121" calcext:value-type="float">
            <text:p>0.000121</text:p>
          </table:table-cell>
        </table:table-row>
        <table:table-row table:style-name="ro1">
          <table:table-cell table:number-columns-repeated="2"/>
          <table:table-cell table:formula="of:=[$test275.G14]" office:value-type="float" office:value="399" calcext:value-type="float">
            <text:p>399</text:p>
          </table:table-cell>
          <table:table-cell table:formula="of:=[$test275.C14]" office:value-type="float" office:value="0.021257" calcext:value-type="float">
            <text:p>0.021257</text:p>
          </table:table-cell>
          <table:table-cell table:formula="of:=[$test275.D14]" office:value-type="float" office:value="0.000136" calcext:value-type="float">
            <text:p>0.000136</text:p>
          </table:table-cell>
        </table:table-row>
        <table:table-row table:style-name="ro1">
          <table:table-cell table:number-columns-repeated="2"/>
          <table:table-cell table:formula="of:=[$test275.G15]" office:value-type="float" office:value="399" calcext:value-type="float">
            <text:p>399</text:p>
          </table:table-cell>
          <table:table-cell table:formula="of:=[$test275.C15]" office:value-type="float" office:value="0.020547" calcext:value-type="float">
            <text:p>0.020547</text:p>
          </table:table-cell>
          <table:table-cell table:formula="of:=[$test275.D15]" office:value-type="float" office:value="0.000152" calcext:value-type="float">
            <text:p>0.000152</text:p>
          </table:table-cell>
        </table:table-row>
        <table:table-row table:style-name="ro1">
          <table:table-cell table:number-columns-repeated="2"/>
          <table:table-cell table:formula="of:=[$test275.G16]" office:value-type="float" office:value="399" calcext:value-type="float">
            <text:p>399</text:p>
          </table:table-cell>
          <table:table-cell table:formula="of:=[$test275.C16]" office:value-type="float" office:value="0.017535" calcext:value-type="float">
            <text:p>0.017535</text:p>
          </table:table-cell>
          <table:table-cell table:formula="of:=[$test275.D16]" office:value-type="float" office:value="0.00014" calcext:value-type="float">
            <text:p>0.00014</text:p>
          </table:table-cell>
        </table:table-row>
        <table:table-row table:style-name="ro1">
          <table:table-cell table:number-columns-repeated="2"/>
          <table:table-cell table:formula="of:=[$test275.G17]" office:value-type="float" office:value="399" calcext:value-type="float">
            <text:p>399</text:p>
          </table:table-cell>
          <table:table-cell table:formula="of:=[$test275.C17]" office:value-type="float" office:value="0.030321" calcext:value-type="float">
            <text:p>0.030321</text:p>
          </table:table-cell>
          <table:table-cell table:formula="of:=[$test275.D17]" office:value-type="float" office:value="0.000151" calcext:value-type="float">
            <text:p>0.000151</text:p>
          </table:table-cell>
        </table:table-row>
        <table:table-row table:style-name="ro1">
          <table:table-cell table:number-columns-repeated="2"/>
          <table:table-cell table:formula="of:=[$test275.G18]" office:value-type="float" office:value="399" calcext:value-type="float">
            <text:p>399</text:p>
          </table:table-cell>
          <table:table-cell table:formula="of:=[$test275.C18]" office:value-type="float" office:value="0.054125" calcext:value-type="float">
            <text:p>0.054125</text:p>
          </table:table-cell>
          <table:table-cell table:formula="of:=[$test275.D18]" office:value-type="float" office:value="0.000126" calcext:value-type="float">
            <text:p>0.000126</text:p>
          </table:table-cell>
        </table:table-row>
        <table:table-row table:style-name="ro1">
          <table:table-cell table:number-columns-repeated="2"/>
          <table:table-cell table:formula="of:=[$test275.G19]" office:value-type="float" office:value="398" calcext:value-type="float">
            <text:p>398</text:p>
          </table:table-cell>
          <table:table-cell table:formula="of:=[$test275.C19]" office:value-type="float" office:value="0.02948" calcext:value-type="float">
            <text:p>0.02948</text:p>
          </table:table-cell>
          <table:table-cell table:formula="of:=[$test275.D19]" office:value-type="float" office:value="0.000132" calcext:value-type="float">
            <text:p>0.000132</text:p>
          </table:table-cell>
        </table:table-row>
        <table:table-row table:style-name="ro1">
          <table:table-cell table:number-columns-repeated="2"/>
          <table:table-cell table:formula="of:=[$test275.G20]" office:value-type="float" office:value="399" calcext:value-type="float">
            <text:p>399</text:p>
          </table:table-cell>
          <table:table-cell table:formula="of:=[$test275.C20]" office:value-type="float" office:value="0.021912" calcext:value-type="float">
            <text:p>0.021912</text:p>
          </table:table-cell>
          <table:table-cell table:formula="of:=[$test275.D20]" office:value-type="float" office:value="0.000134" calcext:value-type="float">
            <text:p>0.000134</text:p>
          </table:table-cell>
        </table:table-row>
        <table:table-row table:style-name="ro1">
          <table:table-cell table:number-columns-repeated="2"/>
          <table:table-cell table:formula="of:=[$test275.G21]" office:value-type="float" office:value="399" calcext:value-type="float">
            <text:p>399</text:p>
          </table:table-cell>
          <table:table-cell table:formula="of:=[$test275.C21]" office:value-type="float" office:value="0.030894" calcext:value-type="float">
            <text:p>0.030894</text:p>
          </table:table-cell>
          <table:table-cell table:formula="of:=[$test275.D21]" office:value-type="float" office:value="0.000134" calcext:value-type="float">
            <text:p>0.000134</text:p>
          </table:table-cell>
        </table:table-row>
        <table:table-row table:style-name="ro1">
          <table:table-cell table:number-columns-repeated="2"/>
          <table:table-cell table:formula="of:=[$test275.G22]" office:value-type="float" office:value="399" calcext:value-type="float">
            <text:p>399</text:p>
          </table:table-cell>
          <table:table-cell table:formula="of:=[$test275.C22]" office:value-type="float" office:value="0.019305" calcext:value-type="float">
            <text:p>0.019305</text:p>
          </table:table-cell>
          <table:table-cell table:formula="of:=[$test275.D22]" office:value-type="float" office:value="0.000136" calcext:value-type="float">
            <text:p>0.000136</text:p>
          </table:table-cell>
        </table:table-row>
        <table:table-row table:style-name="ro1">
          <table:table-cell table:number-columns-repeated="2"/>
          <table:table-cell table:formula="of:=[$test275.G23]" office:value-type="float" office:value="398" calcext:value-type="float">
            <text:p>398</text:p>
          </table:table-cell>
          <table:table-cell table:formula="of:=[$test275.C23]" office:value-type="float" office:value="0.043277" calcext:value-type="float">
            <text:p>0.043277</text:p>
          </table:table-cell>
          <table:table-cell table:formula="of:=[$test275.D23]" office:value-type="float" office:value="0.000121" calcext:value-type="float">
            <text:p>0.000121</text:p>
          </table:table-cell>
        </table:table-row>
        <table:table-row table:style-name="ro1">
          <table:table-cell table:number-columns-repeated="2"/>
          <table:table-cell table:formula="of:=[$test275.G24]" office:value-type="float" office:value="400" calcext:value-type="float">
            <text:p>400</text:p>
          </table:table-cell>
          <table:table-cell table:formula="of:=[$test275.C24]" office:value-type="float" office:value="0.022592" calcext:value-type="float">
            <text:p>0.022592</text:p>
          </table:table-cell>
          <table:table-cell table:formula="of:=[$test275.D24]" office:value-type="float" office:value="0.000133" calcext:value-type="float">
            <text:p>0.000133</text:p>
          </table:table-cell>
        </table:table-row>
        <table:table-row table:style-name="ro1">
          <table:table-cell table:number-columns-repeated="2"/>
          <table:table-cell table:formula="of:=[$test275.G25]" office:value-type="float" office:value="398" calcext:value-type="float">
            <text:p>398</text:p>
          </table:table-cell>
          <table:table-cell table:formula="of:=[$test275.C25]" office:value-type="float" office:value="0.04958" calcext:value-type="float">
            <text:p>0.04958</text:p>
          </table:table-cell>
          <table:table-cell table:formula="of:=[$test275.D25]" office:value-type="float" office:value="0.00015" calcext:value-type="float">
            <text:p>0.00015</text:p>
          </table:table-cell>
        </table:table-row>
        <table:table-row table:style-name="ro1">
          <table:table-cell table:number-columns-repeated="2"/>
          <table:table-cell table:formula="of:=[$test275.G26]" office:value-type="float" office:value="399" calcext:value-type="float">
            <text:p>399</text:p>
          </table:table-cell>
          <table:table-cell table:formula="of:=[$test275.C26]" office:value-type="float" office:value="0.033415" calcext:value-type="float">
            <text:p>0.033415</text:p>
          </table:table-cell>
          <table:table-cell table:formula="of:=[$test275.D26]" office:value-type="float" office:value="0.000142" calcext:value-type="float">
            <text:p>0.000142</text:p>
          </table:table-cell>
        </table:table-row>
        <table:table-row table:style-name="ro1">
          <table:table-cell table:number-columns-repeated="2"/>
          <table:table-cell table:formula="of:=[$test275.G27]" office:value-type="float" office:value="398" calcext:value-type="float">
            <text:p>398</text:p>
          </table:table-cell>
          <table:table-cell table:formula="of:=[$test275.C27]" office:value-type="float" office:value="0.030265" calcext:value-type="float">
            <text:p>0.030265</text:p>
          </table:table-cell>
          <table:table-cell table:formula="of:=[$test275.D27]" office:value-type="float" office:value="0.000135" calcext:value-type="float">
            <text:p>0.000135</text:p>
          </table:table-cell>
        </table:table-row>
        <table:table-row table:style-name="ro1">
          <table:table-cell table:number-columns-repeated="2"/>
          <table:table-cell table:formula="of:=[$test275.G28]" office:value-type="float" office:value="398" calcext:value-type="float">
            <text:p>398</text:p>
          </table:table-cell>
          <table:table-cell table:formula="of:=[$test275.C28]" office:value-type="float" office:value="0.061088" calcext:value-type="float">
            <text:p>0.061088</text:p>
          </table:table-cell>
          <table:table-cell table:formula="of:=[$test275.D28]" office:value-type="float" office:value="0.000177" calcext:value-type="float">
            <text:p>0.000177</text:p>
          </table:table-cell>
        </table:table-row>
        <table:table-row table:style-name="ro1">
          <table:table-cell table:number-columns-repeated="2"/>
          <table:table-cell table:formula="of:=[$test275.G29]" office:value-type="float" office:value="397" calcext:value-type="float">
            <text:p>397</text:p>
          </table:table-cell>
          <table:table-cell table:formula="of:=[$test275.C29]" office:value-type="float" office:value="0.072862" calcext:value-type="float">
            <text:p>0.072862</text:p>
          </table:table-cell>
          <table:table-cell table:formula="of:=[$test275.D29]" office:value-type="float" office:value="0.000116" calcext:value-type="float">
            <text:p>0.000116</text:p>
          </table:table-cell>
        </table:table-row>
        <table:table-row table:style-name="ro1">
          <table:table-cell table:number-columns-repeated="2"/>
          <table:table-cell table:formula="of:=[$test275.G30]" office:value-type="float" office:value="393" calcext:value-type="float">
            <text:p>393</text:p>
          </table:table-cell>
          <table:table-cell table:formula="of:=[$test275.C30]" office:value-type="float" office:value="0.039168" calcext:value-type="float">
            <text:p>0.039168</text:p>
          </table:table-cell>
          <table:table-cell table:formula="of:=[$test275.D30]" office:value-type="float" office:value="0.000123" calcext:value-type="float">
            <text:p>0.000123</text:p>
          </table:table-cell>
        </table:table-row>
        <table:table-row table:style-name="ro1">
          <table:table-cell table:number-columns-repeated="2"/>
          <table:table-cell table:formula="of:=[$test275.G31]" office:value-type="float" office:value="400" calcext:value-type="float">
            <text:p>400</text:p>
          </table:table-cell>
          <table:table-cell table:formula="of:=[$test275.C31]" office:value-type="float" office:value="0.074577" calcext:value-type="float">
            <text:p>0.074577</text:p>
          </table:table-cell>
          <table:table-cell table:formula="of:=[$test275.D31]" office:value-type="float" office:value="0.000129" calcext:value-type="float">
            <text:p>0.000129</text:p>
          </table:table-cell>
        </table:table-row>
        <table:table-row table:style-name="ro1">
          <table:table-cell table:number-columns-repeated="2"/>
          <table:table-cell table:formula="of:=[$test275.G32]" office:value-type="float" office:value="398" calcext:value-type="float">
            <text:p>398</text:p>
          </table:table-cell>
          <table:table-cell table:formula="of:=[$test275.C32]" office:value-type="float" office:value="0.031932" calcext:value-type="float">
            <text:p>0.031932</text:p>
          </table:table-cell>
          <table:table-cell table:formula="of:=[$test275.D32]" office:value-type="float" office:value="0.00014" calcext:value-type="float">
            <text:p>0.00014</text:p>
          </table:table-cell>
        </table:table-row>
        <table:table-row table:style-name="ro1">
          <table:table-cell table:number-columns-repeated="2"/>
          <table:table-cell table:formula="of:=[$test275.G33]" office:value-type="float" office:value="399" calcext:value-type="float">
            <text:p>399</text:p>
          </table:table-cell>
          <table:table-cell table:formula="of:=[$test275.C33]" office:value-type="float" office:value="0.02582" calcext:value-type="float">
            <text:p>0.02582</text:p>
          </table:table-cell>
          <table:table-cell table:formula="of:=[$test275.D33]" office:value-type="float" office:value="0.000169" calcext:value-type="float">
            <text:p>0.000169</text:p>
          </table:table-cell>
        </table:table-row>
        <table:table-row table:style-name="ro1">
          <table:table-cell table:number-columns-repeated="2"/>
          <table:table-cell table:formula="of:=[$test275.G34]" office:value-type="float" office:value="398" calcext:value-type="float">
            <text:p>398</text:p>
          </table:table-cell>
          <table:table-cell table:formula="of:=[$test275.C34]" office:value-type="float" office:value="0.035571" calcext:value-type="float">
            <text:p>0.035571</text:p>
          </table:table-cell>
          <table:table-cell table:formula="of:=[$test275.D34]" office:value-type="float" office:value="0.000146" calcext:value-type="float">
            <text:p>0.000146</text:p>
          </table:table-cell>
        </table:table-row>
        <table:table-row table:style-name="ro1">
          <table:table-cell table:number-columns-repeated="2"/>
          <table:table-cell table:formula="of:=[$test275.G35]" office:value-type="float" office:value="400" calcext:value-type="float">
            <text:p>400</text:p>
          </table:table-cell>
          <table:table-cell table:formula="of:=[$test275.C35]" office:value-type="float" office:value="0.027191" calcext:value-type="float">
            <text:p>0.027191</text:p>
          </table:table-cell>
          <table:table-cell table:formula="of:=[$test275.D35]" office:value-type="float" office:value="0.000163" calcext:value-type="float">
            <text:p>0.000163</text:p>
          </table:table-cell>
        </table:table-row>
        <table:table-row table:style-name="ro1">
          <table:table-cell table:number-columns-repeated="2"/>
          <table:table-cell table:formula="of:=[$test275.G36]" office:value-type="float" office:value="399" calcext:value-type="float">
            <text:p>399</text:p>
          </table:table-cell>
          <table:table-cell table:formula="of:=[$test275.C36]" office:value-type="float" office:value="0.026127" calcext:value-type="float">
            <text:p>0.026127</text:p>
          </table:table-cell>
          <table:table-cell table:formula="of:=[$test275.D36]" office:value-type="float" office:value="0.000147" calcext:value-type="float">
            <text:p>0.000147</text:p>
          </table:table-cell>
        </table:table-row>
        <table:table-row table:style-name="ro1">
          <table:table-cell table:number-columns-repeated="2"/>
          <table:table-cell table:formula="of:=[$test275.G37]" office:value-type="float" office:value="399" calcext:value-type="float">
            <text:p>399</text:p>
          </table:table-cell>
          <table:table-cell table:formula="of:=[$test275.C37]" office:value-type="float" office:value="0.022701" calcext:value-type="float">
            <text:p>0.022701</text:p>
          </table:table-cell>
          <table:table-cell table:formula="of:=[$test275.D37]" office:value-type="float" office:value="0.000143" calcext:value-type="float">
            <text:p>0.000143</text:p>
          </table:table-cell>
        </table:table-row>
        <table:table-row table:style-name="ro1">
          <table:table-cell table:number-columns-repeated="2"/>
          <table:table-cell table:formula="of:=[$test275.G38]" office:value-type="float" office:value="399" calcext:value-type="float">
            <text:p>399</text:p>
          </table:table-cell>
          <table:table-cell table:formula="of:=[$test275.C38]" office:value-type="float" office:value="0.010833" calcext:value-type="float">
            <text:p>0.010833</text:p>
          </table:table-cell>
          <table:table-cell table:formula="of:=[$test275.D38]" office:value-type="float" office:value="0.000124" calcext:value-type="float">
            <text:p>0.000124</text:p>
          </table:table-cell>
        </table:table-row>
        <table:table-row table:style-name="ro1">
          <table:table-cell table:number-columns-repeated="2"/>
          <table:table-cell table:formula="of:=[$test275.G39]" office:value-type="float" office:value="399" calcext:value-type="float">
            <text:p>399</text:p>
          </table:table-cell>
          <table:table-cell table:formula="of:=[$test275.C39]" office:value-type="float" office:value="0.024407" calcext:value-type="float">
            <text:p>0.024407</text:p>
          </table:table-cell>
          <table:table-cell table:formula="of:=[$test275.D39]" office:value-type="float" office:value="0.00013" calcext:value-type="float">
            <text:p>0.00013</text:p>
          </table:table-cell>
        </table:table-row>
        <table:table-row table:style-name="ro1">
          <table:table-cell table:number-columns-repeated="2"/>
          <table:table-cell table:formula="of:=[$test275.G40]" office:value-type="float" office:value="399" calcext:value-type="float">
            <text:p>399</text:p>
          </table:table-cell>
          <table:table-cell table:formula="of:=[$test275.C40]" office:value-type="float" office:value="0.01023" calcext:value-type="float">
            <text:p>0.01023</text:p>
          </table:table-cell>
          <table:table-cell table:formula="of:=[$test275.D40]" office:value-type="float" office:value="0.000128" calcext:value-type="float">
            <text:p>0.000128</text:p>
          </table:table-cell>
        </table:table-row>
        <table:table-row table:style-name="ro1">
          <table:table-cell table:number-columns-repeated="2"/>
          <table:table-cell table:formula="of:=[$test275.G41]" office:value-type="float" office:value="399" calcext:value-type="float">
            <text:p>399</text:p>
          </table:table-cell>
          <table:table-cell table:formula="of:=[$test275.C41]" office:value-type="float" office:value="0.024594" calcext:value-type="float">
            <text:p>0.024594</text:p>
          </table:table-cell>
          <table:table-cell table:formula="of:=[$test275.D41]" office:value-type="float" office:value="0.000156" calcext:value-type="float">
            <text:p>0.000156</text:p>
          </table:table-cell>
        </table:table-row>
        <table:table-row table:style-name="ro1">
          <table:table-cell table:number-columns-repeated="2"/>
          <table:table-cell table:formula="of:=[$test275.G42]" office:value-type="float" office:value="399" calcext:value-type="float">
            <text:p>399</text:p>
          </table:table-cell>
          <table:table-cell table:formula="of:=[$test275.C42]" office:value-type="float" office:value="0.012662" calcext:value-type="float">
            <text:p>0.012662</text:p>
          </table:table-cell>
          <table:table-cell table:formula="of:=[$test275.D42]" office:value-type="float" office:value="0.000119" calcext:value-type="float">
            <text:p>0.000119</text:p>
          </table:table-cell>
        </table:table-row>
        <table:table-row table:style-name="ro1">
          <table:table-cell table:number-columns-repeated="2"/>
          <table:table-cell table:formula="of:=[$test275.G43]" office:value-type="float" office:value="399" calcext:value-type="float">
            <text:p>399</text:p>
          </table:table-cell>
          <table:table-cell table:formula="of:=[$test275.C43]" office:value-type="float" office:value="0.014664" calcext:value-type="float">
            <text:p>0.014664</text:p>
          </table:table-cell>
          <table:table-cell table:formula="of:=[$test275.D43]" office:value-type="float" office:value="0.000114" calcext:value-type="float">
            <text:p>0.000114</text:p>
          </table:table-cell>
        </table:table-row>
        <table:table-row table:style-name="ro1">
          <table:table-cell table:number-columns-repeated="2"/>
          <table:table-cell table:formula="of:=[$test275.G44]" office:value-type="float" office:value="399" calcext:value-type="float">
            <text:p>399</text:p>
          </table:table-cell>
          <table:table-cell table:formula="of:=[$test275.C44]" office:value-type="float" office:value="0.040736" calcext:value-type="float">
            <text:p>0.040736</text:p>
          </table:table-cell>
          <table:table-cell table:formula="of:=[$test275.D44]" office:value-type="float" office:value="0.000133" calcext:value-type="float">
            <text:p>0.000133</text:p>
          </table:table-cell>
        </table:table-row>
        <table:table-row table:style-name="ro1">
          <table:table-cell table:number-columns-repeated="2"/>
          <table:table-cell table:formula="of:=[$test275.G45]" office:value-type="float" office:value="399" calcext:value-type="float">
            <text:p>399</text:p>
          </table:table-cell>
          <table:table-cell table:formula="of:=[$test275.C45]" office:value-type="float" office:value="0.016718" calcext:value-type="float">
            <text:p>0.016718</text:p>
          </table:table-cell>
          <table:table-cell table:formula="of:=[$test275.D45]" office:value-type="float" office:value="0.000153" calcext:value-type="float">
            <text:p>0.000153</text:p>
          </table:table-cell>
        </table:table-row>
        <table:table-row table:style-name="ro1">
          <table:table-cell table:number-columns-repeated="2"/>
          <table:table-cell table:formula="of:=[$test275.G46]" office:value-type="float" office:value="399" calcext:value-type="float">
            <text:p>399</text:p>
          </table:table-cell>
          <table:table-cell table:formula="of:=[$test275.C46]" office:value-type="float" office:value="0.015352" calcext:value-type="float">
            <text:p>0.015352</text:p>
          </table:table-cell>
          <table:table-cell table:formula="of:=[$test275.D46]" office:value-type="float" office:value="0.00015" calcext:value-type="float">
            <text:p>0.00015</text:p>
          </table:table-cell>
        </table:table-row>
        <table:table-row table:style-name="ro1">
          <table:table-cell table:number-columns-repeated="2"/>
          <table:table-cell table:formula="of:=[$test275.G47]" office:value-type="float" office:value="399" calcext:value-type="float">
            <text:p>399</text:p>
          </table:table-cell>
          <table:table-cell table:formula="of:=[$test275.C47]" office:value-type="float" office:value="0.045228" calcext:value-type="float">
            <text:p>0.045228</text:p>
          </table:table-cell>
          <table:table-cell table:formula="of:=[$test275.D47]" office:value-type="float" office:value="0.000128" calcext:value-type="float">
            <text:p>0.000128</text:p>
          </table:table-cell>
        </table:table-row>
        <table:table-row table:style-name="ro1">
          <table:table-cell table:number-columns-repeated="2"/>
          <table:table-cell table:formula="of:=[$test275.G48]" office:value-type="float" office:value="398" calcext:value-type="float">
            <text:p>398</text:p>
          </table:table-cell>
          <table:table-cell table:formula="of:=[$test275.C48]" office:value-type="float" office:value="0.084033" calcext:value-type="float">
            <text:p>0.084033</text:p>
          </table:table-cell>
          <table:table-cell table:formula="of:=[$test275.D48]" office:value-type="float" office:value="0.000128" calcext:value-type="float">
            <text:p>0.000128</text:p>
          </table:table-cell>
        </table:table-row>
        <table:table-row table:style-name="ro1">
          <table:table-cell table:number-columns-repeated="2"/>
          <table:table-cell table:formula="of:=[$test275.G49]" office:value-type="float" office:value="387" calcext:value-type="float">
            <text:p>387</text:p>
          </table:table-cell>
          <table:table-cell table:formula="of:=[$test275.C49]" office:value-type="float" office:value="0.051959" calcext:value-type="float">
            <text:p>0.051959</text:p>
          </table:table-cell>
          <table:table-cell table:formula="of:=[$test275.D49]" office:value-type="float" office:value="0.000126" calcext:value-type="float">
            <text:p>0.000126</text:p>
          </table:table-cell>
        </table:table-row>
        <table:table-row table:style-name="ro1">
          <table:table-cell table:number-columns-repeated="2"/>
          <table:table-cell table:formula="of:=[$test275.G50]" office:value-type="float" office:value="406" calcext:value-type="float">
            <text:p>406</text:p>
          </table:table-cell>
          <table:table-cell table:formula="of:=[$test275.C50]" office:value-type="float" office:value="0.033253" calcext:value-type="float">
            <text:p>0.033253</text:p>
          </table:table-cell>
          <table:table-cell table:formula="of:=[$test275.D50]" office:value-type="float" office:value="0.000128" calcext:value-type="float">
            <text:p>0.000128</text:p>
          </table:table-cell>
        </table:table-row>
        <table:table-row table:style-name="ro1">
          <table:table-cell table:number-columns-repeated="2"/>
          <table:table-cell table:formula="of:=[$test275.G51]" office:value-type="float" office:value="398" calcext:value-type="float">
            <text:p>398</text:p>
          </table:table-cell>
          <table:table-cell table:formula="of:=[$test275.C51]" office:value-type="float" office:value="0.013649" calcext:value-type="float">
            <text:p>0.013649</text:p>
          </table:table-cell>
          <table:table-cell table:formula="of:=[$test275.D51]" office:value-type="float" office:value="0.000124" calcext:value-type="float">
            <text:p>0.000124</text:p>
          </table:table-cell>
        </table:table-row>
        <table:table-row table:style-name="ro1">
          <table:table-cell table:number-columns-repeated="2"/>
          <table:table-cell table:formula="of:=[$test275.G52]" office:value-type="float" office:value="398" calcext:value-type="float">
            <text:p>398</text:p>
          </table:table-cell>
          <table:table-cell table:formula="of:=[$test275.C52]" office:value-type="float" office:value="0.021195" calcext:value-type="float">
            <text:p>0.021195</text:p>
          </table:table-cell>
          <table:table-cell table:formula="of:=[$test275.D52]" office:value-type="float" office:value="0.000116" calcext:value-type="float">
            <text:p>0.000116</text:p>
          </table:table-cell>
        </table:table-row>
        <table:table-row table:style-name="ro1">
          <table:table-cell table:number-columns-repeated="2"/>
          <table:table-cell table:formula="of:=[$test275.G53]" office:value-type="float" office:value="400" calcext:value-type="float">
            <text:p>400</text:p>
          </table:table-cell>
          <table:table-cell table:formula="of:=[$test275.C53]" office:value-type="float" office:value="0.033053" calcext:value-type="float">
            <text:p>0.033053</text:p>
          </table:table-cell>
          <table:table-cell table:formula="of:=[$test275.D53]" office:value-type="float" office:value="0.000108" calcext:value-type="float">
            <text:p>0.000108</text:p>
          </table:table-cell>
        </table:table-row>
        <table:table-row table:style-name="ro1">
          <table:table-cell table:number-columns-repeated="2"/>
          <table:table-cell table:formula="of:=[$test275.G54]" office:value-type="float" office:value="399" calcext:value-type="float">
            <text:p>399</text:p>
          </table:table-cell>
          <table:table-cell table:formula="of:=[$test275.C54]" office:value-type="float" office:value="0.032873" calcext:value-type="float">
            <text:p>0.032873</text:p>
          </table:table-cell>
          <table:table-cell table:formula="of:=[$test275.D54]" office:value-type="float" office:value="0.000162" calcext:value-type="float">
            <text:p>0.000162</text:p>
          </table:table-cell>
        </table:table-row>
        <table:table-row table:style-name="ro1">
          <table:table-cell table:number-columns-repeated="2"/>
          <table:table-cell table:formula="of:=[$test275.G55]" office:value-type="float" office:value="399" calcext:value-type="float">
            <text:p>399</text:p>
          </table:table-cell>
          <table:table-cell table:formula="of:=[$test275.C55]" office:value-type="float" office:value="0.019102" calcext:value-type="float">
            <text:p>0.019102</text:p>
          </table:table-cell>
          <table:table-cell table:formula="of:=[$test275.D55]" office:value-type="float" office:value="0.000125" calcext:value-type="float">
            <text:p>0.000125</text:p>
          </table:table-cell>
        </table:table-row>
        <table:table-row table:style-name="ro1">
          <table:table-cell table:number-columns-repeated="2"/>
          <table:table-cell table:formula="of:=[$test275.G56]" office:value-type="float" office:value="399" calcext:value-type="float">
            <text:p>399</text:p>
          </table:table-cell>
          <table:table-cell table:formula="of:=[$test275.C56]" office:value-type="float" office:value="0.017417" calcext:value-type="float">
            <text:p>0.017417</text:p>
          </table:table-cell>
          <table:table-cell table:formula="of:=[$test275.D56]" office:value-type="float" office:value="0.000144" calcext:value-type="float">
            <text:p>0.000144</text:p>
          </table:table-cell>
        </table:table-row>
        <table:table-row table:style-name="ro1">
          <table:table-cell table:number-columns-repeated="2"/>
          <table:table-cell table:formula="of:=[$test275.G57]" office:value-type="float" office:value="399" calcext:value-type="float">
            <text:p>399</text:p>
          </table:table-cell>
          <table:table-cell table:formula="of:=[$test275.C57]" office:value-type="float" office:value="0.031758" calcext:value-type="float">
            <text:p>0.031758</text:p>
          </table:table-cell>
          <table:table-cell table:formula="of:=[$test275.D57]" office:value-type="float" office:value="0.000153" calcext:value-type="float">
            <text:p>0.000153</text:p>
          </table:table-cell>
        </table:table-row>
        <table:table-row table:style-name="ro1">
          <table:table-cell table:number-columns-repeated="2"/>
          <table:table-cell table:formula="of:=[$test275.G58]" office:value-type="float" office:value="399" calcext:value-type="float">
            <text:p>399</text:p>
          </table:table-cell>
          <table:table-cell table:formula="of:=[$test275.C58]" office:value-type="float" office:value="0.014405" calcext:value-type="float">
            <text:p>0.014405</text:p>
          </table:table-cell>
          <table:table-cell table:formula="of:=[$test275.D58]" office:value-type="float" office:value="0.000165" calcext:value-type="float">
            <text:p>0.000165</text:p>
          </table:table-cell>
        </table:table-row>
        <table:table-row table:style-name="ro1">
          <table:table-cell table:number-columns-repeated="2"/>
          <table:table-cell table:formula="of:=[$test275.G59]" office:value-type="float" office:value="399" calcext:value-type="float">
            <text:p>399</text:p>
          </table:table-cell>
          <table:table-cell table:formula="of:=[$test275.C59]" office:value-type="float" office:value="0.017009" calcext:value-type="float">
            <text:p>0.017009</text:p>
          </table:table-cell>
          <table:table-cell table:formula="of:=[$test275.D59]" office:value-type="float" office:value="0.000131" calcext:value-type="float">
            <text:p>0.000131</text:p>
          </table:table-cell>
        </table:table-row>
        <table:table-row table:style-name="ro1">
          <table:table-cell table:number-columns-repeated="2"/>
          <table:table-cell table:formula="of:=[$test275.G60]" office:value-type="float" office:value="399" calcext:value-type="float">
            <text:p>399</text:p>
          </table:table-cell>
          <table:table-cell table:formula="of:=[$test275.C60]" office:value-type="float" office:value="0.012401" calcext:value-type="float">
            <text:p>0.012401</text:p>
          </table:table-cell>
          <table:table-cell table:formula="of:=[$test275.D60]" office:value-type="float" office:value="0.000124" calcext:value-type="float">
            <text:p>0.000124</text:p>
          </table:table-cell>
        </table:table-row>
        <table:table-row table:style-name="ro1">
          <table:table-cell table:number-columns-repeated="2"/>
          <table:table-cell table:formula="of:=[$test275.G61]" office:value-type="float" office:value="399" calcext:value-type="float">
            <text:p>399</text:p>
          </table:table-cell>
          <table:table-cell table:formula="of:=[$test275.C61]" office:value-type="float" office:value="0.023816" calcext:value-type="float">
            <text:p>0.023816</text:p>
          </table:table-cell>
          <table:table-cell table:formula="of:=[$test275.D61]" office:value-type="float" office:value="0.000168" calcext:value-type="float">
            <text:p>0.000168</text:p>
          </table:table-cell>
        </table:table-row>
        <table:table-row table:style-name="ro1">
          <table:table-cell table:number-columns-repeated="2"/>
          <table:table-cell table:formula="of:=[$test275.G62]" office:value-type="float" office:value="399" calcext:value-type="float">
            <text:p>399</text:p>
          </table:table-cell>
          <table:table-cell table:formula="of:=[$test275.C62]" office:value-type="float" office:value="0.01429" calcext:value-type="float">
            <text:p>0.01429</text:p>
          </table:table-cell>
          <table:table-cell table:formula="of:=[$test275.D62]" office:value-type="float" office:value="0.000105" calcext:value-type="float">
            <text:p>0.000105</text:p>
          </table:table-cell>
        </table:table-row>
        <table:table-row table:style-name="ro1">
          <table:table-cell table:number-columns-repeated="2"/>
          <table:table-cell table:formula="of:=[$test275.G63]" office:value-type="float" office:value="399" calcext:value-type="float">
            <text:p>399</text:p>
          </table:table-cell>
          <table:table-cell table:formula="of:=[$test275.C63]" office:value-type="float" office:value="0.020246" calcext:value-type="float">
            <text:p>0.020246</text:p>
          </table:table-cell>
          <table:table-cell table:formula="of:=[$test275.D63]" office:value-type="float" office:value="0.000108" calcext:value-type="float">
            <text:p>0.000108</text:p>
          </table:table-cell>
        </table:table-row>
        <table:table-row table:style-name="ro1">
          <table:table-cell table:number-columns-repeated="2"/>
          <table:table-cell table:formula="of:=[$test275.G64]" office:value-type="float" office:value="399" calcext:value-type="float">
            <text:p>399</text:p>
          </table:table-cell>
          <table:table-cell table:formula="of:=[$test275.C64]" office:value-type="float" office:value="0.027518" calcext:value-type="float">
            <text:p>0.027518</text:p>
          </table:table-cell>
          <table:table-cell table:formula="of:=[$test275.D64]" office:value-type="float" office:value="0.000123" calcext:value-type="float">
            <text:p>0.000123</text:p>
          </table:table-cell>
        </table:table-row>
        <table:table-row table:style-name="ro1">
          <table:table-cell table:number-columns-repeated="2"/>
          <table:table-cell table:formula="of:=[$test275.G65]" office:value-type="float" office:value="399" calcext:value-type="float">
            <text:p>399</text:p>
          </table:table-cell>
          <table:table-cell table:formula="of:=[$test275.C65]" office:value-type="float" office:value="0.020112" calcext:value-type="float">
            <text:p>0.020112</text:p>
          </table:table-cell>
          <table:table-cell table:formula="of:=[$test275.D65]" office:value-type="float" office:value="0.000136" calcext:value-type="float">
            <text:p>0.000136</text:p>
          </table:table-cell>
        </table:table-row>
        <table:table-row table:style-name="ro1">
          <table:table-cell table:number-columns-repeated="2"/>
          <table:table-cell table:formula="of:=[$test275.G66]" office:value-type="float" office:value="399" calcext:value-type="float">
            <text:p>399</text:p>
          </table:table-cell>
          <table:table-cell table:formula="of:=[$test275.C66]" office:value-type="float" office:value="0.045687" calcext:value-type="float">
            <text:p>0.045687</text:p>
          </table:table-cell>
          <table:table-cell table:formula="of:=[$test275.D66]" office:value-type="float" office:value="0.000136" calcext:value-type="float">
            <text:p>0.000136</text:p>
          </table:table-cell>
        </table:table-row>
        <table:table-row table:style-name="ro1">
          <table:table-cell table:number-columns-repeated="2"/>
          <table:table-cell table:formula="of:=[$test275.G67]" office:value-type="float" office:value="399" calcext:value-type="float">
            <text:p>399</text:p>
          </table:table-cell>
          <table:table-cell table:formula="of:=[$test275.C67]" office:value-type="float" office:value="0.032474" calcext:value-type="float">
            <text:p>0.032474</text:p>
          </table:table-cell>
          <table:table-cell table:formula="of:=[$test275.D67]" office:value-type="float" office:value="0.000098" calcext:value-type="float">
            <text:p>9.8E-05</text:p>
          </table:table-cell>
        </table:table-row>
        <table:table-row table:style-name="ro1">
          <table:table-cell table:number-columns-repeated="2"/>
          <table:table-cell table:formula="of:=[$test275.G68]" office:value-type="float" office:value="399" calcext:value-type="float">
            <text:p>399</text:p>
          </table:table-cell>
          <table:table-cell table:formula="of:=[$test275.C68]" office:value-type="float" office:value="0.05061" calcext:value-type="float">
            <text:p>0.05061</text:p>
          </table:table-cell>
          <table:table-cell table:formula="of:=[$test275.D68]" office:value-type="float" office:value="0.000109" calcext:value-type="float">
            <text:p>0.000109</text:p>
          </table:table-cell>
        </table:table-row>
        <table:table-row table:style-name="ro1">
          <table:table-cell table:number-columns-repeated="2"/>
          <table:table-cell table:formula="of:=[$test275.G69]" office:value-type="float" office:value="399" calcext:value-type="float">
            <text:p>399</text:p>
          </table:table-cell>
          <table:table-cell table:formula="of:=[$test275.C69]" office:value-type="float" office:value="0.021092" calcext:value-type="float">
            <text:p>0.021092</text:p>
          </table:table-cell>
          <table:table-cell table:formula="of:=[$test275.D69]" office:value-type="float" office:value="0.000105" calcext:value-type="float">
            <text:p>0.000105</text:p>
          </table:table-cell>
        </table:table-row>
        <table:table-row table:style-name="ro1">
          <table:table-cell table:number-columns-repeated="2"/>
          <table:table-cell table:formula="of:=[$test275.G70]" office:value-type="float" office:value="399" calcext:value-type="float">
            <text:p>399</text:p>
          </table:table-cell>
          <table:table-cell table:formula="of:=[$test275.C70]" office:value-type="float" office:value="0.014465" calcext:value-type="float">
            <text:p>0.014465</text:p>
          </table:table-cell>
          <table:table-cell table:formula="of:=[$test275.D70]" office:value-type="float" office:value="0.000131" calcext:value-type="float">
            <text:p>0.000131</text:p>
          </table:table-cell>
        </table:table-row>
        <table:table-row table:style-name="ro1">
          <table:table-cell table:number-columns-repeated="2"/>
          <table:table-cell table:formula="of:=[$test275.G71]" office:value-type="float" office:value="399" calcext:value-type="float">
            <text:p>399</text:p>
          </table:table-cell>
          <table:table-cell table:formula="of:=[$test275.C71]" office:value-type="float" office:value="0.011801" calcext:value-type="float">
            <text:p>0.011801</text:p>
          </table:table-cell>
          <table:table-cell table:formula="of:=[$test275.D71]" office:value-type="float" office:value="0.000115" calcext:value-type="float">
            <text:p>0.000115</text:p>
          </table:table-cell>
        </table:table-row>
        <table:table-row table:style-name="ro1">
          <table:table-cell table:number-columns-repeated="2"/>
          <table:table-cell table:formula="of:=[$test275.G72]" office:value-type="float" office:value="399" calcext:value-type="float">
            <text:p>399</text:p>
          </table:table-cell>
          <table:table-cell table:formula="of:=[$test275.C72]" office:value-type="float" office:value="0.016735" calcext:value-type="float">
            <text:p>0.016735</text:p>
          </table:table-cell>
          <table:table-cell table:formula="of:=[$test275.D72]" office:value-type="float" office:value="0.000098" calcext:value-type="float">
            <text:p>9.8E-05</text:p>
          </table:table-cell>
        </table:table-row>
        <table:table-row table:style-name="ro1">
          <table:table-cell table:number-columns-repeated="2"/>
          <table:table-cell table:formula="of:=[$test275.G73]" office:value-type="float" office:value="399" calcext:value-type="float">
            <text:p>399</text:p>
          </table:table-cell>
          <table:table-cell table:formula="of:=[$test275.C73]" office:value-type="float" office:value="0.030808" calcext:value-type="float">
            <text:p>0.030808</text:p>
          </table:table-cell>
          <table:table-cell table:formula="of:=[$test275.D73]" office:value-type="float" office:value="0.000099" calcext:value-type="float">
            <text:p>9.9E-05</text:p>
          </table:table-cell>
        </table:table-row>
        <table:table-row table:style-name="ro1">
          <table:table-cell table:number-columns-repeated="2"/>
          <table:table-cell table:formula="of:=[$test275.G74]" office:value-type="float" office:value="399" calcext:value-type="float">
            <text:p>399</text:p>
          </table:table-cell>
          <table:table-cell table:formula="of:=[$test275.C74]" office:value-type="float" office:value="0.018746" calcext:value-type="float">
            <text:p>0.018746</text:p>
          </table:table-cell>
          <table:table-cell table:formula="of:=[$test275.D74]" office:value-type="float" office:value="0.000111" calcext:value-type="float">
            <text:p>0.000111</text:p>
          </table:table-cell>
        </table:table-row>
        <table:table-row table:style-name="ro1">
          <table:table-cell table:number-columns-repeated="2"/>
          <table:table-cell table:formula="of:=[$test275.G75]" office:value-type="float" office:value="399" calcext:value-type="float">
            <text:p>399</text:p>
          </table:table-cell>
          <table:table-cell table:formula="of:=[$test275.C75]" office:value-type="float" office:value="0.028271" calcext:value-type="float">
            <text:p>0.028271</text:p>
          </table:table-cell>
          <table:table-cell table:formula="of:=[$test275.D75]" office:value-type="float" office:value="0.000104" calcext:value-type="float">
            <text:p>0.000104</text:p>
          </table:table-cell>
        </table:table-row>
        <table:table-row table:style-name="ro1">
          <table:table-cell table:number-columns-repeated="2"/>
          <table:table-cell table:formula="of:=[$test275.G76]" office:value-type="float" office:value="399" calcext:value-type="float">
            <text:p>399</text:p>
          </table:table-cell>
          <table:table-cell table:formula="of:=[$test275.C76]" office:value-type="float" office:value="0.015909" calcext:value-type="float">
            <text:p>0.015909</text:p>
          </table:table-cell>
          <table:table-cell table:formula="of:=[$test275.D76]" office:value-type="float" office:value="0.000106" calcext:value-type="float">
            <text:p>0.000106</text:p>
          </table:table-cell>
        </table:table-row>
        <table:table-row table:style-name="ro1">
          <table:table-cell table:number-columns-repeated="2"/>
          <table:table-cell table:formula="of:=[$test275.G77]" office:value-type="float" office:value="399" calcext:value-type="float">
            <text:p>399</text:p>
          </table:table-cell>
          <table:table-cell table:formula="of:=[$test275.C77]" office:value-type="float" office:value="0.017104" calcext:value-type="float">
            <text:p>0.017104</text:p>
          </table:table-cell>
          <table:table-cell table:formula="of:=[$test275.D77]" office:value-type="float" office:value="0.000114" calcext:value-type="float">
            <text:p>0.000114</text:p>
          </table:table-cell>
        </table:table-row>
        <table:table-row table:style-name="ro1">
          <table:table-cell table:number-columns-repeated="2"/>
          <table:table-cell table:formula="of:=[$test275.G78]" office:value-type="float" office:value="399" calcext:value-type="float">
            <text:p>399</text:p>
          </table:table-cell>
          <table:table-cell table:formula="of:=[$test275.C78]" office:value-type="float" office:value="0.020356" calcext:value-type="float">
            <text:p>0.020356</text:p>
          </table:table-cell>
          <table:table-cell table:formula="of:=[$test275.D78]" office:value-type="float" office:value="0.000127" calcext:value-type="float">
            <text:p>0.000127</text:p>
          </table:table-cell>
        </table:table-row>
        <table:table-row table:style-name="ro1">
          <table:table-cell table:number-columns-repeated="2"/>
          <table:table-cell table:formula="of:=[$test275.G79]" office:value-type="float" office:value="399" calcext:value-type="float">
            <text:p>399</text:p>
          </table:table-cell>
          <table:table-cell table:formula="of:=[$test275.C79]" office:value-type="float" office:value="0.013564" calcext:value-type="float">
            <text:p>0.013564</text:p>
          </table:table-cell>
          <table:table-cell table:formula="of:=[$test275.D79]" office:value-type="float" office:value="0.000117" calcext:value-type="float">
            <text:p>0.000117</text:p>
          </table:table-cell>
        </table:table-row>
        <table:table-row table:style-name="ro1">
          <table:table-cell table:number-columns-repeated="2"/>
          <table:table-cell table:formula="of:=[$test275.G80]" office:value-type="float" office:value="399" calcext:value-type="float">
            <text:p>399</text:p>
          </table:table-cell>
          <table:table-cell table:formula="of:=[$test275.C80]" office:value-type="float" office:value="0.026443" calcext:value-type="float">
            <text:p>0.026443</text:p>
          </table:table-cell>
          <table:table-cell table:formula="of:=[$test275.D80]" office:value-type="float" office:value="0.000103" calcext:value-type="float">
            <text:p>0.000103</text:p>
          </table:table-cell>
        </table:table-row>
        <table:table-row table:style-name="ro1">
          <table:table-cell table:number-columns-repeated="2"/>
          <table:table-cell table:formula="of:=[$test275.G81]" office:value-type="float" office:value="399" calcext:value-type="float">
            <text:p>399</text:p>
          </table:table-cell>
          <table:table-cell table:formula="of:=[$test275.C81]" office:value-type="float" office:value="0.011462" calcext:value-type="float">
            <text:p>0.011462</text:p>
          </table:table-cell>
          <table:table-cell table:formula="of:=[$test275.D81]" office:value-type="float" office:value="0.000113" calcext:value-type="float">
            <text:p>0.000113</text:p>
          </table:table-cell>
        </table:table-row>
        <table:table-row table:style-name="ro1">
          <table:table-cell table:number-columns-repeated="2"/>
          <table:table-cell table:formula="of:=[$test275.G82]" office:value-type="float" office:value="399" calcext:value-type="float">
            <text:p>399</text:p>
          </table:table-cell>
          <table:table-cell table:formula="of:=[$test275.C82]" office:value-type="float" office:value="0.032328" calcext:value-type="float">
            <text:p>0.032328</text:p>
          </table:table-cell>
          <table:table-cell table:formula="of:=[$test275.D82]" office:value-type="float" office:value="0.000111" calcext:value-type="float">
            <text:p>0.000111</text:p>
          </table:table-cell>
        </table:table-row>
        <table:table-row table:style-name="ro1">
          <table:table-cell table:number-columns-repeated="2"/>
          <table:table-cell table:formula="of:=[$test275.G83]" office:value-type="float" office:value="398" calcext:value-type="float">
            <text:p>398</text:p>
          </table:table-cell>
          <table:table-cell table:formula="of:=[$test275.C83]" office:value-type="float" office:value="0.021492" calcext:value-type="float">
            <text:p>0.021492</text:p>
          </table:table-cell>
          <table:table-cell table:formula="of:=[$test275.D83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2"/>
          <table:table-cell table:formula="of:=[$test275.G84]" office:value-type="float" office:value="400" calcext:value-type="float">
            <text:p>400</text:p>
          </table:table-cell>
          <table:table-cell table:formula="of:=[$test275.C84]" office:value-type="float" office:value="0.014881" calcext:value-type="float">
            <text:p>0.014881</text:p>
          </table:table-cell>
          <table:table-cell table:formula="of:=[$test275.D84]" office:value-type="float" office:value="0.000138" calcext:value-type="float">
            <text:p>0.000138</text:p>
          </table:table-cell>
        </table:table-row>
        <table:table-row table:style-name="ro1">
          <table:table-cell table:number-columns-repeated="2"/>
          <table:table-cell table:formula="of:=[$test275.G85]" office:value-type="float" office:value="399" calcext:value-type="float">
            <text:p>399</text:p>
          </table:table-cell>
          <table:table-cell table:formula="of:=[$test275.C85]" office:value-type="float" office:value="0.050939" calcext:value-type="float">
            <text:p>0.050939</text:p>
          </table:table-cell>
          <table:table-cell table:formula="of:=[$test275.D85]" office:value-type="float" office:value="0.000152" calcext:value-type="float">
            <text:p>0.000152</text:p>
          </table:table-cell>
        </table:table-row>
        <table:table-row table:style-name="ro1">
          <table:table-cell table:number-columns-repeated="2"/>
          <table:table-cell table:formula="of:=[$test275.G86]" office:value-type="float" office:value="398" calcext:value-type="float">
            <text:p>398</text:p>
          </table:table-cell>
          <table:table-cell table:formula="of:=[$test275.C86]" office:value-type="float" office:value="0.039239" calcext:value-type="float">
            <text:p>0.039239</text:p>
          </table:table-cell>
          <table:table-cell table:formula="of:=[$test275.D86]" office:value-type="float" office:value="0.000148" calcext:value-type="float">
            <text:p>0.000148</text:p>
          </table:table-cell>
        </table:table-row>
        <table:table-row table:style-name="ro1">
          <table:table-cell table:number-columns-repeated="2"/>
          <table:table-cell table:formula="of:=[$test275.G87]" office:value-type="float" office:value="399" calcext:value-type="float">
            <text:p>399</text:p>
          </table:table-cell>
          <table:table-cell table:formula="of:=[$test275.C87]" office:value-type="float" office:value="0.043174" calcext:value-type="float">
            <text:p>0.043174</text:p>
          </table:table-cell>
          <table:table-cell table:formula="of:=[$test275.D87]" office:value-type="float" office:value="0.000128" calcext:value-type="float">
            <text:p>0.000128</text:p>
          </table:table-cell>
        </table:table-row>
        <table:table-row table:style-name="ro1">
          <table:table-cell table:number-columns-repeated="2"/>
          <table:table-cell table:formula="of:=[$test275.G88]" office:value-type="float" office:value="399" calcext:value-type="float">
            <text:p>399</text:p>
          </table:table-cell>
          <table:table-cell table:formula="of:=[$test275.C88]" office:value-type="float" office:value="0.021541" calcext:value-type="float">
            <text:p>0.021541</text:p>
          </table:table-cell>
          <table:table-cell table:formula="of:=[$test275.D88]" office:value-type="float" office:value="0.000104" calcext:value-type="float">
            <text:p>0.000104</text:p>
          </table:table-cell>
        </table:table-row>
        <table:table-row table:style-name="ro1">
          <table:table-cell table:number-columns-repeated="2"/>
          <table:table-cell table:formula="of:=[$test275.G89]" office:value-type="float" office:value="399" calcext:value-type="float">
            <text:p>399</text:p>
          </table:table-cell>
          <table:table-cell table:formula="of:=[$test275.C89]" office:value-type="float" office:value="0.018231" calcext:value-type="float">
            <text:p>0.018231</text:p>
          </table:table-cell>
          <table:table-cell table:formula="of:=[$test275.D89]" office:value-type="float" office:value="0.000128" calcext:value-type="float">
            <text:p>0.000128</text:p>
          </table:table-cell>
        </table:table-row>
        <table:table-row table:style-name="ro1">
          <table:table-cell table:number-columns-repeated="2"/>
          <table:table-cell table:formula="of:=[$test275.G90]" office:value-type="float" office:value="399" calcext:value-type="float">
            <text:p>399</text:p>
          </table:table-cell>
          <table:table-cell table:formula="of:=[$test275.C90]" office:value-type="float" office:value="0.022575" calcext:value-type="float">
            <text:p>0.022575</text:p>
          </table:table-cell>
          <table:table-cell table:formula="of:=[$test275.D90]" office:value-type="float" office:value="0.000149" calcext:value-type="float">
            <text:p>0.000149</text:p>
          </table:table-cell>
        </table:table-row>
        <table:table-row table:style-name="ro1">
          <table:table-cell table:number-columns-repeated="2"/>
          <table:table-cell table:formula="of:=[$test275.G91]" office:value-type="float" office:value="399" calcext:value-type="float">
            <text:p>399</text:p>
          </table:table-cell>
          <table:table-cell table:formula="of:=[$test275.C91]" office:value-type="float" office:value="0.018161" calcext:value-type="float">
            <text:p>0.018161</text:p>
          </table:table-cell>
          <table:table-cell table:formula="of:=[$test275.D91]" office:value-type="float" office:value="0.000118" calcext:value-type="float">
            <text:p>0.000118</text:p>
          </table:table-cell>
        </table:table-row>
        <table:table-row table:style-name="ro1">
          <table:table-cell table:number-columns-repeated="2"/>
          <table:table-cell table:formula="of:=[$test275.G92]" office:value-type="float" office:value="399" calcext:value-type="float">
            <text:p>399</text:p>
          </table:table-cell>
          <table:table-cell table:formula="of:=[$test275.C92]" office:value-type="float" office:value="0.035043" calcext:value-type="float">
            <text:p>0.035043</text:p>
          </table:table-cell>
          <table:table-cell table:formula="of:=[$test275.D92]" office:value-type="float" office:value="0.000108" calcext:value-type="float">
            <text:p>0.000108</text:p>
          </table:table-cell>
        </table:table-row>
        <table:table-row table:style-name="ro1">
          <table:table-cell table:number-columns-repeated="2"/>
          <table:table-cell table:formula="of:=[$test275.G93]" office:value-type="float" office:value="399" calcext:value-type="float">
            <text:p>399</text:p>
          </table:table-cell>
          <table:table-cell table:formula="of:=[$test275.C93]" office:value-type="float" office:value="0.03118" calcext:value-type="float">
            <text:p>0.03118</text:p>
          </table:table-cell>
          <table:table-cell table:formula="of:=[$test275.D93]" office:value-type="float" office:value="0.000143" calcext:value-type="float">
            <text:p>0.000143</text:p>
          </table:table-cell>
        </table:table-row>
        <table:table-row table:style-name="ro1">
          <table:table-cell table:number-columns-repeated="2"/>
          <table:table-cell table:formula="of:=[$test275.G94]" office:value-type="float" office:value="399" calcext:value-type="float">
            <text:p>399</text:p>
          </table:table-cell>
          <table:table-cell table:formula="of:=[$test275.C94]" office:value-type="float" office:value="0.029349" calcext:value-type="float">
            <text:p>0.029349</text:p>
          </table:table-cell>
          <table:table-cell table:formula="of:=[$test275.D94]" office:value-type="float" office:value="0.000126" calcext:value-type="float">
            <text:p>0.000126</text:p>
          </table:table-cell>
        </table:table-row>
        <table:table-row table:style-name="ro1">
          <table:table-cell table:number-columns-repeated="2"/>
          <table:table-cell table:formula="of:=[$test275.G95]" office:value-type="float" office:value="399" calcext:value-type="float">
            <text:p>399</text:p>
          </table:table-cell>
          <table:table-cell table:formula="of:=[$test275.C95]" office:value-type="float" office:value="0.014115" calcext:value-type="float">
            <text:p>0.014115</text:p>
          </table:table-cell>
          <table:table-cell table:formula="of:=[$test275.D95]" office:value-type="float" office:value="0.000107" calcext:value-type="float">
            <text:p>0.000107</text:p>
          </table:table-cell>
        </table:table-row>
        <table:table-row table:style-name="ro1">
          <table:table-cell table:number-columns-repeated="2"/>
          <table:table-cell table:formula="of:=[$test275.G96]" office:value-type="float" office:value="399" calcext:value-type="float">
            <text:p>399</text:p>
          </table:table-cell>
          <table:table-cell table:formula="of:=[$test275.C96]" office:value-type="float" office:value="0.018353" calcext:value-type="float">
            <text:p>0.018353</text:p>
          </table:table-cell>
          <table:table-cell table:formula="of:=[$test275.D96]" office:value-type="float" office:value="0.000125" calcext:value-type="float">
            <text:p>0.000125</text:p>
          </table:table-cell>
        </table:table-row>
        <table:table-row table:style-name="ro1">
          <table:table-cell table:number-columns-repeated="2"/>
          <table:table-cell table:formula="of:=[$test275.G97]" office:value-type="float" office:value="399" calcext:value-type="float">
            <text:p>399</text:p>
          </table:table-cell>
          <table:table-cell table:formula="of:=[$test275.C97]" office:value-type="float" office:value="0.042573" calcext:value-type="float">
            <text:p>0.042573</text:p>
          </table:table-cell>
          <table:table-cell table:formula="of:=[$test275.D97]" office:value-type="float" office:value="0.000143" calcext:value-type="float">
            <text:p>0.000143</text:p>
          </table:table-cell>
        </table:table-row>
        <table:table-row table:style-name="ro1">
          <table:table-cell table:number-columns-repeated="2"/>
          <table:table-cell table:formula="of:=[$test275.G98]" office:value-type="float" office:value="399" calcext:value-type="float">
            <text:p>399</text:p>
          </table:table-cell>
          <table:table-cell table:formula="of:=[$test275.C98]" office:value-type="float" office:value="0.01941" calcext:value-type="float">
            <text:p>0.01941</text:p>
          </table:table-cell>
          <table:table-cell table:formula="of:=[$test275.D98]" office:value-type="float" office:value="0.000112" calcext:value-type="float">
            <text:p>0.000112</text:p>
          </table:table-cell>
        </table:table-row>
        <table:table-row table:style-name="ro1">
          <table:table-cell table:number-columns-repeated="2"/>
          <table:table-cell table:formula="of:=[$test275.G99]" office:value-type="float" office:value="399" calcext:value-type="float">
            <text:p>399</text:p>
          </table:table-cell>
          <table:table-cell table:formula="of:=[$test275.C99]" office:value-type="float" office:value="0.015867" calcext:value-type="float">
            <text:p>0.015867</text:p>
          </table:table-cell>
          <table:table-cell table:formula="of:=[$test275.D99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2"/>
          <table:table-cell table:formula="of:=[$test275.G100]" office:value-type="float" office:value="399" calcext:value-type="float">
            <text:p>399</text:p>
          </table:table-cell>
          <table:table-cell table:formula="of:=[$test275.C100]" office:value-type="float" office:value="0.015034" calcext:value-type="float">
            <text:p>0.015034</text:p>
          </table:table-cell>
          <table:table-cell table:formula="of:=[$test275.D100]" office:value-type="float" office:value="0.000096" calcext:value-type="float">
            <text:p>9.6E-05</text:p>
          </table:table-cell>
        </table:table-row>
        <table:table-row table:style-name="ro1">
          <table:table-cell table:number-columns-repeated="2"/>
          <table:table-cell table:formula="of:=[$test275.G101]" office:value-type="float" office:value="399" calcext:value-type="float">
            <text:p>399</text:p>
          </table:table-cell>
          <table:table-cell table:formula="of:=[$test275.C101]" office:value-type="float" office:value="0.021511" calcext:value-type="float">
            <text:p>0.021511</text:p>
          </table:table-cell>
          <table:table-cell table:formula="of:=[$test275.D101]" office:value-type="float" office:value="0.000133" calcext:value-type="float">
            <text:p>0.000133</text:p>
          </table:table-cell>
        </table:table-row>
        <table:table-row table:style-name="ro1">
          <table:table-cell table:number-columns-repeated="2"/>
          <table:table-cell table:formula="of:=[$test275.G102]" office:value-type="float" office:value="399" calcext:value-type="float">
            <text:p>399</text:p>
          </table:table-cell>
          <table:table-cell table:formula="of:=[$test275.C102]" office:value-type="float" office:value="0.04296" calcext:value-type="float">
            <text:p>0.04296</text:p>
          </table:table-cell>
          <table:table-cell table:formula="of:=[$test275.D102]" office:value-type="float" office:value="0.000117" calcext:value-type="float">
            <text:p>0.000117</text:p>
          </table:table-cell>
        </table:table-row>
        <table:table-row table:style-name="ro1">
          <table:table-cell table:number-columns-repeated="2"/>
          <table:table-cell table:formula="of:=[$test275.G103]" office:value-type="float" office:value="399" calcext:value-type="float">
            <text:p>399</text:p>
          </table:table-cell>
          <table:table-cell table:formula="of:=[$test275.C103]" office:value-type="float" office:value="0.050623" calcext:value-type="float">
            <text:p>0.050623</text:p>
          </table:table-cell>
          <table:table-cell table:formula="of:=[$test275.D103]" office:value-type="float" office:value="0.000103" calcext:value-type="float">
            <text:p>0.000103</text:p>
          </table:table-cell>
        </table:table-row>
        <table:table-row table:style-name="ro1">
          <table:table-cell table:number-columns-repeated="2"/>
          <table:table-cell table:formula="of:=[$test275.G104]" office:value-type="float" office:value="399" calcext:value-type="float">
            <text:p>399</text:p>
          </table:table-cell>
          <table:table-cell table:formula="of:=[$test275.C104]" office:value-type="float" office:value="0.024138" calcext:value-type="float">
            <text:p>0.024138</text:p>
          </table:table-cell>
          <table:table-cell table:formula="of:=[$test275.D104]" office:value-type="float" office:value="0.000108" calcext:value-type="float">
            <text:p>0.000108</text:p>
          </table:table-cell>
        </table:table-row>
        <table:table-row table:style-name="ro1">
          <table:table-cell table:number-columns-repeated="2"/>
          <table:table-cell table:formula="of:=[$test275.G105]" office:value-type="float" office:value="398" calcext:value-type="float">
            <text:p>398</text:p>
          </table:table-cell>
          <table:table-cell table:formula="of:=[$test275.C105]" office:value-type="float" office:value="0.043757" calcext:value-type="float">
            <text:p>0.043757</text:p>
          </table:table-cell>
          <table:table-cell table:formula="of:=[$test275.D105]" office:value-type="float" office:value="0.00011" calcext:value-type="float">
            <text:p>0.00011</text:p>
          </table:table-cell>
        </table:table-row>
        <table:table-row table:style-name="ro1">
          <table:table-cell table:number-columns-repeated="2"/>
          <table:table-cell table:formula="of:=[$test275.G106]" office:value-type="float" office:value="400" calcext:value-type="float">
            <text:p>400</text:p>
          </table:table-cell>
          <table:table-cell table:formula="of:=[$test275.C106]" office:value-type="float" office:value="0.017375" calcext:value-type="float">
            <text:p>0.017375</text:p>
          </table:table-cell>
          <table:table-cell table:formula="of:=[$test275.D106]" office:value-type="float" office:value="0.000117" calcext:value-type="float">
            <text:p>0.000117</text:p>
          </table:table-cell>
        </table:table-row>
        <table:table-row table:style-name="ro1">
          <table:table-cell table:number-columns-repeated="2"/>
          <table:table-cell table:formula="of:=[$test275.G107]" office:value-type="float" office:value="399" calcext:value-type="float">
            <text:p>399</text:p>
          </table:table-cell>
          <table:table-cell table:formula="of:=[$test275.C107]" office:value-type="float" office:value="0.021693" calcext:value-type="float">
            <text:p>0.021693</text:p>
          </table:table-cell>
          <table:table-cell table:formula="of:=[$test275.D107]" office:value-type="float" office:value="0.000102" calcext:value-type="float">
            <text:p>0.000102</text:p>
          </table:table-cell>
        </table:table-row>
        <table:table-row table:style-name="ro1">
          <table:table-cell table:number-columns-repeated="2"/>
          <table:table-cell table:formula="of:=[$test275.G108]" office:value-type="float" office:value="399" calcext:value-type="float">
            <text:p>399</text:p>
          </table:table-cell>
          <table:table-cell table:formula="of:=[$test275.C108]" office:value-type="float" office:value="0.02813" calcext:value-type="float">
            <text:p>0.02813</text:p>
          </table:table-cell>
          <table:table-cell table:formula="of:=[$test275.D108]" office:value-type="float" office:value="0.00013" calcext:value-type="float">
            <text:p>0.00013</text:p>
          </table:table-cell>
        </table:table-row>
        <table:table-row table:style-name="ro1">
          <table:table-cell table:number-columns-repeated="2"/>
          <table:table-cell table:formula="of:=[$test275.G109]" office:value-type="float" office:value="398" calcext:value-type="float">
            <text:p>398</text:p>
          </table:table-cell>
          <table:table-cell table:formula="of:=[$test275.C109]" office:value-type="float" office:value="0.02895" calcext:value-type="float">
            <text:p>0.02895</text:p>
          </table:table-cell>
          <table:table-cell table:formula="of:=[$test275.D109]" office:value-type="float" office:value="0.000115" calcext:value-type="float">
            <text:p>0.000115</text:p>
          </table:table-cell>
        </table:table-row>
        <table:table-row table:style-name="ro1">
          <table:table-cell table:number-columns-repeated="2"/>
          <table:table-cell table:formula="of:=[$test275.G110]" office:value-type="float" office:value="400" calcext:value-type="float">
            <text:p>400</text:p>
          </table:table-cell>
          <table:table-cell table:formula="of:=[$test275.C110]" office:value-type="float" office:value="0.026463" calcext:value-type="float">
            <text:p>0.026463</text:p>
          </table:table-cell>
          <table:table-cell table:formula="of:=[$test275.D110]" office:value-type="float" office:value="0.000133" calcext:value-type="float">
            <text:p>0.000133</text:p>
          </table:table-cell>
        </table:table-row>
        <table:table-row table:style-name="ro1">
          <table:table-cell table:number-columns-repeated="2"/>
          <table:table-cell table:formula="of:=[$test275.G111]" office:value-type="float" office:value="399" calcext:value-type="float">
            <text:p>399</text:p>
          </table:table-cell>
          <table:table-cell table:formula="of:=[$test275.C111]" office:value-type="float" office:value="0.027659" calcext:value-type="float">
            <text:p>0.027659</text:p>
          </table:table-cell>
          <table:table-cell table:formula="of:=[$test275.D111]" office:value-type="float" office:value="0.000107" calcext:value-type="float">
            <text:p>0.000107</text:p>
          </table:table-cell>
        </table:table-row>
        <table:table-row table:style-name="ro1">
          <table:table-cell table:number-columns-repeated="2"/>
          <table:table-cell table:formula="of:=[$test275.G112]" office:value-type="float" office:value="399" calcext:value-type="float">
            <text:p>399</text:p>
          </table:table-cell>
          <table:table-cell table:formula="of:=[$test275.C112]" office:value-type="float" office:value="0.018877" calcext:value-type="float">
            <text:p>0.018877</text:p>
          </table:table-cell>
          <table:table-cell table:formula="of:=[$test275.D112]" office:value-type="float" office:value="0.000115" calcext:value-type="float">
            <text:p>0.000115</text:p>
          </table:table-cell>
        </table:table-row>
        <table:table-row table:style-name="ro1">
          <table:table-cell table:number-columns-repeated="2"/>
          <table:table-cell table:formula="of:=[$test275.G113]" office:value-type="float" office:value="399" calcext:value-type="float">
            <text:p>399</text:p>
          </table:table-cell>
          <table:table-cell table:formula="of:=[$test275.C113]" office:value-type="float" office:value="0.034916" calcext:value-type="float">
            <text:p>0.034916</text:p>
          </table:table-cell>
          <table:table-cell table:formula="of:=[$test275.D113]" office:value-type="float" office:value="0.000111" calcext:value-type="float">
            <text:p>0.000111</text:p>
          </table:table-cell>
        </table:table-row>
        <table:table-row table:style-name="ro1">
          <table:table-cell table:number-columns-repeated="2"/>
          <table:table-cell table:formula="of:=[$test275.G114]" office:value-type="float" office:value="399" calcext:value-type="float">
            <text:p>399</text:p>
          </table:table-cell>
          <table:table-cell table:formula="of:=[$test275.C114]" office:value-type="float" office:value="0.013791" calcext:value-type="float">
            <text:p>0.013791</text:p>
          </table:table-cell>
          <table:table-cell table:formula="of:=[$test275.D114]" office:value-type="float" office:value="0.000115" calcext:value-type="float">
            <text:p>0.000115</text:p>
          </table:table-cell>
        </table:table-row>
        <table:table-row table:style-name="ro1">
          <table:table-cell table:number-columns-repeated="2"/>
          <table:table-cell table:formula="of:=[$test275.G115]" office:value-type="float" office:value="399" calcext:value-type="float">
            <text:p>399</text:p>
          </table:table-cell>
          <table:table-cell table:formula="of:=[$test275.C115]" office:value-type="float" office:value="0.03503" calcext:value-type="float">
            <text:p>0.03503</text:p>
          </table:table-cell>
          <table:table-cell table:formula="of:=[$test275.D115]" office:value-type="float" office:value="0.00013" calcext:value-type="float">
            <text:p>0.00013</text:p>
          </table:table-cell>
        </table:table-row>
        <table:table-row table:style-name="ro1">
          <table:table-cell table:number-columns-repeated="2"/>
          <table:table-cell table:formula="of:=[$test275.G116]" office:value-type="float" office:value="399" calcext:value-type="float">
            <text:p>399</text:p>
          </table:table-cell>
          <table:table-cell table:formula="of:=[$test275.C116]" office:value-type="float" office:value="0.0347" calcext:value-type="float">
            <text:p>0.0347</text:p>
          </table:table-cell>
          <table:table-cell table:formula="of:=[$test275.D116]" office:value-type="float" office:value="0.000103" calcext:value-type="float">
            <text:p>0.000103</text:p>
          </table:table-cell>
        </table:table-row>
        <table:table-row table:style-name="ro1">
          <table:table-cell table:number-columns-repeated="2"/>
          <table:table-cell table:formula="of:=[$test275.G117]" office:value-type="float" office:value="399" calcext:value-type="float">
            <text:p>399</text:p>
          </table:table-cell>
          <table:table-cell table:formula="of:=[$test275.C117]" office:value-type="float" office:value="0.018603" calcext:value-type="float">
            <text:p>0.018603</text:p>
          </table:table-cell>
          <table:table-cell table:formula="of:=[$test275.D117]" office:value-type="float" office:value="0.000118" calcext:value-type="float">
            <text:p>0.000118</text:p>
          </table:table-cell>
        </table:table-row>
        <table:table-row table:style-name="ro1">
          <table:table-cell table:number-columns-repeated="2"/>
          <table:table-cell table:formula="of:=[$test275.G118]" office:value-type="float" office:value="399" calcext:value-type="float">
            <text:p>399</text:p>
          </table:table-cell>
          <table:table-cell table:formula="of:=[$test275.C118]" office:value-type="float" office:value="0.023776" calcext:value-type="float">
            <text:p>0.023776</text:p>
          </table:table-cell>
          <table:table-cell table:formula="of:=[$test275.D118]" office:value-type="float" office:value="0.000105" calcext:value-type="float">
            <text:p>0.000105</text:p>
          </table:table-cell>
        </table:table-row>
        <table:table-row table:style-name="ro1">
          <table:table-cell table:number-columns-repeated="2"/>
          <table:table-cell table:formula="of:=[$test275.G119]" office:value-type="float" office:value="399" calcext:value-type="float">
            <text:p>399</text:p>
          </table:table-cell>
          <table:table-cell table:formula="of:=[$test275.C119]" office:value-type="float" office:value="0.021429" calcext:value-type="float">
            <text:p>0.021429</text:p>
          </table:table-cell>
          <table:table-cell table:formula="of:=[$test275.D119]" office:value-type="float" office:value="0.000112" calcext:value-type="float">
            <text:p>0.000112</text:p>
          </table:table-cell>
        </table:table-row>
        <table:table-row table:style-name="ro1">
          <table:table-cell table:number-columns-repeated="2"/>
          <table:table-cell table:formula="of:=[$test275.G120]" office:value-type="float" office:value="399" calcext:value-type="float">
            <text:p>399</text:p>
          </table:table-cell>
          <table:table-cell table:formula="of:=[$test275.C120]" office:value-type="float" office:value="0.019942" calcext:value-type="float">
            <text:p>0.019942</text:p>
          </table:table-cell>
          <table:table-cell table:formula="of:=[$test275.D120]" office:value-type="float" office:value="0.000109" calcext:value-type="float">
            <text:p>0.000109</text:p>
          </table:table-cell>
        </table:table-row>
        <table:table-row table:style-name="ro1">
          <table:table-cell table:number-columns-repeated="2"/>
          <table:table-cell table:formula="of:=[$test275.G121]" office:value-type="float" office:value="399" calcext:value-type="float">
            <text:p>399</text:p>
          </table:table-cell>
          <table:table-cell table:formula="of:=[$test275.C121]" office:value-type="float" office:value="0.022587" calcext:value-type="float">
            <text:p>0.022587</text:p>
          </table:table-cell>
          <table:table-cell table:formula="of:=[$test275.D121]" office:value-type="float" office:value="0.000117" calcext:value-type="float">
            <text:p>0.000117</text:p>
          </table:table-cell>
        </table:table-row>
        <table:table-row table:style-name="ro1">
          <table:table-cell table:number-columns-repeated="2"/>
          <table:table-cell table:formula="of:=[$test275.G122]" office:value-type="float" office:value="399" calcext:value-type="float">
            <text:p>399</text:p>
          </table:table-cell>
          <table:table-cell table:formula="of:=[$test275.C122]" office:value-type="float" office:value="0.053093" calcext:value-type="float">
            <text:p>0.053093</text:p>
          </table:table-cell>
          <table:table-cell table:formula="of:=[$test275.D122]" office:value-type="float" office:value="0.000114" calcext:value-type="float">
            <text:p>0.000114</text:p>
          </table:table-cell>
        </table:table-row>
        <table:table-row table:style-name="ro1">
          <table:table-cell table:number-columns-repeated="2"/>
          <table:table-cell table:formula="of:=[$test275.G123]" office:value-type="float" office:value="399" calcext:value-type="float">
            <text:p>399</text:p>
          </table:table-cell>
          <table:table-cell table:formula="of:=[$test275.C123]" office:value-type="float" office:value="0.017059" calcext:value-type="float">
            <text:p>0.017059</text:p>
          </table:table-cell>
          <table:table-cell table:formula="of:=[$test275.D123]" office:value-type="float" office:value="0.000107" calcext:value-type="float">
            <text:p>0.000107</text:p>
          </table:table-cell>
        </table:table-row>
        <table:table-row table:style-name="ro1">
          <table:table-cell table:number-columns-repeated="2"/>
          <table:table-cell table:formula="of:=[$test275.G124]" office:value-type="float" office:value="399" calcext:value-type="float">
            <text:p>399</text:p>
          </table:table-cell>
          <table:table-cell table:formula="of:=[$test275.C124]" office:value-type="float" office:value="0.011981" calcext:value-type="float">
            <text:p>0.011981</text:p>
          </table:table-cell>
          <table:table-cell table:formula="of:=[$test275.D124]" office:value-type="float" office:value="0.000127" calcext:value-type="float">
            <text:p>0.000127</text:p>
          </table:table-cell>
        </table:table-row>
        <table:table-row table:style-name="ro1">
          <table:table-cell table:number-columns-repeated="2"/>
          <table:table-cell table:formula="of:=[$test275.G125]" office:value-type="float" office:value="399" calcext:value-type="float">
            <text:p>399</text:p>
          </table:table-cell>
          <table:table-cell table:formula="of:=[$test275.C125]" office:value-type="float" office:value="0.030725" calcext:value-type="float">
            <text:p>0.030725</text:p>
          </table:table-cell>
          <table:table-cell table:formula="of:=[$test275.D125]" office:value-type="float" office:value="0.000134" calcext:value-type="float">
            <text:p>0.000134</text:p>
          </table:table-cell>
        </table:table-row>
        <table:table-row table:style-name="ro1">
          <table:table-cell table:number-columns-repeated="2"/>
          <table:table-cell table:formula="of:=[$test275.G126]" office:value-type="float" office:value="399" calcext:value-type="float">
            <text:p>399</text:p>
          </table:table-cell>
          <table:table-cell table:formula="of:=[$test275.C126]" office:value-type="float" office:value="0.02881" calcext:value-type="float">
            <text:p>0.02881</text:p>
          </table:table-cell>
          <table:table-cell table:formula="of:=[$test275.D126]" office:value-type="float" office:value="0.000218" calcext:value-type="float">
            <text:p>0.000218</text:p>
          </table:table-cell>
        </table:table-row>
        <table:table-row table:style-name="ro1">
          <table:table-cell table:number-columns-repeated="2"/>
          <table:table-cell table:formula="of:=[$test275.G127]" office:value-type="float" office:value="399" calcext:value-type="float">
            <text:p>399</text:p>
          </table:table-cell>
          <table:table-cell table:formula="of:=[$test275.C127]" office:value-type="float" office:value="0.018434" calcext:value-type="float">
            <text:p>0.018434</text:p>
          </table:table-cell>
          <table:table-cell table:formula="of:=[$test275.D127]" office:value-type="float" office:value="0.000126" calcext:value-type="float">
            <text:p>0.000126</text:p>
          </table:table-cell>
        </table:table-row>
        <table:table-row table:style-name="ro1">
          <table:table-cell table:number-columns-repeated="2"/>
          <table:table-cell table:formula="of:=[$test275.G128]" office:value-type="float" office:value="399" calcext:value-type="float">
            <text:p>399</text:p>
          </table:table-cell>
          <table:table-cell table:formula="of:=[$test275.C128]" office:value-type="float" office:value="0.017427" calcext:value-type="float">
            <text:p>0.017427</text:p>
          </table:table-cell>
          <table:table-cell table:formula="of:=[$test275.D128]" office:value-type="float" office:value="0.000137" calcext:value-type="float">
            <text:p>0.000137</text:p>
          </table:table-cell>
        </table:table-row>
        <table:table-row table:style-name="ro1">
          <table:table-cell table:number-columns-repeated="2"/>
          <table:table-cell table:formula="of:=[$test275.G129]" office:value-type="float" office:value="399" calcext:value-type="float">
            <text:p>399</text:p>
          </table:table-cell>
          <table:table-cell table:formula="of:=[$test275.C129]" office:value-type="float" office:value="0.038265" calcext:value-type="float">
            <text:p>0.038265</text:p>
          </table:table-cell>
          <table:table-cell table:formula="of:=[$test275.D129]" office:value-type="float" office:value="0.000173" calcext:value-type="float">
            <text:p>0.000173</text:p>
          </table:table-cell>
        </table:table-row>
        <table:table-row table:style-name="ro1">
          <table:table-cell table:number-columns-repeated="2"/>
          <table:table-cell table:formula="of:=[$test275.G130]" office:value-type="float" office:value="397" calcext:value-type="float">
            <text:p>397</text:p>
          </table:table-cell>
          <table:table-cell table:formula="of:=[$test275.C130]" office:value-type="float" office:value="0.058206" calcext:value-type="float">
            <text:p>0.058206</text:p>
          </table:table-cell>
          <table:table-cell table:formula="of:=[$test275.D130]" office:value-type="float" office:value="0.000118" calcext:value-type="float">
            <text:p>0.000118</text:p>
          </table:table-cell>
        </table:table-row>
        <table:table-row table:style-name="ro1">
          <table:table-cell table:number-columns-repeated="2"/>
          <table:table-cell table:formula="of:=[$test275.G131]" office:value-type="float" office:value="399" calcext:value-type="float">
            <text:p>399</text:p>
          </table:table-cell>
          <table:table-cell table:formula="of:=[$test275.C131]" office:value-type="float" office:value="0.057049" calcext:value-type="float">
            <text:p>0.057049</text:p>
          </table:table-cell>
          <table:table-cell table:formula="of:=[$test275.D131]" office:value-type="float" office:value="0.000142" calcext:value-type="float">
            <text:p>0.000142</text:p>
          </table:table-cell>
        </table:table-row>
        <table:table-row table:style-name="ro1">
          <table:table-cell table:number-columns-repeated="2"/>
          <table:table-cell table:formula="of:=[$test275.G132]" office:value-type="float" office:value="399" calcext:value-type="float">
            <text:p>399</text:p>
          </table:table-cell>
          <table:table-cell table:formula="of:=[$test275.C132]" office:value-type="float" office:value="0.036627" calcext:value-type="float">
            <text:p>0.036627</text:p>
          </table:table-cell>
          <table:table-cell table:formula="of:=[$test275.D132]" office:value-type="float" office:value="0.000131" calcext:value-type="float">
            <text:p>0.000131</text:p>
          </table:table-cell>
        </table:table-row>
        <table:table-row table:style-name="ro1">
          <table:table-cell table:number-columns-repeated="2"/>
          <table:table-cell table:formula="of:=[$test275.G133]" office:value-type="float" office:value="399" calcext:value-type="float">
            <text:p>399</text:p>
          </table:table-cell>
          <table:table-cell table:formula="of:=[$test275.C133]" office:value-type="float" office:value="0.018858" calcext:value-type="float">
            <text:p>0.018858</text:p>
          </table:table-cell>
          <table:table-cell table:formula="of:=[$test275.D133]" office:value-type="float" office:value="0.00011" calcext:value-type="float">
            <text:p>0.00011</text:p>
          </table:table-cell>
        </table:table-row>
        <table:table-row table:style-name="ro1">
          <table:table-cell table:number-columns-repeated="2"/>
          <table:table-cell table:formula="of:=[$test275.G134]" office:value-type="float" office:value="399" calcext:value-type="float">
            <text:p>399</text:p>
          </table:table-cell>
          <table:table-cell table:formula="of:=[$test275.C134]" office:value-type="float" office:value="0.016252" calcext:value-type="float">
            <text:p>0.016252</text:p>
          </table:table-cell>
          <table:table-cell table:formula="of:=[$test275.D134]" office:value-type="float" office:value="0.000138" calcext:value-type="float">
            <text:p>0.000138</text:p>
          </table:table-cell>
        </table:table-row>
        <table:table-row table:style-name="ro1">
          <table:table-cell table:number-columns-repeated="2"/>
          <table:table-cell table:formula="of:=[$test275.G135]" office:value-type="float" office:value="399" calcext:value-type="float">
            <text:p>399</text:p>
          </table:table-cell>
          <table:table-cell table:formula="of:=[$test275.C135]" office:value-type="float" office:value="0.034253" calcext:value-type="float">
            <text:p>0.034253</text:p>
          </table:table-cell>
          <table:table-cell table:formula="of:=[$test275.D135]" office:value-type="float" office:value="0.000127" calcext:value-type="float">
            <text:p>0.000127</text:p>
          </table:table-cell>
        </table:table-row>
        <table:table-row table:style-name="ro1">
          <table:table-cell table:number-columns-repeated="2"/>
          <table:table-cell table:formula="of:=[$test275.G136]" office:value-type="float" office:value="399" calcext:value-type="float">
            <text:p>399</text:p>
          </table:table-cell>
          <table:table-cell table:formula="of:=[$test275.C136]" office:value-type="float" office:value="0.011787" calcext:value-type="float">
            <text:p>0.011787</text:p>
          </table:table-cell>
          <table:table-cell table:formula="of:=[$test275.D136]" office:value-type="float" office:value="0.000114" calcext:value-type="float">
            <text:p>0.000114</text:p>
          </table:table-cell>
        </table:table-row>
        <table:table-row table:style-name="ro1">
          <table:table-cell table:number-columns-repeated="2"/>
          <table:table-cell table:formula="of:=[$test275.G137]" office:value-type="float" office:value="399" calcext:value-type="float">
            <text:p>399</text:p>
          </table:table-cell>
          <table:table-cell table:formula="of:=[$test275.C137]" office:value-type="float" office:value="0.021892" calcext:value-type="float">
            <text:p>0.021892</text:p>
          </table:table-cell>
          <table:table-cell table:formula="of:=[$test275.D137]" office:value-type="float" office:value="0.000117" calcext:value-type="float">
            <text:p>0.000117</text:p>
          </table:table-cell>
        </table:table-row>
        <table:table-row table:style-name="ro1">
          <table:table-cell table:number-columns-repeated="2"/>
          <table:table-cell table:formula="of:=[$test275.G138]" office:value-type="float" office:value="399" calcext:value-type="float">
            <text:p>399</text:p>
          </table:table-cell>
          <table:table-cell table:formula="of:=[$test275.C138]" office:value-type="float" office:value="0.026301" calcext:value-type="float">
            <text:p>0.026301</text:p>
          </table:table-cell>
          <table:table-cell table:formula="of:=[$test275.D138]" office:value-type="float" office:value="0.000123" calcext:value-type="float">
            <text:p>0.000123</text:p>
          </table:table-cell>
        </table:table-row>
        <table:table-row table:style-name="ro1">
          <table:table-cell table:number-columns-repeated="2"/>
          <table:table-cell table:formula="of:=[$test275.G139]" office:value-type="float" office:value="399" calcext:value-type="float">
            <text:p>399</text:p>
          </table:table-cell>
          <table:table-cell table:formula="of:=[$test275.C139]" office:value-type="float" office:value="0.025319" calcext:value-type="float">
            <text:p>0.025319</text:p>
          </table:table-cell>
          <table:table-cell table:formula="of:=[$test275.D139]" office:value-type="float" office:value="0.000112" calcext:value-type="float">
            <text:p>0.000112</text:p>
          </table:table-cell>
        </table:table-row>
        <table:table-row table:style-name="ro1">
          <table:table-cell table:number-columns-repeated="2"/>
          <table:table-cell table:formula="of:=[$test275.G140]" office:value-type="float" office:value="399" calcext:value-type="float">
            <text:p>399</text:p>
          </table:table-cell>
          <table:table-cell table:formula="of:=[$test275.C140]" office:value-type="float" office:value="0.011329" calcext:value-type="float">
            <text:p>0.011329</text:p>
          </table:table-cell>
          <table:table-cell table:formula="of:=[$test275.D140]" office:value-type="float" office:value="0.000156" calcext:value-type="float">
            <text:p>0.000156</text:p>
          </table:table-cell>
        </table:table-row>
        <table:table-row table:style-name="ro1">
          <table:table-cell table:number-columns-repeated="2"/>
          <table:table-cell table:formula="of:=[$test275.G141]" office:value-type="float" office:value="399" calcext:value-type="float">
            <text:p>399</text:p>
          </table:table-cell>
          <table:table-cell table:formula="of:=[$test275.C141]" office:value-type="float" office:value="0.03112" calcext:value-type="float">
            <text:p>0.03112</text:p>
          </table:table-cell>
          <table:table-cell table:formula="of:=[$test275.D141]" office:value-type="float" office:value="0.000124" calcext:value-type="float">
            <text:p>0.000124</text:p>
          </table:table-cell>
        </table:table-row>
        <table:table-row table:style-name="ro1">
          <table:table-cell table:number-columns-repeated="2"/>
          <table:table-cell table:formula="of:=[$test275.G142]" office:value-type="float" office:value="399" calcext:value-type="float">
            <text:p>399</text:p>
          </table:table-cell>
          <table:table-cell table:formula="of:=[$test275.C142]" office:value-type="float" office:value="0.03216" calcext:value-type="float">
            <text:p>0.03216</text:p>
          </table:table-cell>
          <table:table-cell table:formula="of:=[$test275.D142]" office:value-type="float" office:value="0.000153" calcext:value-type="float">
            <text:p>0.000153</text:p>
          </table:table-cell>
        </table:table-row>
        <table:table-row table:style-name="ro1">
          <table:table-cell table:number-columns-repeated="2"/>
          <table:table-cell table:formula="of:=[$test275.G143]" office:value-type="float" office:value="399" calcext:value-type="float">
            <text:p>399</text:p>
          </table:table-cell>
          <table:table-cell table:formula="of:=[$test275.C143]" office:value-type="float" office:value="0.016342" calcext:value-type="float">
            <text:p>0.016342</text:p>
          </table:table-cell>
          <table:table-cell table:formula="of:=[$test275.D143]" office:value-type="float" office:value="0.000107" calcext:value-type="float">
            <text:p>0.000107</text:p>
          </table:table-cell>
        </table:table-row>
        <table:table-row table:style-name="ro1">
          <table:table-cell table:number-columns-repeated="2"/>
          <table:table-cell table:formula="of:=[$test275.G144]" office:value-type="float" office:value="399" calcext:value-type="float">
            <text:p>399</text:p>
          </table:table-cell>
          <table:table-cell table:formula="of:=[$test275.C144]" office:value-type="float" office:value="0.030592" calcext:value-type="float">
            <text:p>0.030592</text:p>
          </table:table-cell>
          <table:table-cell table:formula="of:=[$test275.D144]" office:value-type="float" office:value="0.000139" calcext:value-type="float">
            <text:p>0.000139</text:p>
          </table:table-cell>
        </table:table-row>
        <table:table-row table:style-name="ro1">
          <table:table-cell table:number-columns-repeated="2"/>
          <table:table-cell table:formula="of:=[$test275.G145]" office:value-type="float" office:value="399" calcext:value-type="float">
            <text:p>399</text:p>
          </table:table-cell>
          <table:table-cell table:formula="of:=[$test275.C145]" office:value-type="float" office:value="0.037056" calcext:value-type="float">
            <text:p>0.037056</text:p>
          </table:table-cell>
          <table:table-cell table:formula="of:=[$test275.D145]" office:value-type="float" office:value="0.000105" calcext:value-type="float">
            <text:p>0.000105</text:p>
          </table:table-cell>
        </table:table-row>
        <table:table-row table:style-name="ro1">
          <table:table-cell table:number-columns-repeated="2"/>
          <table:table-cell table:formula="of:=[$test275.G146]" office:value-type="float" office:value="399" calcext:value-type="float">
            <text:p>399</text:p>
          </table:table-cell>
          <table:table-cell table:formula="of:=[$test275.C146]" office:value-type="float" office:value="0.023395" calcext:value-type="float">
            <text:p>0.023395</text:p>
          </table:table-cell>
          <table:table-cell table:formula="of:=[$test275.D146]" office:value-type="float" office:value="0.00012" calcext:value-type="float">
            <text:p>0.00012</text:p>
          </table:table-cell>
        </table:table-row>
        <table:table-row table:style-name="ro1">
          <table:table-cell table:number-columns-repeated="2"/>
          <table:table-cell table:formula="of:=[$test275.G147]" office:value-type="float" office:value="399" calcext:value-type="float">
            <text:p>399</text:p>
          </table:table-cell>
          <table:table-cell table:formula="of:=[$test275.C147]" office:value-type="float" office:value="0.034021" calcext:value-type="float">
            <text:p>0.034021</text:p>
          </table:table-cell>
          <table:table-cell table:formula="of:=[$test275.D147]" office:value-type="float" office:value="0.000184" calcext:value-type="float">
            <text:p>0.000184</text:p>
          </table:table-cell>
        </table:table-row>
        <table:table-row table:style-name="ro1">
          <table:table-cell table:number-columns-repeated="2"/>
          <table:table-cell table:formula="of:=[$test275.G148]" office:value-type="float" office:value="399" calcext:value-type="float">
            <text:p>399</text:p>
          </table:table-cell>
          <table:table-cell table:formula="of:=[$test275.C148]" office:value-type="float" office:value="0.018308" calcext:value-type="float">
            <text:p>0.018308</text:p>
          </table:table-cell>
          <table:table-cell table:formula="of:=[$test275.D148]" office:value-type="float" office:value="0.000132" calcext:value-type="float">
            <text:p>0.000132</text:p>
          </table:table-cell>
        </table:table-row>
        <table:table-row table:style-name="ro1">
          <table:table-cell table:number-columns-repeated="2"/>
          <table:table-cell table:formula="of:=[$test275.G149]" office:value-type="float" office:value="399" calcext:value-type="float">
            <text:p>399</text:p>
          </table:table-cell>
          <table:table-cell table:formula="of:=[$test275.C149]" office:value-type="float" office:value="0.016041" calcext:value-type="float">
            <text:p>0.016041</text:p>
          </table:table-cell>
          <table:table-cell table:formula="of:=[$test275.D149]" office:value-type="float" office:value="0.000139" calcext:value-type="float">
            <text:p>0.000139</text:p>
          </table:table-cell>
        </table:table-row>
        <table:table-row table:style-name="ro1">
          <table:table-cell table:number-columns-repeated="2"/>
          <table:table-cell table:formula="of:=[$test275.G150]" office:value-type="float" office:value="399" calcext:value-type="float">
            <text:p>399</text:p>
          </table:table-cell>
          <table:table-cell table:formula="of:=[$test275.C150]" office:value-type="float" office:value="0.043923" calcext:value-type="float">
            <text:p>0.043923</text:p>
          </table:table-cell>
          <table:table-cell table:formula="of:=[$test275.D150]" office:value-type="float" office:value="0.000154" calcext:value-type="float">
            <text:p>0.000154</text:p>
          </table:table-cell>
        </table:table-row>
        <table:table-row table:style-name="ro1">
          <table:table-cell table:number-columns-repeated="2"/>
          <table:table-cell table:formula="of:=[$test275.G151]" office:value-type="float" office:value="398" calcext:value-type="float">
            <text:p>398</text:p>
          </table:table-cell>
          <table:table-cell table:formula="of:=[$test275.C151]" office:value-type="float" office:value="0.058418" calcext:value-type="float">
            <text:p>0.058418</text:p>
          </table:table-cell>
          <table:table-cell table:formula="of:=[$test275.D151]" office:value-type="float" office:value="0.000181" calcext:value-type="float">
            <text:p>0.000181</text:p>
          </table:table-cell>
        </table:table-row>
        <table:table-row table:style-name="ro1">
          <table:table-cell table:number-columns-repeated="2"/>
          <table:table-cell table:formula="of:=[$test275.G152]" office:value-type="float" office:value="397" calcext:value-type="float">
            <text:p>397</text:p>
          </table:table-cell>
          <table:table-cell table:formula="of:=[$test275.C152]" office:value-type="float" office:value="0.079812" calcext:value-type="float">
            <text:p>0.079812</text:p>
          </table:table-cell>
          <table:table-cell table:formula="of:=[$test275.D152]" office:value-type="float" office:value="0.000136" calcext:value-type="float">
            <text:p>0.000136</text:p>
          </table:table-cell>
        </table:table-row>
        <table:table-row table:style-name="ro1">
          <table:table-cell table:number-columns-repeated="2"/>
          <table:table-cell table:formula="of:=[$test275.G153]" office:value-type="float" office:value="398" calcext:value-type="float">
            <text:p>398</text:p>
          </table:table-cell>
          <table:table-cell table:formula="of:=[$test275.C153]" office:value-type="float" office:value="0.041738" calcext:value-type="float">
            <text:p>0.041738</text:p>
          </table:table-cell>
          <table:table-cell table:formula="of:=[$test275.D153]" office:value-type="float" office:value="0.000155" calcext:value-type="float">
            <text:p>0.000155</text:p>
          </table:table-cell>
        </table:table-row>
        <table:table-row table:style-name="ro1">
          <table:table-cell table:number-columns-repeated="2"/>
          <table:table-cell table:formula="of:=[$test275.G154]" office:value-type="float" office:value="399" calcext:value-type="float">
            <text:p>399</text:p>
          </table:table-cell>
          <table:table-cell table:formula="of:=[$test275.C154]" office:value-type="float" office:value="0.040781" calcext:value-type="float">
            <text:p>0.040781</text:p>
          </table:table-cell>
          <table:table-cell table:formula="of:=[$test275.D154]" office:value-type="float" office:value="0.000145" calcext:value-type="float">
            <text:p>0.000145</text:p>
          </table:table-cell>
        </table:table-row>
        <table:table-row table:style-name="ro1">
          <table:table-cell table:number-columns-repeated="2"/>
          <table:table-cell table:formula="of:=[$test275.G155]" office:value-type="float" office:value="400" calcext:value-type="float">
            <text:p>400</text:p>
          </table:table-cell>
          <table:table-cell table:formula="of:=[$test275.C155]" office:value-type="float" office:value="0.044668" calcext:value-type="float">
            <text:p>0.044668</text:p>
          </table:table-cell>
          <table:table-cell table:formula="of:=[$test275.D155]" office:value-type="float" office:value="0.000128" calcext:value-type="float">
            <text:p>0.000128</text:p>
          </table:table-cell>
        </table:table-row>
        <table:table-row table:style-name="ro1">
          <table:table-cell table:number-columns-repeated="2"/>
          <table:table-cell table:formula="of:=[$test275.G156]" office:value-type="float" office:value="399" calcext:value-type="float">
            <text:p>399</text:p>
          </table:table-cell>
          <table:table-cell table:formula="of:=[$test275.C156]" office:value-type="float" office:value="0.031613" calcext:value-type="float">
            <text:p>0.031613</text:p>
          </table:table-cell>
          <table:table-cell table:formula="of:=[$test275.D156]" office:value-type="float" office:value="0.000132" calcext:value-type="float">
            <text:p>0.000132</text:p>
          </table:table-cell>
        </table:table-row>
        <table:table-row table:style-name="ro1">
          <table:table-cell table:number-columns-repeated="2"/>
          <table:table-cell table:formula="of:=[$test275.G157]" office:value-type="float" office:value="398" calcext:value-type="float">
            <text:p>398</text:p>
          </table:table-cell>
          <table:table-cell table:formula="of:=[$test275.C157]" office:value-type="float" office:value="0.024991" calcext:value-type="float">
            <text:p>0.024991</text:p>
          </table:table-cell>
          <table:table-cell table:formula="of:=[$test275.D157]" office:value-type="float" office:value="0.000178" calcext:value-type="float">
            <text:p>0.000178</text:p>
          </table:table-cell>
        </table:table-row>
        <table:table-row table:style-name="ro1">
          <table:table-cell table:number-columns-repeated="2"/>
          <table:table-cell table:formula="of:=[$test275.G158]" office:value-type="float" office:value="399" calcext:value-type="float">
            <text:p>399</text:p>
          </table:table-cell>
          <table:table-cell table:formula="of:=[$test275.C158]" office:value-type="float" office:value="0.03717" calcext:value-type="float">
            <text:p>0.03717</text:p>
          </table:table-cell>
          <table:table-cell table:formula="of:=[$test275.D158]" office:value-type="float" office:value="0.000115" calcext:value-type="float">
            <text:p>0.000115</text:p>
          </table:table-cell>
        </table:table-row>
        <table:table-row table:style-name="ro1">
          <table:table-cell table:number-columns-repeated="2"/>
          <table:table-cell table:formula="of:=[$test275.G159]" office:value-type="float" office:value="399" calcext:value-type="float">
            <text:p>399</text:p>
          </table:table-cell>
          <table:table-cell table:formula="of:=[$test275.C159]" office:value-type="float" office:value="0.029205" calcext:value-type="float">
            <text:p>0.029205</text:p>
          </table:table-cell>
          <table:table-cell table:formula="of:=[$test275.D159]" office:value-type="float" office:value="0.000124" calcext:value-type="float">
            <text:p>0.000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 style:data-style-name="N2" text:time-value="16:47:35.09391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6:59:10.179420672</dc:date>
    <meta:editing-duration>PT1M8S</meta:editing-duration>
    <meta:editing-cycles>2</meta:editing-cycles>
    <meta:generator>LibreOffice/5.4.0.3$Linux_X86_64 LibreOffice_project/7556cbc6811c9d992f4064ab9287069087d7f62c</meta:generator>
    <meta:document-statistic meta:table-count="3" meta:cell-count="261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68.G1:test268.G102 test268.C1:test268.D102" chart:data-source-has-labels="row" svg:x="0.32cm" svg:y="0.18cm" svg:width="13.361cm" svg:height="8.64cm">
          <chartooo:coordinate-region svg:x="1.232cm" svg:y="0.353cm" svg:width="12.17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68.C2:test268.C102" chart:label-cell-address="test268.C1:test268.C1" chart:class="chart:scatter">
            <chart:domain table:cell-range-address="test268.G2:test268.G102"/>
            <chart:data-point chart:repeated="101"/>
          </chart:series>
          <chart:series chart:style-name="ch7" chart:values-cell-range-address="test268.D2:test268.D102" chart:label-cell-address="test268.D1:test268.D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68.C1:test268.C1</svg:desc>
                </draw:g>
              </table:table-cell>
              <table:table-cell office:value-type="string">
                <text:p>xfertime</text:p>
                <draw:g>
                  <svg:desc>test268.D1:test26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">
                <text:p>208</text:p>
                <draw:g>
                  <svg:desc>test268.G2:test268.G102</svg:desc>
                </draw:g>
              </table:table-cell>
              <table:table-cell office:value-type="float" office:value="0.035735">
                <text:p>0.035735</text:p>
                <draw:g>
                  <svg:desc>test268.C2:test268.C102</svg:desc>
                </draw:g>
              </table:table-cell>
              <table:table-cell office:value-type="float" office:value="0.000145">
                <text:p>0.000145</text:p>
                <draw:g>
                  <svg:desc>test268.D2:test268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965">
                <text:p>0.0096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9779">
                <text:p>0.00977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12705">
                <text:p>0.012705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26935">
                <text:p>0.02693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7622">
                <text:p>0.017622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9785">
                <text:p>0.01978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35882">
                <text:p>0.03588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1053">
                <text:p>0.01105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11184">
                <text:p>0.01118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0118">
                <text:p>0.010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4403">
                <text:p>0.01440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19036">
                <text:p>0.01903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7012">
                <text:p>0.01701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12497">
                <text:p>0.01249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0289">
                <text:p>0.01028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2316">
                <text:p>0.01231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0.01239">
                <text:p>0.0123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17984">
                <text:p>0.01798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  <table:table-cell office:value-type="float" office:value="0.036592">
                <text:p>0.03659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  <table:table-cell office:value-type="float" office:value="0.059436">
                <text:p>0.05943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5">
                <text:p>395</text:p>
              </table:table-cell>
              <table:table-cell office:value-type="float" office:value="0.039031">
                <text:p>0.03903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  <table:table-cell office:value-type="float" office:value="0.02641">
                <text:p>0.0264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0.017921">
                <text:p>0.01792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23202">
                <text:p>0.02320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1712">
                <text:p>0.011712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09874">
                <text:p>0.00987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4754">
                <text:p>0.01475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5151">
                <text:p>0.02515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">
                <text:p>398</text:p>
              </table:table-cell>
              <table:table-cell office:value-type="float" office:value="0.018015">
                <text:p>0.01801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0695">
                <text:p>0.01069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0626">
                <text:p>0.0206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135">
                <text:p>0.0113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74634">
                <text:p>0.074634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5329">
                <text:p>0.01532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544">
                <text:p>0.0154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14715">
                <text:p>0.01471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11168">
                <text:p>0.01116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5506">
                <text:p>0.01550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15078">
                <text:p>0.01507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  <table:table-cell office:value-type="float" office:value="0.009933">
                <text:p>0.00993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16996">
                <text:p>0.01699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2364">
                <text:p>0.0236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10063">
                <text:p>0.01006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  <table:table-cell office:value-type="float" office:value="0.010096">
                <text:p>0.01009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11869">
                <text:p>0.01186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24586">
                <text:p>0.02458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27454">
                <text:p>0.02745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23145">
                <text:p>0.02314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2197">
                <text:p>0.0121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2148">
                <text:p>0.01214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20407">
                <text:p>0.02040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15153">
                <text:p>0.01515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2827">
                <text:p>0.01282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12452">
                <text:p>0.01245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27971">
                <text:p>0.02797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">
                <text:p>398</text:p>
              </table:table-cell>
              <table:table-cell office:value-type="float" office:value="0.011806">
                <text:p>0.01180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">
                <text:p>398</text:p>
              </table:table-cell>
              <table:table-cell office:value-type="float" office:value="0.014305">
                <text:p>0.01430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8">
                <text:p>398</text:p>
              </table:table-cell>
              <table:table-cell office:value-type="float" office:value="0.01365">
                <text:p>0.0136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">
                <text:p>398</text:p>
              </table:table-cell>
              <table:table-cell office:value-type="float" office:value="0.020894">
                <text:p>0.02089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19573">
                <text:p>0.01957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51706">
                <text:p>0.05170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  <table:table-cell office:value-type="float" office:value="0.045705">
                <text:p>0.04570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">
                <text:p>400</text:p>
              </table:table-cell>
              <table:table-cell office:value-type="float" office:value="0.025298">
                <text:p>0.02529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11925">
                <text:p>0.01192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20586">
                <text:p>0.02058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10091">
                <text:p>0.01009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7879">
                <text:p>0.01787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11137">
                <text:p>0.01113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10435">
                <text:p>0.01043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16972">
                <text:p>0.01697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13938">
                <text:p>0.01393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17893">
                <text:p>0.01789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17598">
                <text:p>0.01759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11604">
                <text:p>0.01160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16472">
                <text:p>0.01647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47229">
                <text:p>0.04722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09942">
                <text:p>0.00994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082">
                <text:p>0.0108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25643">
                <text:p>0.025643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24298">
                <text:p>0.024298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26069">
                <text:p>0.02606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43916">
                <text:p>0.04391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18891">
                <text:p>0.01889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2927">
                <text:p>0.0292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27489">
                <text:p>0.02748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3075">
                <text:p>0.01307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9312">
                <text:p>0.01931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21929">
                <text:p>0.02192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14005">
                <text:p>0.01400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851cm" svg:y="0.315cm" chart:style-name="ch2">
          <text:p>t</text:p>
        </chart:title>
        <chart:legend chart:legend-position="end" svg:x="11.911cm" svg:y="3.56cm" style:legend-expansion="high" chart:style-name="ch3"/>
        <chart:plot-area chart:style-name="ch4" table:cell-range-address="comparison.A1:comparison.B261 comparison.D1:comparison.E261" chart:data-source-has-labels="row" svg:x="1.279cm" svg:y="1.248cm" svg:width="10.312cm" svg:height="6.643cm">
          <chartooo:coordinate-region svg:x="2.191cm" svg:y="1.369cm" svg:width="9.4cm" svg:height="5.583cm"/>
          <chart:axis chart:dimension="x" chart:name="primary-x" chart:style-name="ch5">
            <chart:title svg:x="6.298cm" svg:y="8.071cm" chart:style-name="ch6">
              <text:p>x</text:p>
            </chart:title>
          </chart:axis>
          <chart:axis chart:dimension="y" chart:name="primary-y" chart:style-name="ch5">
            <chart:title svg:x="0.451cm" svg:y="4.706cm" chart:style-name="ch7">
              <text:p>y</text:p>
            </chart:title>
            <chart:grid chart:style-name="ch8" chart:class="major"/>
          </chart:axis>
          <chart:series chart:style-name="ch9" chart:values-cell-range-address="comparison.A3:comparison.A261" chart:label-cell-address="comparison.A1:comparison.A2" chart:class="chart:line">
            <chart:data-point chart:repeated="259"/>
          </chart:series>
          <chart:series chart:style-name="ch10" chart:values-cell-range-address="comparison.B3:comparison.B261" chart:label-cell-address="comparison.B1:comparison.B2" chart:class="chart:line">
            <chart:data-point chart:repeated="259"/>
          </chart:series>
          <chart:series chart:style-name="ch11" chart:values-cell-range-address="comparison.D3:comparison.D261" chart:label-cell-address="comparison.D1:comparison.D2" chart:class="chart:line">
            <chart:data-point chart:repeated="259"/>
          </chart:series>
          <chart:series chart:style-name="ch12" chart:values-cell-range-address="comparison.E3:comparison.E261" chart:label-cell-address="comparison.E1:comparison.E2" chart:class="chart:line">
            <chart:data-point chart:repeated="2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 latency</text:p>
                <text:list>
                  <text:list-item>
                    <text:p>without cache</text:p>
                  </text:list-item>
                  <text:list-item>
                    <text:p>latency</text:p>
                  </text:list-item>
                </text:list>
                <draw:g>
                  <svg:desc>comparison.A1:comparison.A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B1:comparison.B2</svg:desc>
                </draw:g>
              </table:table-cell>
              <table:table-cell office:value-type="string">
                <text:p>with cache latency</text:p>
                <text:list>
                  <text:list-item>
                    <text:p>with cache</text:p>
                  </text:list-item>
                  <text:list-item>
                    <text:p>latency</text:p>
                  </text:list-item>
                </text:list>
                <draw:g>
                  <svg:desc>comparison.D1:comparison.D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E1:comparison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735">
                <text:p>0.035735</text:p>
                <draw:g>
                  <svg:desc>comparison.A3:comparison.A261</svg:desc>
                </draw:g>
              </table:table-cell>
              <table:table-cell office:value-type="float" office:value="0.000145">
                <text:p>0.000145</text:p>
                <draw:g>
                  <svg:desc>comparison.B3:comparison.B261</svg:desc>
                </draw:g>
              </table:table-cell>
              <table:table-cell office:value-type="float" office:value="NaN">
                <text:p>NaN</text:p>
                <draw:g>
                  <svg:desc>comparison.D3:comparison.D261</svg:desc>
                </draw:g>
              </table:table-cell>
              <table:table-cell office:value-type="float" office:value="NaN">
                <text:p>NaN</text:p>
                <draw:g>
                  <svg:desc>comparison.E3:comparison.E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65">
                <text:p>0.00965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79">
                <text:p>0.009779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705">
                <text:p>0.012705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935">
                <text:p>0.026935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622">
                <text:p>0.017622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785">
                <text:p>0.019785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882">
                <text:p>0.035882</text:p>
              </table:table-cell>
              <table:table-cell office:value-type="float" office:value="0.00014">
                <text:p>0.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053">
                <text:p>0.011053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184">
                <text:p>0.01118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118">
                <text:p>0.010118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403">
                <text:p>0.01440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036">
                <text:p>0.019036</text:p>
              </table:table-cell>
              <table:table-cell office:value-type="float" office:value="0.000145">
                <text:p>0.00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012">
                <text:p>0.017012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497">
                <text:p>0.012497</text:p>
              </table:table-cell>
              <table:table-cell office:value-type="float" office:value="0.000147">
                <text:p>0.00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289">
                <text:p>0.01028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316">
                <text:p>0.01231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39">
                <text:p>0.01239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17">
                <text:p>0.0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984">
                <text:p>0.017984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592">
                <text:p>0.036592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436">
                <text:p>0.059436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031">
                <text:p>0.03903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41">
                <text:p>0.02641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921">
                <text:p>0.017921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202">
                <text:p>0.02320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712">
                <text:p>0.011712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874">
                <text:p>0.009874</text:p>
              </table:table-cell>
              <table:table-cell office:value-type="float" office:value="0.000149">
                <text:p>0.00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754">
                <text:p>0.014754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151">
                <text:p>0.025151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015">
                <text:p>0.018015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695">
                <text:p>0.010695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0626">
                <text:p>0.020626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35">
                <text:p>0.01135</text:p>
              </table:table-cell>
              <table:table-cell office:value-type="float" office:value="0.000118">
                <text:p>0.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4634">
                <text:p>0.074634</text:p>
              </table:table-cell>
              <table:table-cell office:value-type="float" office:value="0.000107">
                <text:p>0.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329">
                <text:p>0.01532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44">
                <text:p>0.01544</text:p>
              </table:table-cell>
              <table:table-cell office:value-type="float" office:value="0.000115">
                <text:p>0.00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4715">
                <text:p>0.014715</text:p>
              </table:table-cell>
              <table:table-cell office:value-type="float" office:value="0.000159">
                <text:p>0.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168">
                <text:p>0.011168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506">
                <text:p>0.01550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078">
                <text:p>0.015078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933">
                <text:p>0.009933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996">
                <text:p>0.016996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64">
                <text:p>0.02364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063">
                <text:p>0.010063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096">
                <text:p>0.010096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869">
                <text:p>0.01186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586">
                <text:p>0.024586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454">
                <text:p>0.02745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3145">
                <text:p>0.023145</text:p>
              </table:table-cell>
              <table:table-cell office:value-type="float" office:value="0.000109">
                <text:p>0.0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197">
                <text:p>0.012197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148">
                <text:p>0.012148</text:p>
              </table:table-cell>
              <table:table-cell office:value-type="float" office:value="0.000142">
                <text:p>0.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0407">
                <text:p>0.02040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153">
                <text:p>0.015153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827">
                <text:p>0.012827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452">
                <text:p>0.01245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971">
                <text:p>0.027971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806">
                <text:p>0.011806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305">
                <text:p>0.014305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65">
                <text:p>0.01365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894">
                <text:p>0.020894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573">
                <text:p>0.01957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706">
                <text:p>0.051706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705">
                <text:p>0.045705</text:p>
              </table:table-cell>
              <table:table-cell office:value-type="float" office:value="0.00015">
                <text:p>0.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298">
                <text:p>0.025298</text:p>
              </table:table-cell>
              <table:table-cell office:value-type="float" office:value="0.000141">
                <text:p>0.00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925">
                <text:p>0.011925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586">
                <text:p>0.02058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091">
                <text:p>0.010091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7879">
                <text:p>0.017879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99">
                <text:p>0.0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137">
                <text:p>0.011137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435">
                <text:p>0.010435</text:p>
              </table:table-cell>
              <table:table-cell office:value-type="float" office:value="0.000151">
                <text:p>0.00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972">
                <text:p>0.016972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938">
                <text:p>0.013938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893">
                <text:p>0.017893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98">
                <text:p>0.017598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604">
                <text:p>0.011604</text:p>
              </table:table-cell>
              <table:table-cell office:value-type="float" office:value="0.00011">
                <text:p>0.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472">
                <text:p>0.016472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7229">
                <text:p>0.04722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942">
                <text:p>0.009942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2">
                <text:p>0.01082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5643">
                <text:p>0.025643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4298">
                <text:p>0.024298</text:p>
              </table:table-cell>
              <table:table-cell office:value-type="float" office:value="0.000106">
                <text:p>0.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069">
                <text:p>0.026069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3916">
                <text:p>0.04391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891">
                <text:p>0.01889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27">
                <text:p>0.02927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489">
                <text:p>0.027489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075">
                <text:p>0.013075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9312">
                <text:p>0.019312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929">
                <text:p>0.021929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005">
                <text:p>0.014005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45">
                <text:p>0.01594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851cm" svg:y="0.315cm" chart:style-name="ch2">
          <text:p>t</text:p>
        </chart:title>
        <chart:legend chart:legend-position="end" svg:x="11.911cm" svg:y="3.56cm" style:legend-expansion="high" chart:style-name="ch3"/>
        <chart:plot-area chart:style-name="ch4" table:cell-range-address="comparison.B3:comparison.E261 comparison.A1:comparison.A261 comparison.B1:comparison.B2 comparison.D1:comparison.E2" chart:data-source-has-labels="row" svg:x="1.279cm" svg:y="1.248cm" svg:width="10.312cm" svg:height="6.643cm">
          <chartooo:coordinate-region svg:x="2.191cm" svg:y="1.421cm" svg:width="9.12cm" svg:height="5.876cm"/>
          <chart:axis chart:dimension="x" chart:name="primary-x" chart:style-name="ch5">
            <chart:title svg:x="6.298cm" svg:y="8.071cm" chart:style-name="ch6">
              <text:p>x</text:p>
            </chart:title>
          </chart:axis>
          <chart:axis chart:dimension="y" chart:name="primary-y" chart:style-name="ch5">
            <chart:title svg:x="0.451cm" svg:y="4.706cm" chart:style-name="ch7">
              <text:p>y</text:p>
            </chart:title>
            <chart:grid chart:style-name="ch8" chart:class="major"/>
          </chart:axis>
          <chart:series chart:style-name="ch9" chart:values-cell-range-address="comparison.A3:comparison.A261" chart:label-cell-address="comparison.A1:comparison.A2" chart:class="chart:scatter">
            <chart:domain table:cell-range-address="comparison.C3:comparison.C261"/>
            <chart:data-point chart:repeated="259"/>
          </chart:series>
          <chart:series chart:style-name="ch10" chart:values-cell-range-address="comparison.B3:comparison.B261" chart:label-cell-address="comparison.B1:comparison.B2" chart:class="chart:scatter">
            <chart:data-point chart:repeated="259"/>
          </chart:series>
          <chart:series chart:style-name="ch11" chart:values-cell-range-address="comparison.D3:comparison.D261" chart:label-cell-address="comparison.D1:comparison.D2" chart:class="chart:scatter">
            <chart:data-point chart:repeated="259"/>
          </chart:series>
          <chart:series chart:style-name="ch12" chart:values-cell-range-address="comparison.E3:comparison.E261" chart:label-cell-address="comparison.E1:comparison.E2" chart:class="chart:scatter">
            <chart:data-point chart:repeated="2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ithout cache latency</text:p>
                <text:list>
                  <text:list-item>
                    <text:p>without cache</text:p>
                  </text:list-item>
                  <text:list-item>
                    <text:p>latency</text:p>
                  </text:list-item>
                </text:list>
                <draw:g>
                  <svg:desc>comparison.A1:comparison.A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B1:comparison.B2</svg:desc>
                </draw:g>
              </table:table-cell>
              <table:table-cell office:value-type="string">
                <text:p>with cache latency</text:p>
                <text:list>
                  <text:list-item>
                    <text:p>with cache</text:p>
                  </text:list-item>
                  <text:list-item>
                    <text:p>latency</text:p>
                  </text:list-item>
                </text:list>
                <draw:g>
                  <svg:desc>comparison.D1:comparison.D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E1:comparison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">
                <text:p>208</text:p>
                <draw:g>
                  <svg:desc>comparison.C3:comparison.C261</svg:desc>
                </draw:g>
              </table:table-cell>
              <table:table-cell office:value-type="float" office:value="0.035735">
                <text:p>0.035735</text:p>
                <draw:g>
                  <svg:desc>comparison.A3:comparison.A261</svg:desc>
                </draw:g>
              </table:table-cell>
              <table:table-cell office:value-type="float" office:value="0.000145">
                <text:p>0.000145</text:p>
                <draw:g>
                  <svg:desc>comparison.B3:comparison.B261</svg:desc>
                </draw:g>
              </table:table-cell>
              <table:table-cell office:value-type="float" office:value="NaN">
                <text:p>NaN</text:p>
                <draw:g>
                  <svg:desc>comparison.D3:comparison.D261</svg:desc>
                </draw:g>
              </table:table-cell>
              <table:table-cell office:value-type="float" office:value="NaN">
                <text:p>NaN</text:p>
                <draw:g>
                  <svg:desc>comparison.E3:comparison.E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965">
                <text:p>0.00965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9779">
                <text:p>0.009779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12705">
                <text:p>0.012705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26935">
                <text:p>0.026935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7622">
                <text:p>0.017622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9785">
                <text:p>0.019785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35882">
                <text:p>0.035882</text:p>
              </table:table-cell>
              <table:table-cell office:value-type="float" office:value="0.00014">
                <text:p>0.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1053">
                <text:p>0.011053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11184">
                <text:p>0.01118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0118">
                <text:p>0.010118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4403">
                <text:p>0.01440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19036">
                <text:p>0.019036</text:p>
              </table:table-cell>
              <table:table-cell office:value-type="float" office:value="0.000145">
                <text:p>0.00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7012">
                <text:p>0.017012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12497">
                <text:p>0.012497</text:p>
              </table:table-cell>
              <table:table-cell office:value-type="float" office:value="0.000147">
                <text:p>0.00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0289">
                <text:p>0.01028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2316">
                <text:p>0.01231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0.01239">
                <text:p>0.01239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17">
                <text:p>0.0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17984">
                <text:p>0.017984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  <table:table-cell office:value-type="float" office:value="0.036592">
                <text:p>0.036592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  <table:table-cell office:value-type="float" office:value="0.059436">
                <text:p>0.059436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5">
                <text:p>395</text:p>
              </table:table-cell>
              <table:table-cell office:value-type="float" office:value="0.039031">
                <text:p>0.03903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  <table:table-cell office:value-type="float" office:value="0.02641">
                <text:p>0.02641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0.017921">
                <text:p>0.017921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23202">
                <text:p>0.02320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1712">
                <text:p>0.011712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09874">
                <text:p>0.009874</text:p>
              </table:table-cell>
              <table:table-cell office:value-type="float" office:value="0.000149">
                <text:p>0.00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4754">
                <text:p>0.014754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5151">
                <text:p>0.025151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">
                <text:p>398</text:p>
              </table:table-cell>
              <table:table-cell office:value-type="float" office:value="0.018015">
                <text:p>0.018015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0695">
                <text:p>0.010695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0626">
                <text:p>0.020626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135">
                <text:p>0.01135</text:p>
              </table:table-cell>
              <table:table-cell office:value-type="float" office:value="0.000118">
                <text:p>0.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74634">
                <text:p>0.074634</text:p>
              </table:table-cell>
              <table:table-cell office:value-type="float" office:value="0.000107">
                <text:p>0.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5329">
                <text:p>0.01532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544">
                <text:p>0.01544</text:p>
              </table:table-cell>
              <table:table-cell office:value-type="float" office:value="0.000115">
                <text:p>0.00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14715">
                <text:p>0.014715</text:p>
              </table:table-cell>
              <table:table-cell office:value-type="float" office:value="0.000159">
                <text:p>0.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11168">
                <text:p>0.011168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5506">
                <text:p>0.01550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15078">
                <text:p>0.015078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  <table:table-cell office:value-type="float" office:value="0.009933">
                <text:p>0.009933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16996">
                <text:p>0.016996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2364">
                <text:p>0.02364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10063">
                <text:p>0.010063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  <table:table-cell office:value-type="float" office:value="0.010096">
                <text:p>0.010096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11869">
                <text:p>0.01186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24586">
                <text:p>0.024586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27454">
                <text:p>0.02745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23145">
                <text:p>0.023145</text:p>
              </table:table-cell>
              <table:table-cell office:value-type="float" office:value="0.000109">
                <text:p>0.0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2197">
                <text:p>0.012197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2148">
                <text:p>0.012148</text:p>
              </table:table-cell>
              <table:table-cell office:value-type="float" office:value="0.000142">
                <text:p>0.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20407">
                <text:p>0.02040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15153">
                <text:p>0.015153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2827">
                <text:p>0.012827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12452">
                <text:p>0.01245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27971">
                <text:p>0.027971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">
                <text:p>398</text:p>
              </table:table-cell>
              <table:table-cell office:value-type="float" office:value="0.011806">
                <text:p>0.011806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">
                <text:p>398</text:p>
              </table:table-cell>
              <table:table-cell office:value-type="float" office:value="0.014305">
                <text:p>0.014305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8">
                <text:p>398</text:p>
              </table:table-cell>
              <table:table-cell office:value-type="float" office:value="0.01365">
                <text:p>0.01365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">
                <text:p>398</text:p>
              </table:table-cell>
              <table:table-cell office:value-type="float" office:value="0.020894">
                <text:p>0.020894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19573">
                <text:p>0.01957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51706">
                <text:p>0.051706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  <table:table-cell office:value-type="float" office:value="0.045705">
                <text:p>0.045705</text:p>
              </table:table-cell>
              <table:table-cell office:value-type="float" office:value="0.00015">
                <text:p>0.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">
                <text:p>400</text:p>
              </table:table-cell>
              <table:table-cell office:value-type="float" office:value="0.025298">
                <text:p>0.025298</text:p>
              </table:table-cell>
              <table:table-cell office:value-type="float" office:value="0.000141">
                <text:p>0.00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11925">
                <text:p>0.011925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20586">
                <text:p>0.02058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10091">
                <text:p>0.010091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7879">
                <text:p>0.017879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99">
                <text:p>0.0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11137">
                <text:p>0.011137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10435">
                <text:p>0.010435</text:p>
              </table:table-cell>
              <table:table-cell office:value-type="float" office:value="0.000151">
                <text:p>0.00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16972">
                <text:p>0.016972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13938">
                <text:p>0.013938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17893">
                <text:p>0.017893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17598">
                <text:p>0.017598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11604">
                <text:p>0.011604</text:p>
              </table:table-cell>
              <table:table-cell office:value-type="float" office:value="0.00011">
                <text:p>0.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16472">
                <text:p>0.016472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47229">
                <text:p>0.04722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09942">
                <text:p>0.009942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082">
                <text:p>0.01082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25643">
                <text:p>0.025643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24298">
                <text:p>0.024298</text:p>
              </table:table-cell>
              <table:table-cell office:value-type="float" office:value="0.000106">
                <text:p>0.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26069">
                <text:p>0.026069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43916">
                <text:p>0.04391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18891">
                <text:p>0.01889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2927">
                <text:p>0.02927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27489">
                <text:p>0.027489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3075">
                <text:p>0.013075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9312">
                <text:p>0.019312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21929">
                <text:p>0.021929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14005">
                <text:p>0.014005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45">
                <text:p>0.01594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851cm" svg:y="0.315cm" chart:style-name="ch2">
          <text:p>t</text:p>
        </chart:title>
        <chart:legend chart:legend-position="end" svg:x="11.911cm" svg:y="3.56cm" style:legend-expansion="high" chart:style-name="ch3"/>
        <chart:plot-area chart:style-name="ch4" table:cell-range-address="comparison.B3:comparison.E261 comparison.A1:comparison.A261 comparison.B1:comparison.B2 comparison.D1:comparison.E2" chart:data-source-has-labels="row" svg:x="1.279cm" svg:y="1.248cm" svg:width="10.312cm" svg:height="6.643cm">
          <chartooo:coordinate-region svg:x="2.191cm" svg:y="1.421cm" svg:width="9.12cm" svg:height="5.876cm"/>
          <chart:axis chart:dimension="x" chart:name="primary-x" chart:style-name="ch5">
            <chart:title svg:x="6.298cm" svg:y="8.071cm" chart:style-name="ch6">
              <text:p>x</text:p>
            </chart:title>
          </chart:axis>
          <chart:axis chart:dimension="y" chart:name="primary-y" chart:style-name="ch5">
            <chart:title svg:x="0.451cm" svg:y="4.706cm" chart:style-name="ch7">
              <text:p>y</text:p>
            </chart:title>
            <chart:grid chart:style-name="ch8" chart:class="major"/>
          </chart:axis>
          <chart:series chart:style-name="ch9" chart:values-cell-range-address="comparison.A3:comparison.A261" chart:label-cell-address="comparison.A1:comparison.A2" chart:class="chart:scatter">
            <chart:domain table:cell-range-address="comparison.C3:comparison.C261"/>
            <chart:data-point chart:repeated="259"/>
          </chart:series>
          <chart:series chart:style-name="ch10" chart:values-cell-range-address="comparison.B3:comparison.B261" chart:label-cell-address="comparison.B1:comparison.B2" chart:class="chart:scatter">
            <chart:data-point chart:repeated="259"/>
          </chart:series>
          <chart:series chart:style-name="ch11" chart:values-cell-range-address="comparison.D3:comparison.D261" chart:label-cell-address="comparison.D1:comparison.D2" chart:class="chart:scatter">
            <chart:data-point chart:repeated="259"/>
          </chart:series>
          <chart:series chart:style-name="ch12" chart:values-cell-range-address="comparison.E3:comparison.E261" chart:label-cell-address="comparison.E1:comparison.E2" chart:class="chart:scatter">
            <chart:data-point chart:repeated="2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ithout cache latency</text:p>
                <text:list>
                  <text:list-item>
                    <text:p>without cache</text:p>
                  </text:list-item>
                  <text:list-item>
                    <text:p>latency</text:p>
                  </text:list-item>
                </text:list>
                <draw:g>
                  <svg:desc>comparison.A1:comparison.A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B1:comparison.B2</svg:desc>
                </draw:g>
              </table:table-cell>
              <table:table-cell office:value-type="string">
                <text:p>with cache latency</text:p>
                <text:list>
                  <text:list-item>
                    <text:p>with cache</text:p>
                  </text:list-item>
                  <text:list-item>
                    <text:p>latency</text:p>
                  </text:list-item>
                </text:list>
                <draw:g>
                  <svg:desc>comparison.D1:comparison.D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E1:comparison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">
                <text:p>208</text:p>
                <draw:g>
                  <svg:desc>comparison.C3:comparison.C261</svg:desc>
                </draw:g>
              </table:table-cell>
              <table:table-cell office:value-type="float" office:value="0.035735">
                <text:p>0.035735</text:p>
                <draw:g>
                  <svg:desc>comparison.A3:comparison.A261</svg:desc>
                </draw:g>
              </table:table-cell>
              <table:table-cell office:value-type="float" office:value="0.000145">
                <text:p>0.000145</text:p>
                <draw:g>
                  <svg:desc>comparison.B3:comparison.B261</svg:desc>
                </draw:g>
              </table:table-cell>
              <table:table-cell office:value-type="float" office:value="NaN">
                <text:p>NaN</text:p>
                <draw:g>
                  <svg:desc>comparison.D3:comparison.D261</svg:desc>
                </draw:g>
              </table:table-cell>
              <table:table-cell office:value-type="float" office:value="NaN">
                <text:p>NaN</text:p>
                <draw:g>
                  <svg:desc>comparison.E3:comparison.E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965">
                <text:p>0.00965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9779">
                <text:p>0.009779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12705">
                <text:p>0.012705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26935">
                <text:p>0.026935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7622">
                <text:p>0.017622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9785">
                <text:p>0.019785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35882">
                <text:p>0.035882</text:p>
              </table:table-cell>
              <table:table-cell office:value-type="float" office:value="0.00014">
                <text:p>0.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1053">
                <text:p>0.011053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11184">
                <text:p>0.01118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0118">
                <text:p>0.010118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4403">
                <text:p>0.01440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19036">
                <text:p>0.019036</text:p>
              </table:table-cell>
              <table:table-cell office:value-type="float" office:value="0.000145">
                <text:p>0.00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7012">
                <text:p>0.017012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12497">
                <text:p>0.012497</text:p>
              </table:table-cell>
              <table:table-cell office:value-type="float" office:value="0.000147">
                <text:p>0.00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0289">
                <text:p>0.01028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2316">
                <text:p>0.01231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0.01239">
                <text:p>0.01239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17">
                <text:p>0.0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17984">
                <text:p>0.017984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  <table:table-cell office:value-type="float" office:value="0.036592">
                <text:p>0.036592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  <table:table-cell office:value-type="float" office:value="0.059436">
                <text:p>0.059436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5">
                <text:p>395</text:p>
              </table:table-cell>
              <table:table-cell office:value-type="float" office:value="0.039031">
                <text:p>0.03903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  <table:table-cell office:value-type="float" office:value="0.02641">
                <text:p>0.02641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0.017921">
                <text:p>0.017921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23202">
                <text:p>0.02320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1712">
                <text:p>0.011712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09874">
                <text:p>0.009874</text:p>
              </table:table-cell>
              <table:table-cell office:value-type="float" office:value="0.000149">
                <text:p>0.00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4754">
                <text:p>0.014754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5151">
                <text:p>0.025151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">
                <text:p>398</text:p>
              </table:table-cell>
              <table:table-cell office:value-type="float" office:value="0.018015">
                <text:p>0.018015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0695">
                <text:p>0.010695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0626">
                <text:p>0.020626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135">
                <text:p>0.01135</text:p>
              </table:table-cell>
              <table:table-cell office:value-type="float" office:value="0.000118">
                <text:p>0.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74634">
                <text:p>0.074634</text:p>
              </table:table-cell>
              <table:table-cell office:value-type="float" office:value="0.000107">
                <text:p>0.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5329">
                <text:p>0.01532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544">
                <text:p>0.01544</text:p>
              </table:table-cell>
              <table:table-cell office:value-type="float" office:value="0.000115">
                <text:p>0.00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14715">
                <text:p>0.014715</text:p>
              </table:table-cell>
              <table:table-cell office:value-type="float" office:value="0.000159">
                <text:p>0.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11168">
                <text:p>0.011168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5506">
                <text:p>0.01550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15078">
                <text:p>0.015078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  <table:table-cell office:value-type="float" office:value="0.009933">
                <text:p>0.009933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16996">
                <text:p>0.016996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2364">
                <text:p>0.02364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10063">
                <text:p>0.010063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  <table:table-cell office:value-type="float" office:value="0.010096">
                <text:p>0.010096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11869">
                <text:p>0.01186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24586">
                <text:p>0.024586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27454">
                <text:p>0.02745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23145">
                <text:p>0.023145</text:p>
              </table:table-cell>
              <table:table-cell office:value-type="float" office:value="0.000109">
                <text:p>0.0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2197">
                <text:p>0.012197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2148">
                <text:p>0.012148</text:p>
              </table:table-cell>
              <table:table-cell office:value-type="float" office:value="0.000142">
                <text:p>0.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20407">
                <text:p>0.02040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15153">
                <text:p>0.015153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2827">
                <text:p>0.012827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12452">
                <text:p>0.01245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27971">
                <text:p>0.027971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">
                <text:p>398</text:p>
              </table:table-cell>
              <table:table-cell office:value-type="float" office:value="0.011806">
                <text:p>0.011806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">
                <text:p>398</text:p>
              </table:table-cell>
              <table:table-cell office:value-type="float" office:value="0.014305">
                <text:p>0.014305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8">
                <text:p>398</text:p>
              </table:table-cell>
              <table:table-cell office:value-type="float" office:value="0.01365">
                <text:p>0.01365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">
                <text:p>398</text:p>
              </table:table-cell>
              <table:table-cell office:value-type="float" office:value="0.020894">
                <text:p>0.020894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19573">
                <text:p>0.01957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51706">
                <text:p>0.051706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  <table:table-cell office:value-type="float" office:value="0.045705">
                <text:p>0.045705</text:p>
              </table:table-cell>
              <table:table-cell office:value-type="float" office:value="0.00015">
                <text:p>0.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">
                <text:p>400</text:p>
              </table:table-cell>
              <table:table-cell office:value-type="float" office:value="0.025298">
                <text:p>0.025298</text:p>
              </table:table-cell>
              <table:table-cell office:value-type="float" office:value="0.000141">
                <text:p>0.00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11925">
                <text:p>0.011925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20586">
                <text:p>0.02058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10091">
                <text:p>0.010091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7879">
                <text:p>0.017879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99">
                <text:p>0.0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11137">
                <text:p>0.011137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10435">
                <text:p>0.010435</text:p>
              </table:table-cell>
              <table:table-cell office:value-type="float" office:value="0.000151">
                <text:p>0.00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16972">
                <text:p>0.016972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13938">
                <text:p>0.013938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17893">
                <text:p>0.017893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17598">
                <text:p>0.017598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11604">
                <text:p>0.011604</text:p>
              </table:table-cell>
              <table:table-cell office:value-type="float" office:value="0.00011">
                <text:p>0.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16472">
                <text:p>0.016472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47229">
                <text:p>0.04722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09942">
                <text:p>0.009942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082">
                <text:p>0.01082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25643">
                <text:p>0.025643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24298">
                <text:p>0.024298</text:p>
              </table:table-cell>
              <table:table-cell office:value-type="float" office:value="0.000106">
                <text:p>0.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26069">
                <text:p>0.026069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43916">
                <text:p>0.04391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18891">
                <text:p>0.01889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2927">
                <text:p>0.02927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27489">
                <text:p>0.027489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3075">
                <text:p>0.013075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9312">
                <text:p>0.019312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21929">
                <text:p>0.021929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14005">
                <text:p>0.014005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45">
                <text:p>0.01594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svg:stroke-color="#7e0021"/>
    </style:style>
    <style:style style:name="ch8" style:family="chart">
      <style:graphic-properties svg:stroke-color="#7e0021"/>
    </style:style>
    <style:style style:name="ch9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782cm" style:legend-expansion="high" chart:style-name="ch2"/>
        <chart:plot-area chart:style-name="ch3" table:cell-range-address="test275.G2:test275.G160 test275.C1:test275.D160" chart:data-source-has-labels="row" svg:x="0.32cm" svg:y="0.18cm" svg:width="11.741cm" svg:height="8.64cm">
          <chartooo:coordinate-region svg:x="1.232cm" svg:y="0.353cm" svg:width="10.549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75.C2:test275.C160" chart:label-cell-address="test275.C1:test275.C1" chart:class="chart:scatter">
            <chart:domain table:cell-range-address="test275.G2:test275.G160"/>
            <chart:mean-value chart:style-name="ch7"/>
            <chart:regression-curve chart:style-name="ch8"/>
            <chart:data-point chart:repeated="159"/>
          </chart:series>
          <chart:series chart:style-name="ch9" chart:values-cell-range-address="test275.D2:test275.D160" chart:label-cell-address="test275.D1:test275.D1" chart:class="chart:scatter">
            <chart:data-point chart:repeated="1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75.C1:test275.C1</svg:desc>
                </draw:g>
              </table:table-cell>
              <table:table-cell office:value-type="string">
                <text:p>xfertime</text:p>
                <draw:g>
                  <svg:desc>test275.D1:test27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">
                <text:p>243</text:p>
                <draw:g>
                  <svg:desc>test275.G2:test275.G160</svg:desc>
                </draw:g>
              </table:table-cell>
              <table:table-cell office:value-type="float" office:value="0.015945">
                <text:p>0.015945</text:p>
                <draw:g>
                  <svg:desc>test275.C2:test275.C160</svg:desc>
                </draw:g>
              </table:table-cell>
              <table:table-cell office:value-type="float" office:value="0.00013">
                <text:p>0.00013</text:p>
                <draw:g>
                  <svg:desc>test275.D2:test275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">
                <text:p>398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">
                <text:p>398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">
                <text:p>398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">
                <text:p>398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7">
                <text:p>397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">
                <text:p>393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8">
                <text:p>398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8">
                <text:p>398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">
                <text:p>398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7">
                <text:p>387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6">
                <text:p>406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8">
                <text:p>398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8">
                <text:p>398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">
                <text:p>399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8">
                <text:p>398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">
                <text:p>398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8">
                <text:p>398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">
                <text:p>400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">
                <text:p>398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">
                <text:p>400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">
                <text:p>399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">
                <text:p>397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8">
                <text:p>398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7">
                <text:p>397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8">
                <text:p>398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0">
                <text:p>400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8">
                <text:p>398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75.F1:test275.F160" chart:data-source-has-labels="row" svg:x="0.32cm" svg:y="0.18cm" svg:width="13.758cm" svg:height="8.64cm">
          <chartooo:coordinate-region svg:x="1.312cm" svg:y="0.302cm" svg:width="12.766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5.F2:test275.F160" chart:label-cell-address="test275.F1:test275.F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75.F1:test27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56">
                <text:p>2956</text:p>
                <draw:g>
                  <svg:desc>test275.F2:test275.F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75.G1:test275.G160" chart:data-source-has-labels="row" svg:x="0.32cm" svg:y="0.18cm" svg:width="12.726cm" svg:height="8.64cm">
          <chartooo:coordinate-region svg:x="1.127cm" svg:y="0.301cm" svg:width="11.91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5.G2:test275.G160" chart:label-cell-address="test275.G1:test275.G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75.G1:test27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">
                <text:p>243</text:p>
                <draw:g>
                  <svg:desc>test275.G2:test275.G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5.C1:test275.D160" chart:data-source-has-labels="row" svg:x="0.32cm" svg:y="0.18cm" svg:width="13.361cm" svg:height="8.64cm">
          <chartooo:coordinate-region svg:x="1.232cm" svg:y="0.301cm" svg:width="12.44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5.C2:test275.C160" chart:label-cell-address="test275.C1:test275.C1" chart:class="chart:bar">
            <chart:data-point chart:repeated="159"/>
          </chart:series>
          <chart:series chart:style-name="ch8" chart:values-cell-range-address="test275.D2:test275.D160" chart:label-cell-address="test275.D1:test275.D1" chart:class="chart:bar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5.C1:test275.C1</svg:desc>
                </draw:g>
              </table:table-cell>
              <table:table-cell office:value-type="string">
                <text:p>xfertime</text:p>
                <draw:g>
                  <svg:desc>test275.D1:test27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45">
                <text:p>0.015945</text:p>
                <draw:g>
                  <svg:desc>test275.C2:test275.C160</svg:desc>
                </draw:g>
              </table:table-cell>
              <table:table-cell office:value-type="float" office:value="0.00013">
                <text:p>0.00013</text:p>
                <draw:g>
                  <svg:desc>test275.D2:test275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68.F1:test268.F102" chart:data-source-has-labels="row" svg:x="0.32cm" svg:y="0.18cm" svg:width="13.758cm" svg:height="8.64cm">
          <chartooo:coordinate-region svg:x="1.312cm" svg:y="0.302cm" svg:width="12.708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8.F2:test268.F102" chart:label-cell-address="test268.F1:test268.F1" chart:class="chart:bar">
            <chart:data-point chart:repeated="39"/>
            <chart:data-point chart:style-name="ch8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68.F1:test26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8">
                <text:p>2988</text:p>
                <draw:g>
                  <svg:desc>test268.F2:test268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8.C1:test268.D102" chart:data-source-has-labels="row" svg:x="0.32cm" svg:y="0.18cm" svg:width="13.361cm" svg:height="8.64cm">
          <chartooo:coordinate-region svg:x="1.232cm" svg:y="0.301cm" svg:width="12.38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8.C2:test268.C102" chart:label-cell-address="test268.C1:test268.C1" chart:class="chart:bar">
            <chart:data-point chart:repeated="101"/>
          </chart:series>
          <chart:series chart:style-name="ch8" chart:values-cell-range-address="test268.D2:test268.D102" chart:label-cell-address="test268.D1:test268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8.C1:test268.C1</svg:desc>
                </draw:g>
              </table:table-cell>
              <table:table-cell office:value-type="string">
                <text:p>xfertime</text:p>
                <draw:g>
                  <svg:desc>test268.D1:test26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735">
                <text:p>0.035735</text:p>
                <draw:g>
                  <svg:desc>test268.C2:test268.C102</svg:desc>
                </draw:g>
              </table:table-cell>
              <table:table-cell office:value-type="float" office:value="0.000145">
                <text:p>0.000145</text:p>
                <draw:g>
                  <svg:desc>test268.D2:test268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65">
                <text:p>0.0096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79">
                <text:p>0.00977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705">
                <text:p>0.012705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935">
                <text:p>0.02693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622">
                <text:p>0.017622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785">
                <text:p>0.01978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882">
                <text:p>0.03588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053">
                <text:p>0.01105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184">
                <text:p>0.01118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118">
                <text:p>0.010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403">
                <text:p>0.01440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036">
                <text:p>0.01903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012">
                <text:p>0.01701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497">
                <text:p>0.01249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289">
                <text:p>0.01028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316">
                <text:p>0.01231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39">
                <text:p>0.0123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984">
                <text:p>0.01798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592">
                <text:p>0.03659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436">
                <text:p>0.05943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031">
                <text:p>0.03903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41">
                <text:p>0.0264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921">
                <text:p>0.01792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202">
                <text:p>0.02320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712">
                <text:p>0.011712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874">
                <text:p>0.00987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754">
                <text:p>0.01475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151">
                <text:p>0.02515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015">
                <text:p>0.01801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695">
                <text:p>0.01069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0626">
                <text:p>0.0206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35">
                <text:p>0.0113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4634">
                <text:p>0.074634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329">
                <text:p>0.01532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44">
                <text:p>0.0154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4715">
                <text:p>0.01471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168">
                <text:p>0.01116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506">
                <text:p>0.01550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078">
                <text:p>0.01507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933">
                <text:p>0.00993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996">
                <text:p>0.01699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64">
                <text:p>0.0236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063">
                <text:p>0.01006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096">
                <text:p>0.01009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869">
                <text:p>0.01186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586">
                <text:p>0.02458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454">
                <text:p>0.02745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3145">
                <text:p>0.02314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197">
                <text:p>0.0121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148">
                <text:p>0.01214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0407">
                <text:p>0.02040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153">
                <text:p>0.01515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827">
                <text:p>0.01282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452">
                <text:p>0.01245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971">
                <text:p>0.02797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806">
                <text:p>0.01180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305">
                <text:p>0.01430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65">
                <text:p>0.0136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894">
                <text:p>0.02089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573">
                <text:p>0.01957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706">
                <text:p>0.05170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705">
                <text:p>0.04570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298">
                <text:p>0.02529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925">
                <text:p>0.01192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586">
                <text:p>0.02058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091">
                <text:p>0.01009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7879">
                <text:p>0.01787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137">
                <text:p>0.01113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435">
                <text:p>0.01043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972">
                <text:p>0.01697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938">
                <text:p>0.01393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893">
                <text:p>0.01789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98">
                <text:p>0.01759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604">
                <text:p>0.01160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472">
                <text:p>0.01647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7229">
                <text:p>0.04722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942">
                <text:p>0.00994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2">
                <text:p>0.0108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5643">
                <text:p>0.025643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4298">
                <text:p>0.024298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069">
                <text:p>0.02606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3916">
                <text:p>0.04391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891">
                <text:p>0.01889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27">
                <text:p>0.0292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489">
                <text:p>0.02748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075">
                <text:p>0.01307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9312">
                <text:p>0.01931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929">
                <text:p>0.02192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005">
                <text:p>0.01400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68.G1:test268.G102" chart:data-source-has-labels="row" svg:x="0.32cm" svg:y="0.18cm" svg:width="12.726cm" svg:height="8.64cm">
          <chartooo:coordinate-region svg:x="1.127cm" svg:y="0.301cm" svg:width="11.857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8.G2:test268.G102" chart:label-cell-address="test268.G1:test268.G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68.G1:test26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">
                <text:p>208</text:p>
                <draw:g>
                  <svg:desc>test268.G2:test268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 3 4" chart:style-name="ch1">
        <chart:title svg:x="7.851cm" svg:y="0.315cm" chart:style-name="ch2">
          <text:p>t</text:p>
        </chart:title>
        <chart:legend chart:legend-position="end" svg:x="11.911cm" svg:y="3.56cm" style:legend-expansion="high" chart:style-name="ch3"/>
        <chart:plot-area chart:style-name="ch4" table:cell-range-address="comparison.A1:comparison.E261" chart:data-source-has-labels="row" svg:x="1.279cm" svg:y="1.248cm" svg:width="10.312cm" svg:height="6.643cm">
          <chartooo:coordinate-region svg:x="2.191cm" svg:y="1.421cm" svg:width="9.12cm" svg:height="5.876cm"/>
          <chart:axis chart:dimension="x" chart:name="primary-x" chart:style-name="ch5">
            <chart:title svg:x="6.298cm" svg:y="8.071cm" chart:style-name="ch6">
              <text:p>x</text:p>
            </chart:title>
          </chart:axis>
          <chart:axis chart:dimension="y" chart:name="primary-y" chart:style-name="ch5">
            <chart:title svg:x="0.451cm" svg:y="4.706cm" chart:style-name="ch7">
              <text:p>y</text:p>
            </chart:title>
            <chart:grid chart:style-name="ch8" chart:class="major"/>
          </chart:axis>
          <chart:series chart:style-name="ch9" chart:values-cell-range-address="comparison.A3:comparison.A261" chart:label-cell-address="comparison.A1:comparison.A2" chart:class="chart:scatter">
            <chart:domain table:cell-range-address="comparison.C3:comparison.C261"/>
            <chart:data-point chart:repeated="259"/>
          </chart:series>
          <chart:series chart:style-name="ch10" chart:values-cell-range-address="comparison.B3:comparison.B261" chart:label-cell-address="comparison.B1:comparison.B2" chart:class="chart:scatter">
            <chart:data-point chart:repeated="259"/>
          </chart:series>
          <chart:series chart:style-name="ch11" chart:values-cell-range-address="comparison.D3:comparison.D261" chart:label-cell-address="comparison.D1:comparison.D2" chart:class="chart:scatter">
            <chart:data-point chart:repeated="259"/>
          </chart:series>
          <chart:series chart:style-name="ch12" chart:values-cell-range-address="comparison.E3:comparison.E261" chart:label-cell-address="comparison.E1:comparison.E2" chart:class="chart:scatter">
            <chart:data-point chart:repeated="2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ithout cache latency</text:p>
                <text:list>
                  <text:list-item>
                    <text:p>without cache</text:p>
                  </text:list-item>
                  <text:list-item>
                    <text:p>latency</text:p>
                  </text:list-item>
                </text:list>
                <draw:g>
                  <svg:desc>comparison.A1:comparison.A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B1:comparison.B2</svg:desc>
                </draw:g>
              </table:table-cell>
              <table:table-cell office:value-type="string">
                <text:p>with cache latency</text:p>
                <text:list>
                  <text:list-item>
                    <text:p>with cache</text:p>
                  </text:list-item>
                  <text:list-item>
                    <text:p>latency</text:p>
                  </text:list-item>
                </text:list>
                <draw:g>
                  <svg:desc>comparison.D1:comparison.D2</svg:desc>
                </draw:g>
              </table:table-cell>
              <table:table-cell office:value-type="string">
                <text:p>xfertime</text:p>
                <text:list>
                  <text:list-item>
                    <text:p/>
                  </text:list-item>
                  <text:list-item>
                    <text:p>xfertime</text:p>
                  </text:list-item>
                </text:list>
                <draw:g>
                  <svg:desc>comparison.E1:comparison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">
                <text:p>208</text:p>
                <draw:g>
                  <svg:desc>comparison.C3:comparison.C261</svg:desc>
                </draw:g>
              </table:table-cell>
              <table:table-cell office:value-type="float" office:value="0.035735">
                <text:p>0.035735</text:p>
                <draw:g>
                  <svg:desc>comparison.A3:comparison.A261</svg:desc>
                </draw:g>
              </table:table-cell>
              <table:table-cell office:value-type="float" office:value="0.000145">
                <text:p>0.000145</text:p>
                <draw:g>
                  <svg:desc>comparison.B3:comparison.B261</svg:desc>
                </draw:g>
              </table:table-cell>
              <table:table-cell office:value-type="float" office:value="NaN">
                <text:p>NaN</text:p>
                <draw:g>
                  <svg:desc>comparison.D3:comparison.D261</svg:desc>
                </draw:g>
              </table:table-cell>
              <table:table-cell office:value-type="float" office:value="NaN">
                <text:p>NaN</text:p>
                <draw:g>
                  <svg:desc>comparison.E3:comparison.E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965">
                <text:p>0.00965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9779">
                <text:p>0.009779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12705">
                <text:p>0.012705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26935">
                <text:p>0.026935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7622">
                <text:p>0.017622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9785">
                <text:p>0.019785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35882">
                <text:p>0.035882</text:p>
              </table:table-cell>
              <table:table-cell office:value-type="float" office:value="0.00014">
                <text:p>0.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1053">
                <text:p>0.011053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11184">
                <text:p>0.01118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0118">
                <text:p>0.010118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4403">
                <text:p>0.01440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19036">
                <text:p>0.019036</text:p>
              </table:table-cell>
              <table:table-cell office:value-type="float" office:value="0.000145">
                <text:p>0.00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7012">
                <text:p>0.017012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12497">
                <text:p>0.012497</text:p>
              </table:table-cell>
              <table:table-cell office:value-type="float" office:value="0.000147">
                <text:p>0.00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0289">
                <text:p>0.01028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2316">
                <text:p>0.01231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0.01239">
                <text:p>0.01239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17">
                <text:p>0.0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17984">
                <text:p>0.017984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  <table:table-cell office:value-type="float" office:value="0.036592">
                <text:p>0.036592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  <table:table-cell office:value-type="float" office:value="0.059436">
                <text:p>0.059436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5">
                <text:p>395</text:p>
              </table:table-cell>
              <table:table-cell office:value-type="float" office:value="0.039031">
                <text:p>0.03903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  <table:table-cell office:value-type="float" office:value="0.02641">
                <text:p>0.02641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0.017921">
                <text:p>0.017921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23202">
                <text:p>0.02320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1712">
                <text:p>0.011712</text:p>
              </table:table-cell>
              <table:table-cell office:value-type="float" office:value="0.000157">
                <text:p>0.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09874">
                <text:p>0.009874</text:p>
              </table:table-cell>
              <table:table-cell office:value-type="float" office:value="0.000149">
                <text:p>0.00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4754">
                <text:p>0.014754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5151">
                <text:p>0.025151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">
                <text:p>398</text:p>
              </table:table-cell>
              <table:table-cell office:value-type="float" office:value="0.018015">
                <text:p>0.018015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0695">
                <text:p>0.010695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0626">
                <text:p>0.020626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135">
                <text:p>0.01135</text:p>
              </table:table-cell>
              <table:table-cell office:value-type="float" office:value="0.000118">
                <text:p>0.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74634">
                <text:p>0.074634</text:p>
              </table:table-cell>
              <table:table-cell office:value-type="float" office:value="0.000107">
                <text:p>0.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5329">
                <text:p>0.01532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544">
                <text:p>0.01544</text:p>
              </table:table-cell>
              <table:table-cell office:value-type="float" office:value="0.000115">
                <text:p>0.00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14715">
                <text:p>0.014715</text:p>
              </table:table-cell>
              <table:table-cell office:value-type="float" office:value="0.000159">
                <text:p>0.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11168">
                <text:p>0.011168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5506">
                <text:p>0.01550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15078">
                <text:p>0.015078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  <table:table-cell office:value-type="float" office:value="0.009933">
                <text:p>0.009933</text:p>
              </table:table-cell>
              <table:table-cell office:value-type="float" office:value="0.000121">
                <text:p>0.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16996">
                <text:p>0.016996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2364">
                <text:p>0.02364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10063">
                <text:p>0.010063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131">
                <text:p>0.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  <table:table-cell office:value-type="float" office:value="0.010096">
                <text:p>0.010096</text:p>
              </table:table-cell>
              <table:table-cell office:value-type="float" office:value="0.000119">
                <text:p>0.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11869">
                <text:p>0.011869</text:p>
              </table:table-cell>
              <table:table-cell office:value-type="float" office:value="0.000113">
                <text:p>0.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24586">
                <text:p>0.024586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27454">
                <text:p>0.027454</text:p>
              </table:table-cell>
              <table:table-cell office:value-type="float" office:value="0.000126">
                <text:p>0.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23145">
                <text:p>0.023145</text:p>
              </table:table-cell>
              <table:table-cell office:value-type="float" office:value="0.000109">
                <text:p>0.0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2197">
                <text:p>0.012197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2148">
                <text:p>0.012148</text:p>
              </table:table-cell>
              <table:table-cell office:value-type="float" office:value="0.000142">
                <text:p>0.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20407">
                <text:p>0.020407</text:p>
              </table:table-cell>
              <table:table-cell office:value-type="float" office:value="0.000123">
                <text:p>0.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15153">
                <text:p>0.015153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2827">
                <text:p>0.012827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12452">
                <text:p>0.012452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27971">
                <text:p>0.027971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">
                <text:p>398</text:p>
              </table:table-cell>
              <table:table-cell office:value-type="float" office:value="0.011806">
                <text:p>0.011806</text:p>
              </table:table-cell>
              <table:table-cell office:value-type="float" office:value="0.000144">
                <text:p>0.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">
                <text:p>398</text:p>
              </table:table-cell>
              <table:table-cell office:value-type="float" office:value="0.014305">
                <text:p>0.014305</text:p>
              </table:table-cell>
              <table:table-cell office:value-type="float" office:value="0.000127">
                <text:p>0.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8">
                <text:p>398</text:p>
              </table:table-cell>
              <table:table-cell office:value-type="float" office:value="0.01365">
                <text:p>0.01365</text:p>
              </table:table-cell>
              <table:table-cell office:value-type="float" office:value="0.000139">
                <text:p>0.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">
                <text:p>398</text:p>
              </table:table-cell>
              <table:table-cell office:value-type="float" office:value="0.020894">
                <text:p>0.020894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19573">
                <text:p>0.019573</text:p>
              </table:table-cell>
              <table:table-cell office:value-type="float" office:value="0.000134">
                <text:p>0.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51706">
                <text:p>0.051706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  <table:table-cell office:value-type="float" office:value="0.045705">
                <text:p>0.045705</text:p>
              </table:table-cell>
              <table:table-cell office:value-type="float" office:value="0.00015">
                <text:p>0.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">
                <text:p>400</text:p>
              </table:table-cell>
              <table:table-cell office:value-type="float" office:value="0.025298">
                <text:p>0.025298</text:p>
              </table:table-cell>
              <table:table-cell office:value-type="float" office:value="0.000141">
                <text:p>0.00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11925">
                <text:p>0.011925</text:p>
              </table:table-cell>
              <table:table-cell office:value-type="float" office:value="0.000153">
                <text:p>0.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20586">
                <text:p>0.020586</text:p>
              </table:table-cell>
              <table:table-cell office:value-type="float" office:value="0.000138">
                <text:p>0.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10091">
                <text:p>0.010091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7879">
                <text:p>0.017879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99">
                <text:p>0.0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11137">
                <text:p>0.011137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10435">
                <text:p>0.010435</text:p>
              </table:table-cell>
              <table:table-cell office:value-type="float" office:value="0.000151">
                <text:p>0.00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16972">
                <text:p>0.016972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13938">
                <text:p>0.013938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17893">
                <text:p>0.017893</text:p>
              </table:table-cell>
              <table:table-cell office:value-type="float" office:value="0.000143">
                <text:p>0.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17598">
                <text:p>0.017598</text:p>
              </table:table-cell>
              <table:table-cell office:value-type="float" office:value="0.000129">
                <text:p>0.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11604">
                <text:p>0.011604</text:p>
              </table:table-cell>
              <table:table-cell office:value-type="float" office:value="0.00011">
                <text:p>0.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16472">
                <text:p>0.016472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47229">
                <text:p>0.047229</text:p>
              </table:table-cell>
              <table:table-cell office:value-type="float" office:value="0.000128">
                <text:p>0.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09942">
                <text:p>0.009942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082">
                <text:p>0.01082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25643">
                <text:p>0.025643</text:p>
              </table:table-cell>
              <table:table-cell office:value-type="float" office:value="0.000137">
                <text:p>0.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24298">
                <text:p>0.024298</text:p>
              </table:table-cell>
              <table:table-cell office:value-type="float" office:value="0.000106">
                <text:p>0.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26069">
                <text:p>0.026069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124">
                <text:p>0.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43916">
                <text:p>0.043916</text:p>
              </table:table-cell>
              <table:table-cell office:value-type="float" office:value="0.000132">
                <text:p>0.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18891">
                <text:p>0.018891</text:p>
              </table:table-cell>
              <table:table-cell office:value-type="float" office:value="0.000133">
                <text:p>0.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2927">
                <text:p>0.02927</text:p>
              </table:table-cell>
              <table:table-cell office:value-type="float" office:value="0.000122">
                <text:p>0.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27489">
                <text:p>0.027489</text:p>
              </table:table-cell>
              <table:table-cell office:value-type="float" office:value="0.000136">
                <text:p>0.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3075">
                <text:p>0.013075</text:p>
              </table:table-cell>
              <table:table-cell office:value-type="float" office:value="0.000146">
                <text:p>0.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9312">
                <text:p>0.019312</text:p>
              </table:table-cell>
              <table:table-cell office:value-type="float" office:value="0.000116">
                <text:p>0.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21929">
                <text:p>0.021929</text:p>
              </table:table-cell>
              <table:table-cell office:value-type="float" office:value="0.000111">
                <text:p>0.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14005">
                <text:p>0.014005</text:p>
              </table:table-cell>
              <table:table-cell office:value-type="float" office:value="0.000112">
                <text:p>0.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45">
                <text:p>0.01594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